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5313in"/>
    </style:style>
    <style:style style:name="Table1.B" style:family="table-column">
      <style:table-column-properties style:column-width="5.395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5208in"/>
    </style:style>
    <style:style style:name="Table2.B" style:family="table-column">
      <style:table-column-properties style:column-width="5.406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ab-stops>
          <style:tab-stop style:position="0.4874in"/>
        </style:tab-stops>
      </style:paragraph-properties>
      <style:text-properties fo:font-size="12pt" style:font-size-asian="12pt" style:font-size-complex="12pt"/>
    </style:style>
    <style:style style:name="P3" style:family="paragraph" style:parent-style-name="Standard">
      <style:paragraph-properties>
        <style:tab-stops>
          <style:tab-stop style:position="0.4874in"/>
        </style:tab-stops>
      </style:paragraph-properties>
      <style:text-properties fo:font-size="12pt" officeooo:paragraph-rsid="0040cb9a" style:font-size-asian="12pt" style:font-size-complex="12pt"/>
    </style:style>
    <style:style style:name="P4" style:family="paragraph" style:parent-style-name="Standard">
      <style:text-properties fo:font-size="12pt" officeooo:rsid="001f942f" officeooo:paragraph-rsid="001f942f" style:font-size-asian="12pt" style:font-size-complex="12pt"/>
    </style:style>
    <style:style style:name="P5" style:family="paragraph" style:parent-style-name="Standard">
      <style:text-properties fo:font-size="12pt" officeooo:rsid="001f942f" officeooo:paragraph-rsid="0021df9a" style:font-size-asian="12pt" style:font-size-complex="12pt"/>
    </style:style>
    <style:style style:name="P6" style:family="paragraph" style:parent-style-name="Standard">
      <style:text-properties fo:font-size="12pt" officeooo:rsid="001f7d27" officeooo:paragraph-rsid="001f7d27" style:font-size-asian="12pt" style:font-size-complex="12pt"/>
    </style:style>
    <style:style style:name="P7" style:family="paragraph" style:parent-style-name="Standard">
      <style:text-properties fo:font-size="12pt" officeooo:rsid="0020d6e6" officeooo:paragraph-rsid="0020d6e6" style:font-size-asian="12pt" style:font-size-complex="12pt"/>
    </style:style>
    <style:style style:name="P8" style:family="paragraph" style:parent-style-name="Standard">
      <style:text-properties fo:font-size="12pt" officeooo:rsid="0021a45b" officeooo:paragraph-rsid="0021a45b" style:font-size-asian="12pt" style:font-size-complex="12pt"/>
    </style:style>
    <style:style style:name="P9" style:family="paragraph" style:parent-style-name="Standard">
      <style:text-properties fo:font-size="12pt" officeooo:paragraph-rsid="0023fa74" style:font-size-asian="12pt" style:font-size-complex="12pt"/>
    </style:style>
    <style:style style:name="P10" style:family="paragraph" style:parent-style-name="Standard">
      <style:text-properties fo:font-size="12pt" officeooo:paragraph-rsid="00280ee3" style:font-size-asian="12pt" style:font-size-complex="12pt"/>
    </style:style>
    <style:style style:name="P11" style:family="paragraph" style:parent-style-name="Standard">
      <style:text-properties fo:font-size="12pt" officeooo:paragraph-rsid="0029311b" style:font-size-asian="12pt" style:font-size-complex="12pt"/>
    </style:style>
    <style:style style:name="P12" style:family="paragraph" style:parent-style-name="Standard">
      <style:text-properties fo:font-size="12pt" officeooo:rsid="0032dd81" officeooo:paragraph-rsid="0032dd81" style:font-size-asian="12pt" style:font-size-complex="12pt"/>
    </style:style>
    <style:style style:name="P13" style:family="paragraph" style:parent-style-name="Standard">
      <style:text-properties fo:font-size="12pt" officeooo:rsid="0032dd81" officeooo:paragraph-rsid="00335a1d" style:font-size-asian="12pt" style:font-size-complex="12pt"/>
    </style:style>
    <style:style style:name="P14" style:family="paragraph" style:parent-style-name="Standard">
      <style:text-properties fo:font-size="12pt" officeooo:rsid="0032dd81" officeooo:paragraph-rsid="0038c29b" style:font-size-asian="12pt" style:font-size-complex="12pt"/>
    </style:style>
    <style:style style:name="P15" style:family="paragraph" style:parent-style-name="Standard">
      <style:text-properties fo:font-size="12pt" officeooo:rsid="0032dd81" officeooo:paragraph-rsid="00fd0af6" style:font-size-asian="12pt" style:font-size-complex="12pt"/>
    </style:style>
    <style:style style:name="P16" style:family="paragraph" style:parent-style-name="Standard">
      <style:text-properties fo:font-size="12pt" officeooo:rsid="0032dd81" officeooo:paragraph-rsid="010054eb" style:font-size-asian="12pt" style:font-size-complex="12pt"/>
    </style:style>
    <style:style style:name="P17" style:family="paragraph" style:parent-style-name="Standard">
      <style:text-properties fo:font-size="12pt" officeooo:paragraph-rsid="0043ef61" style:font-size-asian="12pt" style:font-size-complex="12pt"/>
    </style:style>
    <style:style style:name="P18" style:family="paragraph" style:parent-style-name="Standard">
      <style:text-properties fo:font-size="12pt" officeooo:rsid="0040a0b0" officeooo:paragraph-rsid="0040a0b0" style:font-size-asian="12pt" style:font-size-complex="12pt"/>
    </style:style>
    <style:style style:name="P19" style:family="paragraph" style:parent-style-name="Standard">
      <style:text-properties fo:font-size="12pt" officeooo:rsid="0040a0b0" officeooo:paragraph-rsid="0040cb9a" style:font-size-asian="12pt" style:font-size-complex="12pt"/>
    </style:style>
    <style:style style:name="P20" style:family="paragraph" style:parent-style-name="Standard">
      <style:text-properties fo:font-size="12pt" officeooo:rsid="0040a0b0" officeooo:paragraph-rsid="008a1399" style:font-size-asian="12pt" style:font-size-complex="12pt"/>
    </style:style>
    <style:style style:name="P21" style:family="paragraph" style:parent-style-name="Standard">
      <style:text-properties fo:font-size="12pt" officeooo:rsid="0040a0b0" officeooo:paragraph-rsid="00bd34ff" style:font-size-asian="12pt" style:font-size-complex="12pt"/>
    </style:style>
    <style:style style:name="P22" style:family="paragraph" style:parent-style-name="Standard">
      <style:text-properties fo:font-size="12pt" officeooo:rsid="0040a0b0" officeooo:paragraph-rsid="012d9e90" style:font-size-asian="12pt" style:font-size-complex="12pt"/>
    </style:style>
    <style:style style:name="P23" style:family="paragraph" style:parent-style-name="Standard">
      <style:text-properties fo:font-size="12pt" officeooo:paragraph-rsid="0040cb9a" style:font-size-asian="12pt" style:font-size-complex="12pt"/>
    </style:style>
    <style:style style:name="P24" style:family="paragraph" style:parent-style-name="Standard">
      <style:text-properties fo:font-size="12pt" officeooo:rsid="0049627e" officeooo:paragraph-rsid="0049627e" style:font-size-asian="12pt" style:font-size-complex="12pt"/>
    </style:style>
    <style:style style:name="P25" style:family="paragraph" style:parent-style-name="Standard">
      <style:text-properties fo:font-size="12pt" officeooo:paragraph-rsid="00568e6e" style:font-size-asian="12pt" style:font-size-complex="12pt"/>
    </style:style>
    <style:style style:name="P26" style:family="paragraph" style:parent-style-name="Standard">
      <style:text-properties fo:font-size="12pt" officeooo:paragraph-rsid="00575128" style:font-size-asian="12pt" style:font-size-complex="12pt"/>
    </style:style>
    <style:style style:name="P27" style:family="paragraph" style:parent-style-name="Standard">
      <style:text-properties fo:font-size="12pt" officeooo:paragraph-rsid="00581170" style:font-size-asian="12pt" style:font-size-complex="12pt"/>
    </style:style>
    <style:style style:name="P28" style:family="paragraph" style:parent-style-name="Standard">
      <style:text-properties fo:font-size="12pt" officeooo:paragraph-rsid="005ca8cb" style:font-size-asian="12pt" style:font-size-complex="12pt"/>
    </style:style>
    <style:style style:name="P29" style:family="paragraph" style:parent-style-name="Standard">
      <style:text-properties fo:font-size="12pt" officeooo:paragraph-rsid="005efcdc" style:font-size-asian="12pt" style:font-size-complex="12pt"/>
    </style:style>
    <style:style style:name="P30" style:family="paragraph" style:parent-style-name="Standard">
      <style:text-properties fo:font-size="12pt" officeooo:paragraph-rsid="00622db6" style:font-size-asian="12pt" style:font-size-complex="12pt"/>
    </style:style>
    <style:style style:name="P31" style:family="paragraph" style:parent-style-name="Standard">
      <style:text-properties fo:font-size="12pt" officeooo:rsid="0024883e" officeooo:paragraph-rsid="00280ee3" style:font-size-asian="12pt" style:font-size-complex="12pt"/>
    </style:style>
    <style:style style:name="P32" style:family="paragraph" style:parent-style-name="Standard">
      <style:text-properties fo:font-size="12pt" officeooo:paragraph-rsid="00841740" style:font-size-asian="12pt" style:font-size-complex="12pt"/>
    </style:style>
    <style:style style:name="P33" style:family="paragraph" style:parent-style-name="Standard">
      <style:text-properties fo:font-size="12pt" officeooo:paragraph-rsid="008f0017" style:font-size-asian="12pt" style:font-size-complex="12pt"/>
    </style:style>
    <style:style style:name="P34" style:family="paragraph" style:parent-style-name="Standard">
      <style:text-properties fo:font-size="12pt" officeooo:paragraph-rsid="00bf2aa6" style:font-size-asian="12pt" style:font-size-complex="12pt"/>
    </style:style>
    <style:style style:name="P35" style:family="paragraph" style:parent-style-name="Standard">
      <style:text-properties fo:font-size="12pt" officeooo:rsid="001b1589" officeooo:paragraph-rsid="001b1589" style:font-size-asian="12pt" style:font-size-complex="12pt"/>
    </style:style>
    <style:style style:name="P36" style:family="paragraph" style:parent-style-name="Standard">
      <style:text-properties fo:font-size="12pt" officeooo:paragraph-rsid="00bd34ff" style:font-size-asian="12pt" style:font-size-complex="12pt"/>
    </style:style>
    <style:style style:name="P37" style:family="paragraph" style:parent-style-name="Standard">
      <style:text-properties fo:font-size="12pt" officeooo:rsid="00cb4a28" officeooo:paragraph-rsid="00cb4a28" style:font-size-asian="12pt" style:font-size-complex="12pt"/>
    </style:style>
    <style:style style:name="P38" style:family="paragraph" style:parent-style-name="Standard">
      <style:text-properties fo:font-size="12pt" officeooo:rsid="00d279ed" officeooo:paragraph-rsid="00d279ed" style:font-size-asian="12pt" style:font-size-complex="12pt"/>
    </style:style>
    <style:style style:name="P39" style:family="paragraph" style:parent-style-name="Standard">
      <style:text-properties fo:font-size="12pt" officeooo:paragraph-rsid="00d40939" style:font-size-asian="12pt" style:font-size-complex="12pt"/>
    </style:style>
    <style:style style:name="P40" style:family="paragraph" style:parent-style-name="Standard">
      <style:text-properties fo:font-size="12pt" officeooo:rsid="00e010ad" officeooo:paragraph-rsid="00e010ad" style:font-size-asian="12pt" style:font-size-complex="12pt"/>
    </style:style>
    <style:style style:name="P41" style:family="paragraph" style:parent-style-name="Standard">
      <style:text-properties fo:font-size="12pt" officeooo:rsid="00bfe291" style:font-size-asian="12pt" style:font-size-complex="12pt"/>
    </style:style>
    <style:style style:name="P42" style:family="paragraph" style:parent-style-name="Standard">
      <style:text-properties fo:font-size="12pt" officeooo:rsid="00bfe291" officeooo:paragraph-rsid="00bfe291" style:font-size-asian="12pt" style:font-size-complex="12pt"/>
    </style:style>
    <style:style style:name="P43" style:family="paragraph" style:parent-style-name="Standard">
      <style:text-properties fo:font-size="12pt" officeooo:rsid="00bfe291" officeooo:paragraph-rsid="00bd34ff" style:font-size-asian="12pt" style:font-size-complex="12pt"/>
    </style:style>
    <style:style style:name="P44" style:family="paragraph" style:parent-style-name="Standard">
      <style:text-properties fo:font-size="12pt" officeooo:rsid="00de290e" style:font-size-asian="12pt" style:font-size-complex="12pt"/>
    </style:style>
    <style:style style:name="P45" style:family="paragraph" style:parent-style-name="Standard">
      <style:text-properties fo:font-size="12pt" officeooo:rsid="00f6381c" officeooo:paragraph-rsid="00f6381c" style:font-size-asian="12pt" style:font-size-complex="12pt"/>
    </style:style>
    <style:style style:name="P46" style:family="paragraph" style:parent-style-name="Standard">
      <style:text-properties fo:font-size="12pt" officeooo:rsid="00fcdad4" officeooo:paragraph-rsid="00fcdad4" style:font-size-asian="12pt" style:font-size-complex="12pt"/>
    </style:style>
    <style:style style:name="P47" style:family="paragraph" style:parent-style-name="Standard">
      <style:text-properties fo:font-size="12pt" officeooo:rsid="00fd0af6" officeooo:paragraph-rsid="00fd0af6" style:font-size-asian="12pt" style:font-size-complex="12pt"/>
    </style:style>
    <style:style style:name="P48" style:family="paragraph" style:parent-style-name="Standard">
      <style:text-properties fo:font-size="12pt" officeooo:paragraph-rsid="00ff270f" style:font-size-asian="12pt" style:font-size-complex="12pt"/>
    </style:style>
    <style:style style:name="P49" style:family="paragraph" style:parent-style-name="Standard">
      <style:text-properties fo:font-size="12pt" officeooo:rsid="00ff270f" officeooo:paragraph-rsid="00ff270f" style:font-size-asian="12pt" style:font-size-complex="12pt"/>
    </style:style>
    <style:style style:name="P50" style:family="paragraph" style:parent-style-name="Standard">
      <style:text-properties fo:font-size="12pt" officeooo:rsid="00ff270f" officeooo:paragraph-rsid="01021e35" style:font-size-asian="12pt" style:font-size-complex="12pt"/>
    </style:style>
    <style:style style:name="P51" style:family="paragraph" style:parent-style-name="Standard">
      <style:text-properties fo:font-size="12pt" officeooo:rsid="010054eb" officeooo:paragraph-rsid="010054eb" style:font-size-asian="12pt" style:font-size-complex="12pt"/>
    </style:style>
    <style:style style:name="P52" style:family="paragraph" style:parent-style-name="Standard">
      <style:text-properties fo:font-size="12pt" officeooo:rsid="0114bb5e" officeooo:paragraph-rsid="0114bb5e" style:font-size-asian="12pt" style:font-size-complex="12pt"/>
    </style:style>
    <style:style style:name="P53" style:family="paragraph" style:parent-style-name="Standard">
      <style:text-properties fo:font-size="12pt" officeooo:paragraph-rsid="0116c53f" style:font-size-asian="12pt" style:font-size-complex="12pt"/>
    </style:style>
    <style:style style:name="P54" style:family="paragraph" style:parent-style-name="Standard">
      <style:text-properties fo:font-size="12pt" officeooo:paragraph-rsid="011bae6e" style:font-size-asian="12pt" style:font-size-complex="12pt"/>
    </style:style>
    <style:style style:name="P55" style:family="paragraph" style:parent-style-name="Standard">
      <style:text-properties fo:font-size="12pt" officeooo:paragraph-rsid="0120383a" style:font-size-asian="12pt" style:font-size-complex="12pt"/>
    </style:style>
    <style:style style:name="P56" style:family="paragraph" style:parent-style-name="Standard">
      <style:text-properties fo:font-size="12pt" officeooo:paragraph-rsid="012078da" style:font-size-asian="12pt" style:font-size-complex="12pt"/>
    </style:style>
    <style:style style:name="P57" style:family="paragraph" style:parent-style-name="Standard">
      <style:text-properties fo:font-size="12pt" officeooo:rsid="002bbc7d" officeooo:paragraph-rsid="012078da" style:font-size-asian="12pt" style:font-size-complex="12pt"/>
    </style:style>
    <style:style style:name="P58" style:family="paragraph" style:parent-style-name="Standard">
      <style:text-properties fo:font-size="12pt" fo:background-color="#ffff00" style:font-size-asian="12pt" style:font-size-complex="12pt"/>
    </style:style>
    <style:style style:name="P59" style:family="paragraph" style:parent-style-name="Standard">
      <style:text-properties fo:font-size="12pt" fo:background-color="transparent" style:font-size-asian="12pt" style:font-size-complex="12pt"/>
    </style:style>
    <style:style style:name="P60" style:family="paragraph" style:parent-style-name="Standard">
      <style:text-properties fo:font-size="12pt" officeooo:paragraph-rsid="0062f20d" fo:background-color="transparent" style:font-size-asian="12pt" style:font-size-complex="12pt"/>
    </style:style>
    <style:style style:name="P61" style:family="paragraph" style:parent-style-name="Standard">
      <style:text-properties fo:font-size="12pt" officeooo:paragraph-rsid="011ddfba" fo:background-color="#ffffff" style:font-size-asian="12pt" style:font-size-complex="12pt"/>
    </style:style>
    <style:style style:name="P62" style:family="paragraph" style:parent-style-name="Standard">
      <style:text-properties officeooo:paragraph-rsid="00280ee3"/>
    </style:style>
    <style:style style:name="P63" style:family="paragraph" style:parent-style-name="Standard">
      <style:text-properties officeooo:paragraph-rsid="0029311b"/>
    </style:style>
    <style:style style:name="P64" style:family="paragraph" style:parent-style-name="Standard">
      <style:text-properties style:use-window-font-color="true" fo:font-size="12pt" officeooo:rsid="0032dd81" officeooo:paragraph-rsid="0038c29b" fo:background-color="#ffffff" style:font-size-asian="12pt" style:font-size-complex="12pt"/>
    </style:style>
    <style:style style:name="P65" style:family="paragraph" style:parent-style-name="Standard">
      <style:text-properties officeooo:paragraph-rsid="0092747c"/>
    </style:style>
    <style:style style:name="P66" style:family="paragraph" style:parent-style-name="Standard">
      <style:text-properties officeooo:paragraph-rsid="009bfdbe"/>
    </style:style>
    <style:style style:name="P67" style:family="paragraph" style:parent-style-name="Standard">
      <style:text-properties officeooo:paragraph-rsid="00cb4a28"/>
    </style:style>
    <style:style style:name="P68" style:family="paragraph" style:parent-style-name="Standard">
      <style:text-properties officeooo:paragraph-rsid="00f82b71"/>
    </style:style>
    <style:style style:name="P69" style:family="paragraph" style:parent-style-name="Standard">
      <style:text-properties officeooo:rsid="00f9dcf0" officeooo:paragraph-rsid="00f9dcf0"/>
    </style:style>
    <style:style style:name="P70" style:family="paragraph" style:parent-style-name="Standard">
      <style:text-properties officeooo:paragraph-rsid="00fcdad4"/>
    </style:style>
    <style:style style:name="P71" style:family="paragraph" style:parent-style-name="Standard">
      <style:text-properties officeooo:paragraph-rsid="01021e35"/>
    </style:style>
    <style:style style:name="P72" style:family="paragraph" style:parent-style-name="Standard">
      <style:text-properties officeooo:paragraph-rsid="0020d6e6"/>
    </style:style>
    <style:style style:name="P73" style:family="paragraph" style:parent-style-name="Text_20_body">
      <style:paragraph-properties>
        <style:tab-stops>
          <style:tab-stop style:position="0.4874in"/>
        </style:tab-stops>
      </style:paragraph-properties>
      <style:text-properties fo:font-size="12pt" style:font-size-asian="12pt" style:font-size-complex="12pt"/>
    </style:style>
    <style:style style:name="P74" style:family="paragraph" style:parent-style-name="Standard">
      <style:paragraph-properties fo:margin-left="0in" fo:margin-right="0in" fo:text-indent="0in" style:auto-text-indent="false"/>
      <style:text-properties fo:font-size="12pt" style:font-size-asian="12pt" style:font-size-complex="12pt"/>
    </style:style>
    <style:style style:name="P75" style:family="paragraph" style:parent-style-name="Standard" style:list-style-name="L1">
      <style:paragraph-properties>
        <style:tab-stops>
          <style:tab-stop style:position="0.4874in"/>
        </style:tab-stops>
      </style:paragraph-properties>
      <style:text-properties fo:font-size="12pt" style:font-size-asian="12pt" style:font-size-complex="12pt"/>
    </style:style>
    <style:style style:name="P76" style:family="paragraph" style:parent-style-name="Standard" style:list-style-name="L2">
      <style:paragraph-properties>
        <style:tab-stops>
          <style:tab-stop style:position="0.4874in"/>
        </style:tab-stops>
      </style:paragraph-properties>
      <style:text-properties fo:font-size="12pt" style:font-size-asian="12pt" style:font-size-complex="12pt"/>
    </style:style>
    <style:style style:name="P77" style:family="paragraph" style:parent-style-name="Standard" style:list-style-name="L3">
      <style:paragraph-properties>
        <style:tab-stops>
          <style:tab-stop style:position="0.4874in"/>
        </style:tab-stops>
      </style:paragraph-properties>
      <style:text-properties fo:font-size="12pt" style:font-size-asian="12pt" style:font-size-complex="12pt"/>
    </style:style>
    <style:style style:name="P78" style:family="paragraph" style:parent-style-name="Standard" style:list-style-name="L4">
      <style:paragraph-properties>
        <style:tab-stops>
          <style:tab-stop style:position="0.4874in"/>
        </style:tab-stops>
      </style:paragraph-properties>
      <style:text-properties fo:font-size="12pt" style:font-size-asian="12pt" style:font-size-complex="12pt"/>
    </style:style>
    <style:style style:name="P79" style:family="paragraph" style:parent-style-name="Standard" style:list-style-name="L5">
      <style:paragraph-properties>
        <style:tab-stops>
          <style:tab-stop style:position="0.4874in"/>
        </style:tab-stops>
      </style:paragraph-properties>
      <style:text-properties fo:font-size="12pt" style:font-size-asian="12pt" style:font-size-complex="12pt"/>
    </style:style>
    <style:style style:name="P80" style:family="paragraph" style:parent-style-name="Standard" style:list-style-name="L6">
      <style:paragraph-properties>
        <style:tab-stops>
          <style:tab-stop style:position="0.4874in"/>
        </style:tab-stops>
      </style:paragraph-properties>
      <style:text-properties fo:font-size="12pt" style:font-size-asian="12pt" style:font-size-complex="12pt"/>
    </style:style>
    <style:style style:name="P81" style:family="paragraph" style:parent-style-name="Standard" style:list-style-name="L6">
      <style:paragraph-properties>
        <style:tab-stops>
          <style:tab-stop style:position="0.4874in"/>
        </style:tab-stops>
      </style:paragraph-properties>
      <style:text-properties fo:font-size="12pt" officeooo:paragraph-rsid="011715d5" style:font-size-asian="12pt" style:font-size-complex="12pt"/>
    </style:style>
    <style:style style:name="P82" style:family="paragraph" style:parent-style-name="Standard" style:list-style-name="L6">
      <style:paragraph-properties>
        <style:tab-stops>
          <style:tab-stop style:position="0.4874in"/>
        </style:tab-stops>
      </style:paragraph-properties>
      <style:text-properties fo:font-size="12pt" officeooo:paragraph-rsid="0040cb9a" style:font-size-asian="12pt" style:font-size-complex="12pt"/>
    </style:style>
    <style:style style:name="P83" style:family="paragraph" style:parent-style-name="Standard" style:list-style-name="L6">
      <style:paragraph-properties>
        <style:tab-stops>
          <style:tab-stop style:position="0.4874in"/>
        </style:tab-stops>
      </style:paragraph-properties>
      <style:text-properties fo:font-size="12pt" officeooo:paragraph-rsid="00bd34ff" style:font-size-asian="12pt" style:font-size-complex="12pt"/>
    </style:style>
    <style:style style:name="P84" style:family="paragraph" style:parent-style-name="Standard" style:list-style-name="L6">
      <style:paragraph-properties>
        <style:tab-stops>
          <style:tab-stop style:position="0.4874in"/>
        </style:tab-stops>
      </style:paragraph-properties>
      <style:text-properties fo:font-size="12pt" officeooo:paragraph-rsid="00ff270f" style:font-size-asian="12pt" style:font-size-complex="12pt"/>
    </style:style>
    <style:style style:name="P85" style:family="paragraph" style:parent-style-name="Standard" style:list-style-name="L6">
      <style:paragraph-properties>
        <style:tab-stops>
          <style:tab-stop style:position="0.4874in"/>
        </style:tab-stops>
      </style:paragraph-properties>
      <style:text-properties fo:font-size="12pt" officeooo:paragraph-rsid="00fcdad4" style:font-size-asian="12pt" style:font-size-complex="12pt"/>
    </style:style>
    <style:style style:name="P86" style:family="paragraph" style:parent-style-name="Standard" style:list-style-name="L7">
      <style:paragraph-properties>
        <style:tab-stops>
          <style:tab-stop style:position="0.4874in"/>
        </style:tab-stops>
      </style:paragraph-properties>
      <style:text-properties fo:font-size="12pt" officeooo:paragraph-rsid="00168100" style:font-size-asian="12pt" style:font-size-complex="12pt"/>
    </style:style>
    <style:style style:name="P87" style:family="paragraph" style:parent-style-name="Standard" style:list-style-name="L8">
      <style:paragraph-properties>
        <style:tab-stops>
          <style:tab-stop style:position="0.4874in"/>
        </style:tab-stops>
      </style:paragraph-properties>
      <style:text-properties fo:font-size="12pt" officeooo:paragraph-rsid="00168100" style:font-size-asian="12pt" style:font-size-complex="12pt"/>
    </style:style>
    <style:style style:name="P88" style:family="paragraph" style:parent-style-name="Standard" style:list-style-name="L10">
      <style:paragraph-properties>
        <style:tab-stops>
          <style:tab-stop style:position="0.4874in"/>
        </style:tab-stops>
      </style:paragraph-properties>
      <style:text-properties fo:font-size="12pt" style:font-size-asian="12pt" style:font-size-complex="12pt"/>
    </style:style>
    <style:style style:name="P89" style:family="paragraph" style:parent-style-name="Standard" style:list-style-name="L14">
      <style:paragraph-properties>
        <style:tab-stops>
          <style:tab-stop style:position="0.4874in"/>
        </style:tab-stops>
      </style:paragraph-properties>
      <style:text-properties fo:font-size="12pt" officeooo:paragraph-rsid="00171cf4" style:font-size-asian="12pt" style:font-size-complex="12pt"/>
    </style:style>
    <style:style style:name="P90" style:family="paragraph" style:parent-style-name="Standard" style:list-style-name="L15">
      <style:paragraph-properties>
        <style:tab-stops>
          <style:tab-stop style:position="0.4874in"/>
        </style:tab-stops>
      </style:paragraph-properties>
      <style:text-properties fo:font-size="12pt" officeooo:paragraph-rsid="00171cf4" style:font-size-asian="12pt" style:font-size-complex="12pt"/>
    </style:style>
    <style:style style:name="P91" style:family="paragraph" style:parent-style-name="Standard" style:list-style-name="L16">
      <style:paragraph-properties>
        <style:tab-stops>
          <style:tab-stop style:position="0.4874in"/>
        </style:tab-stops>
      </style:paragraph-properties>
      <style:text-properties fo:font-size="12pt" officeooo:paragraph-rsid="00195a50" style:font-size-asian="12pt" style:font-size-complex="12pt"/>
    </style:style>
    <style:style style:name="P92" style:family="paragraph" style:parent-style-name="Standard" style:list-style-name="L20">
      <style:paragraph-properties>
        <style:tab-stops>
          <style:tab-stop style:position="0.4874in"/>
        </style:tab-stops>
      </style:paragraph-properties>
      <style:text-properties fo:font-size="12pt" officeooo:paragraph-rsid="00195a50" style:font-size-asian="12pt" style:font-size-complex="12pt"/>
    </style:style>
    <style:style style:name="P93" style:family="paragraph" style:parent-style-name="Standard" style:list-style-name="L21">
      <style:paragraph-properties>
        <style:tab-stops>
          <style:tab-stop style:position="0.4874in"/>
        </style:tab-stops>
      </style:paragraph-properties>
      <style:text-properties fo:font-size="12pt" officeooo:paragraph-rsid="00195a50" style:font-size-asian="12pt" style:font-size-complex="12pt"/>
    </style:style>
    <style:style style:name="P94" style:family="paragraph" style:parent-style-name="Standard" style:list-style-name="L24">
      <style:paragraph-properties>
        <style:tab-stops>
          <style:tab-stop style:position="0.4874in"/>
        </style:tab-stops>
      </style:paragraph-properties>
      <style:text-properties fo:font-size="12pt" officeooo:paragraph-rsid="00195a50" style:font-size-asian="12pt" style:font-size-complex="12pt"/>
    </style:style>
    <style:style style:name="P95" style:family="paragraph" style:parent-style-name="Standard" style:list-style-name="L25">
      <style:paragraph-properties>
        <style:tab-stops>
          <style:tab-stop style:position="0.4874in"/>
        </style:tab-stops>
      </style:paragraph-properties>
      <style:text-properties fo:font-size="12pt" officeooo:paragraph-rsid="00195a50" style:font-size-asian="12pt" style:font-size-complex="12pt"/>
    </style:style>
    <style:style style:name="P96" style:family="paragraph" style:parent-style-name="Standard" style:list-style-name="L26">
      <style:paragraph-properties>
        <style:tab-stops>
          <style:tab-stop style:position="0.4874in"/>
        </style:tab-stops>
      </style:paragraph-properties>
      <style:text-properties fo:font-size="12pt" style:font-size-asian="12pt" style:font-size-complex="12pt"/>
    </style:style>
    <style:style style:name="P97" style:family="paragraph" style:parent-style-name="Standard" style:list-style-name="L27">
      <style:paragraph-properties>
        <style:tab-stops>
          <style:tab-stop style:position="0.4874in"/>
        </style:tab-stops>
      </style:paragraph-properties>
      <style:text-properties fo:font-size="12pt" officeooo:paragraph-rsid="00195a50" style:font-size-asian="12pt" style:font-size-complex="12pt"/>
    </style:style>
    <style:style style:name="P98" style:family="paragraph" style:parent-style-name="Standard" style:list-style-name="L7">
      <style:text-properties fo:font-size="12pt" officeooo:paragraph-rsid="00168100" style:font-size-asian="12pt" style:font-size-complex="12pt"/>
    </style:style>
    <style:style style:name="P99" style:family="paragraph" style:parent-style-name="Standard" style:list-style-name="L8">
      <style:text-properties fo:font-size="12pt" officeooo:paragraph-rsid="00168100" style:font-size-asian="12pt" style:font-size-complex="12pt"/>
    </style:style>
    <style:style style:name="P100" style:family="paragraph" style:parent-style-name="Standard" style:list-style-name="L6">
      <style:paragraph-properties>
        <style:tab-stops>
          <style:tab-stop style:position="0.8626in"/>
        </style:tab-stops>
      </style:paragraph-properties>
      <style:text-properties fo:font-size="12pt" style:font-size-asian="12pt" style:font-size-complex="12pt"/>
    </style:style>
    <style:style style:name="P101" style:family="paragraph" style:parent-style-name="Standard" style:list-style-name="L6">
      <style:paragraph-properties>
        <style:tab-stops>
          <style:tab-stop style:position="0.8626in"/>
        </style:tab-stops>
      </style:paragraph-properties>
      <style:text-properties fo:font-size="12pt" officeooo:paragraph-rsid="006f46f4" style:font-size-asian="12pt" style:font-size-complex="12pt"/>
    </style:style>
    <style:style style:name="P102" style:family="paragraph" style:parent-style-name="Standard" style:list-style-name="L6">
      <style:paragraph-properties>
        <style:tab-stops>
          <style:tab-stop style:position="0.8626in"/>
        </style:tab-stops>
      </style:paragraph-properties>
      <style:text-properties fo:font-size="12pt" officeooo:paragraph-rsid="000ff3ca" style:font-size-asian="12pt" style:font-size-complex="12pt"/>
    </style:style>
    <style:style style:name="P103" style:family="paragraph" style:parent-style-name="Standard" style:list-style-name="L6">
      <style:paragraph-properties>
        <style:tab-stops>
          <style:tab-stop style:position="0.8626in"/>
        </style:tab-stops>
      </style:paragraph-properties>
      <style:text-properties fo:font-size="12pt" officeooo:paragraph-rsid="0040cb9a" style:font-size-asian="12pt" style:font-size-complex="12pt"/>
    </style:style>
    <style:style style:name="P104" style:family="paragraph" style:parent-style-name="Standard" style:list-style-name="L6">
      <style:paragraph-properties>
        <style:tab-stops>
          <style:tab-stop style:position="0.8626in"/>
        </style:tab-stops>
      </style:paragraph-properties>
      <style:text-properties fo:font-size="12pt" officeooo:paragraph-rsid="00bd34ff" style:font-size-asian="12pt" style:font-size-complex="12pt"/>
    </style:style>
    <style:style style:name="P105" style:family="paragraph" style:parent-style-name="Standard" style:list-style-name="L6">
      <style:paragraph-properties>
        <style:tab-stops>
          <style:tab-stop style:position="0.8626in"/>
        </style:tab-stops>
      </style:paragraph-properties>
      <style:text-properties fo:font-size="12pt" officeooo:paragraph-rsid="010054eb" style:font-size-asian="12pt" style:font-size-complex="12pt"/>
    </style:style>
    <style:style style:name="P106" style:family="paragraph" style:parent-style-name="Standard" style:list-style-name="L9">
      <style:text-properties fo:font-size="12pt" style:font-size-asian="12pt" style:font-size-complex="12pt"/>
    </style:style>
    <style:style style:name="P107" style:family="paragraph" style:parent-style-name="Standard" style:list-style-name="L9">
      <style:text-properties fo:font-size="12pt" officeooo:rsid="00b9f545" officeooo:paragraph-rsid="00b9f545" style:font-size-asian="12pt" style:font-size-complex="12pt"/>
    </style:style>
    <style:style style:name="P108" style:family="paragraph" style:parent-style-name="Standard" style:list-style-name="L11">
      <style:text-properties fo:font-size="12pt" officeooo:paragraph-rsid="00168100" style:font-size-asian="12pt" style:font-size-complex="12pt"/>
    </style:style>
    <style:style style:name="P109" style:family="paragraph" style:parent-style-name="Standard" style:list-style-name="L11">
      <style:paragraph-properties>
        <style:tab-stops>
          <style:tab-stop style:position="0.4874in"/>
        </style:tab-stops>
      </style:paragraph-properties>
      <style:text-properties fo:font-size="12pt" officeooo:rsid="00d60146" officeooo:paragraph-rsid="00d60146" style:font-size-asian="12pt" style:font-size-complex="12pt"/>
    </style:style>
    <style:style style:name="P110" style:family="paragraph" style:parent-style-name="Standard" style:list-style-name="L12">
      <style:text-properties fo:font-size="12pt" officeooo:rsid="0032dd81" officeooo:paragraph-rsid="0032dd81" style:font-size-asian="12pt" style:font-size-complex="12pt"/>
    </style:style>
    <style:style style:name="P111" style:family="paragraph" style:parent-style-name="Standard" style:list-style-name="L12">
      <style:text-properties fo:font-size="12pt" officeooo:rsid="0032dd81" officeooo:paragraph-rsid="00335a1d" style:font-size-asian="12pt" style:font-size-complex="12pt"/>
    </style:style>
    <style:style style:name="P112" style:family="paragraph" style:parent-style-name="Standard" style:list-style-name="L13">
      <style:text-properties fo:font-size="12pt" officeooo:paragraph-rsid="00168100" style:font-size-asian="12pt" style:font-size-complex="12pt"/>
    </style:style>
    <style:style style:name="P113" style:family="paragraph" style:parent-style-name="Standard" style:list-style-name="L13">
      <style:paragraph-properties>
        <style:tab-stops>
          <style:tab-stop style:position="0.4874in"/>
        </style:tab-stops>
      </style:paragraph-properties>
      <style:text-properties fo:font-size="12pt" officeooo:rsid="0040a0b0" officeooo:paragraph-rsid="00c243b8" style:font-size-asian="12pt" style:font-size-complex="12pt"/>
    </style:style>
    <style:style style:name="P114" style:family="paragraph" style:parent-style-name="Standard" style:list-style-name="L6">
      <style:paragraph-properties>
        <style:tab-stops>
          <style:tab-stop style:position="0.4874in"/>
        </style:tab-stops>
      </style:paragraph-properties>
      <style:text-properties fo:font-size="12pt" officeooo:rsid="0040a0b0" officeooo:paragraph-rsid="0040cb9a" style:font-size-asian="12pt" style:font-size-complex="12pt"/>
    </style:style>
    <style:style style:name="P115" style:family="paragraph" style:parent-style-name="Standard" style:list-style-name="L6">
      <style:paragraph-properties>
        <style:tab-stops>
          <style:tab-stop style:position="0.4874in"/>
        </style:tab-stops>
      </style:paragraph-properties>
      <style:text-properties fo:font-size="12pt" officeooo:rsid="0040a0b0" officeooo:paragraph-rsid="00bd34ff" style:font-size-asian="12pt" style:font-size-complex="12pt"/>
    </style:style>
    <style:style style:name="P116" style:family="paragraph" style:parent-style-name="Standard" style:list-style-name="L28">
      <style:paragraph-properties>
        <style:tab-stops>
          <style:tab-stop style:position="0.4874in"/>
        </style:tab-stops>
      </style:paragraph-properties>
      <style:text-properties fo:font-size="12pt" officeooo:rsid="0040a0b0" officeooo:paragraph-rsid="0043ef61" style:font-size-asian="12pt" style:font-size-complex="12pt"/>
    </style:style>
    <style:style style:name="P117" style:family="paragraph" style:parent-style-name="Standard" style:list-style-name="L28">
      <style:paragraph-properties>
        <style:tab-stops>
          <style:tab-stop style:position="0.4874in"/>
        </style:tab-stops>
      </style:paragraph-properties>
      <style:text-properties fo:font-size="12pt" officeooo:rsid="0040a0b0" officeooo:paragraph-rsid="00c243b8" style:font-size-asian="12pt" style:font-size-complex="12pt"/>
    </style:style>
    <style:style style:name="P118" style:family="paragraph" style:parent-style-name="Standard" style:list-style-name="L28">
      <style:paragraph-properties>
        <style:tab-stops>
          <style:tab-stop style:position="0.4874in"/>
        </style:tab-stops>
      </style:paragraph-properties>
      <style:text-properties fo:font-size="12pt" officeooo:rsid="0040a0b0" officeooo:paragraph-rsid="00bf2aa6" style:font-size-asian="12pt" style:font-size-complex="12pt"/>
    </style:style>
    <style:style style:name="P119" style:family="paragraph" style:parent-style-name="Standard" style:list-style-name="L29">
      <style:paragraph-properties>
        <style:tab-stops>
          <style:tab-stop style:position="0.4874in"/>
        </style:tab-stops>
      </style:paragraph-properties>
      <style:text-properties fo:font-size="12pt" officeooo:rsid="0040a0b0" officeooo:paragraph-rsid="00c326de" style:font-size-asian="12pt" style:font-size-complex="12pt"/>
    </style:style>
    <style:style style:name="P120" style:family="paragraph" style:parent-style-name="Standard" style:list-style-name="L14">
      <style:text-properties fo:font-size="12pt" officeooo:paragraph-rsid="00171cf4" style:font-size-asian="12pt" style:font-size-complex="12pt"/>
    </style:style>
    <style:style style:name="P121" style:family="paragraph" style:parent-style-name="Standard" style:list-style-name="L15">
      <style:text-properties fo:font-size="12pt" officeooo:paragraph-rsid="00171cf4" style:font-size-asian="12pt" style:font-size-complex="12pt"/>
    </style:style>
    <style:style style:name="P122" style:family="paragraph" style:parent-style-name="Standard" style:list-style-name="L16">
      <style:text-properties fo:font-size="12pt" officeooo:paragraph-rsid="00191271" style:font-size-asian="12pt" style:font-size-complex="12pt"/>
    </style:style>
    <style:style style:name="P123" style:family="paragraph" style:parent-style-name="Standard" style:list-style-name="L16">
      <style:text-properties fo:font-size="12pt" officeooo:paragraph-rsid="00195a50" style:font-size-asian="12pt" style:font-size-complex="12pt"/>
    </style:style>
    <style:style style:name="P124" style:family="paragraph" style:parent-style-name="Standard" style:list-style-name="L17">
      <style:text-properties fo:font-size="12pt" style:font-size-asian="12pt" style:font-size-complex="12pt"/>
    </style:style>
    <style:style style:name="P125" style:family="paragraph" style:parent-style-name="Standard" style:list-style-name="L12">
      <style:text-properties fo:font-size="12pt" officeooo:rsid="011bae6e" officeooo:paragraph-rsid="011bae6e" style:font-size-asian="12pt" style:font-size-complex="12pt"/>
    </style:style>
    <style:style style:name="P126" style:family="paragraph" style:parent-style-name="Standard" style:list-style-name="L18">
      <style:text-properties fo:font-size="12pt" officeooo:paragraph-rsid="00191271" style:font-size-asian="12pt" style:font-size-complex="12pt"/>
    </style:style>
    <style:style style:name="P127" style:family="paragraph" style:parent-style-name="Standard" style:list-style-name="L18">
      <style:text-properties fo:font-size="12pt" officeooo:paragraph-rsid="00195a50" style:font-size-asian="12pt" style:font-size-complex="12pt"/>
    </style:style>
    <style:style style:name="P128" style:family="paragraph" style:parent-style-name="Standard" style:list-style-name="L18">
      <style:text-properties fo:font-size="12pt" officeooo:rsid="005b74dc" officeooo:paragraph-rsid="005b74dc" style:font-size-asian="12pt" style:font-size-complex="12pt"/>
    </style:style>
    <style:style style:name="P129" style:family="paragraph" style:parent-style-name="Standard" style:list-style-name="L24">
      <style:text-properties fo:font-size="12pt" officeooo:rsid="005b74dc" officeooo:paragraph-rsid="0068b2b7" style:font-size-asian="12pt" style:font-size-complex="12pt"/>
    </style:style>
    <style:style style:name="P130" style:family="paragraph" style:parent-style-name="Standard" style:list-style-name="L19">
      <style:text-properties fo:font-size="12pt" officeooo:paragraph-rsid="00191271" style:font-size-asian="12pt" style:font-size-complex="12pt"/>
    </style:style>
    <style:style style:name="P131" style:family="paragraph" style:parent-style-name="Standard" style:list-style-name="L19">
      <style:text-properties fo:font-size="12pt" officeooo:paragraph-rsid="00195a50" style:font-size-asian="12pt" style:font-size-complex="12pt"/>
    </style:style>
    <style:style style:name="P132" style:family="paragraph" style:parent-style-name="Standard" style:list-style-name="L19">
      <style:text-properties fo:font-size="12pt" officeooo:rsid="00ae1cbf" officeooo:paragraph-rsid="00ae1cbf" style:font-size-asian="12pt" style:font-size-complex="12pt"/>
    </style:style>
    <style:style style:name="P133" style:family="paragraph" style:parent-style-name="Standard" style:list-style-name="L20">
      <style:text-properties fo:font-size="12pt" officeooo:paragraph-rsid="00191271" style:font-size-asian="12pt" style:font-size-complex="12pt"/>
    </style:style>
    <style:style style:name="P134" style:family="paragraph" style:parent-style-name="Standard" style:list-style-name="L20">
      <style:text-properties fo:font-size="12pt" officeooo:paragraph-rsid="00195a50" style:font-size-asian="12pt" style:font-size-complex="12pt"/>
    </style:style>
    <style:style style:name="P135" style:family="paragraph" style:parent-style-name="Standard" style:list-style-name="L21">
      <style:text-properties fo:font-size="12pt" officeooo:paragraph-rsid="00191271" style:font-size-asian="12pt" style:font-size-complex="12pt"/>
    </style:style>
    <style:style style:name="P136" style:family="paragraph" style:parent-style-name="Standard" style:list-style-name="L21">
      <style:text-properties fo:font-size="12pt" officeooo:paragraph-rsid="00195a50" style:font-size-asian="12pt" style:font-size-complex="12pt"/>
    </style:style>
    <style:style style:name="P137" style:family="paragraph" style:parent-style-name="Standard" style:list-style-name="L22">
      <style:text-properties fo:font-size="12pt" officeooo:paragraph-rsid="00191271" style:font-size-asian="12pt" style:font-size-complex="12pt"/>
    </style:style>
    <style:style style:name="P138" style:family="paragraph" style:parent-style-name="Standard" style:list-style-name="L22">
      <style:text-properties fo:font-size="12pt" officeooo:paragraph-rsid="00195a50" style:font-size-asian="12pt" style:font-size-complex="12pt"/>
    </style:style>
    <style:style style:name="P139" style:family="paragraph" style:parent-style-name="Standard" style:list-style-name="L23">
      <style:text-properties fo:font-size="12pt" officeooo:rsid="0023fa74" officeooo:paragraph-rsid="0023fa74" style:font-size-asian="12pt" style:font-size-complex="12pt"/>
    </style:style>
    <style:style style:name="P140" style:family="paragraph" style:parent-style-name="Standard" style:list-style-name="L23">
      <style:text-properties fo:font-size="12pt" officeooo:rsid="0023fa74" officeooo:paragraph-rsid="01321b90" style:font-size-asian="12pt" style:font-size-complex="12pt"/>
    </style:style>
    <style:style style:name="P141" style:family="paragraph" style:parent-style-name="Standard" style:list-style-name="L12">
      <style:text-properties fo:font-size="12pt" officeooo:rsid="011ddfba" officeooo:paragraph-rsid="011ddfba" style:font-size-asian="12pt" style:font-size-complex="12pt"/>
    </style:style>
    <style:style style:name="P142" style:family="paragraph" style:parent-style-name="Standard" style:list-style-name="L6">
      <style:paragraph-properties>
        <style:tab-stops>
          <style:tab-stop style:position="0.4874in"/>
        </style:tab-stops>
      </style:paragraph-properties>
      <style:text-properties fo:font-size="12pt" officeooo:rsid="00277893" officeooo:paragraph-rsid="00277893" style:font-size-asian="12pt" style:font-size-complex="12pt"/>
    </style:style>
    <style:style style:name="P143" style:family="paragraph" style:parent-style-name="Standard" style:list-style-name="L6">
      <style:paragraph-properties>
        <style:tab-stops>
          <style:tab-stop style:position="0.4874in"/>
        </style:tab-stops>
      </style:paragraph-properties>
      <style:text-properties fo:font-size="12pt" officeooo:rsid="006dbd3a" officeooo:paragraph-rsid="006dbd3a" style:font-size-asian="12pt" style:font-size-complex="12pt"/>
    </style:style>
    <style:style style:name="P144" style:family="paragraph" style:parent-style-name="Standard" style:list-style-name="L24">
      <style:text-properties fo:font-size="12pt" officeooo:paragraph-rsid="00191271" style:font-size-asian="12pt" style:font-size-complex="12pt"/>
    </style:style>
    <style:style style:name="P145" style:family="paragraph" style:parent-style-name="Standard" style:list-style-name="L24">
      <style:text-properties fo:font-size="12pt" officeooo:paragraph-rsid="00195a50" style:font-size-asian="12pt" style:font-size-complex="12pt"/>
    </style:style>
    <style:style style:name="P146" style:family="paragraph" style:parent-style-name="Standard" style:list-style-name="L25">
      <style:text-properties fo:font-size="12pt" officeooo:paragraph-rsid="00191271" style:font-size-asian="12pt" style:font-size-complex="12pt"/>
    </style:style>
    <style:style style:name="P147" style:family="paragraph" style:parent-style-name="Standard" style:list-style-name="L25">
      <style:text-properties fo:font-size="12pt" officeooo:paragraph-rsid="00195a50" style:font-size-asian="12pt" style:font-size-complex="12pt"/>
    </style:style>
    <style:style style:name="P148" style:family="paragraph" style:parent-style-name="Standard" style:list-style-name="L12">
      <style:text-properties fo:font-size="12pt" officeooo:rsid="0116c53f" officeooo:paragraph-rsid="0116c53f" style:font-size-asian="12pt" style:font-size-complex="12pt"/>
    </style:style>
    <style:style style:name="P149" style:family="paragraph" style:parent-style-name="Standard" style:list-style-name="L27">
      <style:text-properties fo:font-size="12pt" style:font-size-asian="12pt" style:font-size-complex="12pt"/>
    </style:style>
    <style:style style:name="P150" style:family="paragraph" style:parent-style-name="Standard" style:list-style-name="L27">
      <style:text-properties fo:font-size="12pt" officeooo:paragraph-rsid="00191271" style:font-size-asian="12pt" style:font-size-complex="12pt"/>
    </style:style>
    <style:style style:name="P151" style:family="paragraph" style:parent-style-name="Standard" style:list-style-name="L27">
      <style:text-properties fo:font-size="12pt" officeooo:paragraph-rsid="00195a50" style:font-size-asian="12pt" style:font-size-complex="12pt"/>
    </style:style>
    <style:style style:name="P152" style:family="paragraph" style:parent-style-name="Standard" style:list-style-name="L27">
      <style:text-properties fo:font-size="12pt" officeooo:rsid="011a0b4b" officeooo:paragraph-rsid="011a0b4b" style:font-size-asian="12pt" style:font-size-complex="12pt"/>
    </style:style>
    <style:style style:name="P153" style:family="paragraph" style:parent-style-name="Standard" style:list-style-name="L6">
      <style:paragraph-properties>
        <style:tab-stops>
          <style:tab-stop style:position="0.4874in"/>
        </style:tab-stops>
      </style:paragraph-properties>
      <style:text-properties fo:font-size="12pt" officeooo:rsid="00438105" officeooo:paragraph-rsid="00438105" style:font-size-asian="12pt" style:font-size-complex="12pt"/>
    </style:style>
    <style:style style:name="P154" style:family="paragraph" style:parent-style-name="Standard" style:list-style-name="L6">
      <style:paragraph-properties>
        <style:tab-stops>
          <style:tab-stop style:position="0.4874in"/>
        </style:tab-stops>
      </style:paragraph-properties>
      <style:text-properties fo:font-size="12pt" officeooo:rsid="00438105" officeooo:paragraph-rsid="00bd34ff" style:font-size-asian="12pt" style:font-size-complex="12pt"/>
    </style:style>
    <style:style style:name="P155" style:family="paragraph" style:parent-style-name="Standard" style:list-style-name="L28">
      <style:text-properties fo:font-size="12pt" officeooo:rsid="00171cf4" officeooo:paragraph-rsid="0043ef61" style:font-size-asian="12pt" style:font-size-complex="12pt"/>
    </style:style>
    <style:style style:name="P156" style:family="paragraph" style:parent-style-name="Standard" style:list-style-name="L28">
      <style:text-properties fo:font-size="12pt" officeooo:rsid="00171cf4" officeooo:paragraph-rsid="00bf2aa6" style:font-size-asian="12pt" style:font-size-complex="12pt"/>
    </style:style>
    <style:style style:name="P157" style:family="paragraph" style:parent-style-name="Standard" style:list-style-name="L28">
      <style:text-properties fo:font-size="12pt" officeooo:rsid="0043ef61" officeooo:paragraph-rsid="0043ef61" style:font-size-asian="12pt" style:font-size-complex="12pt"/>
    </style:style>
    <style:style style:name="P158" style:family="paragraph" style:parent-style-name="Standard" style:list-style-name="L28">
      <style:text-properties fo:font-size="12pt" officeooo:rsid="0043ef61" officeooo:paragraph-rsid="00bf2aa6" style:font-size-asian="12pt" style:font-size-complex="12pt"/>
    </style:style>
    <style:style style:name="P159" style:family="paragraph" style:parent-style-name="Standard" style:list-style-name="L28">
      <style:text-properties fo:font-size="12pt" officeooo:paragraph-rsid="0043ef61" style:font-size-asian="12pt" style:font-size-complex="12pt"/>
    </style:style>
    <style:style style:name="P160" style:family="paragraph" style:parent-style-name="Standard" style:list-style-name="L28">
      <style:text-properties fo:font-size="12pt" officeooo:paragraph-rsid="00191271" style:font-size-asian="12pt" style:font-size-complex="12pt"/>
    </style:style>
    <style:style style:name="P161" style:family="paragraph" style:parent-style-name="Standard" style:list-style-name="L28">
      <style:text-properties fo:font-size="12pt" officeooo:paragraph-rsid="00bf2aa6" style:font-size-asian="12pt" style:font-size-complex="12pt"/>
    </style:style>
    <style:style style:name="P162" style:family="paragraph" style:parent-style-name="Standard" style:list-style-name="L29">
      <style:text-properties fo:font-size="12pt" officeooo:paragraph-rsid="00191271" style:font-size-asian="12pt" style:font-size-complex="12pt"/>
    </style:style>
    <style:style style:name="P163" style:family="paragraph" style:parent-style-name="Standard" style:list-style-name="L29">
      <style:text-properties fo:font-size="12pt" officeooo:paragraph-rsid="00195a50" style:font-size-asian="12pt" style:font-size-complex="12pt"/>
    </style:style>
    <style:style style:name="P164" style:family="paragraph" style:parent-style-name="Standard" style:list-style-name="L12">
      <style:text-properties fo:font-size="12pt" officeooo:rsid="010054eb" officeooo:paragraph-rsid="010054eb" style:font-size-asian="12pt" style:font-size-complex="12pt"/>
    </style:style>
    <style:style style:name="P165" style:family="paragraph" style:parent-style-name="Standard" style:list-style-name="L30">
      <style:text-properties fo:font-size="12pt" officeooo:rsid="010e1118" officeooo:paragraph-rsid="010e1118" style:font-size-asian="12pt" style:font-size-complex="12pt"/>
    </style:style>
    <style:style style:name="P166" style:family="paragraph" style:parent-style-name="Standard" style:list-style-name="L32">
      <style:text-properties fo:font-size="12pt" officeooo:rsid="010e1118" officeooo:paragraph-rsid="010fc921" style:font-size-asian="12pt" style:font-size-complex="12pt"/>
    </style:style>
    <style:style style:name="P167" style:family="paragraph" style:parent-style-name="Standard" style:list-style-name="L30">
      <style:text-properties fo:font-size="12pt" officeooo:rsid="010cb4b6" officeooo:paragraph-rsid="010cb4b6" style:font-size-asian="12pt" style:font-size-complex="12pt"/>
    </style:style>
    <style:style style:name="P168" style:family="paragraph" style:parent-style-name="Standard" style:list-style-name="L30">
      <style:text-properties fo:font-size="12pt" officeooo:rsid="00fb500c" officeooo:paragraph-rsid="01067076" style:font-size-asian="12pt" style:font-size-complex="12pt"/>
    </style:style>
    <style:style style:name="P169" style:family="paragraph" style:parent-style-name="Standard" style:list-style-name="L32">
      <style:text-properties fo:font-size="12pt" officeooo:rsid="00fb500c" officeooo:paragraph-rsid="00fb500c" style:font-size-asian="12pt" style:font-size-complex="12pt"/>
    </style:style>
    <style:style style:name="P170" style:family="paragraph" style:parent-style-name="Standard" style:list-style-name="L12">
      <style:text-properties fo:font-size="12pt" officeooo:rsid="00f6598d" officeooo:paragraph-rsid="00f6598d" style:font-size-asian="12pt" style:font-size-complex="12pt"/>
    </style:style>
    <style:style style:name="P171" style:family="paragraph" style:parent-style-name="Standard" style:list-style-name="L12">
      <style:text-properties fo:font-size="12pt" officeooo:rsid="00f6381c" officeooo:paragraph-rsid="00f6598d" style:font-size-asian="12pt" style:font-size-complex="12pt"/>
    </style:style>
    <style:style style:name="P172" style:family="paragraph" style:parent-style-name="Standard" style:list-style-name="L32">
      <style:text-properties fo:font-size="12pt" officeooo:rsid="00fa9233" officeooo:paragraph-rsid="00fa9233" style:font-size-asian="12pt" style:font-size-complex="12pt"/>
    </style:style>
    <style:style style:name="P173" style:family="paragraph" style:parent-style-name="Standard" style:list-style-name="L12">
      <style:text-properties fo:font-size="12pt" officeooo:rsid="00fd0af6" officeooo:paragraph-rsid="00fd0af6" style:font-size-asian="12pt" style:font-size-complex="12pt"/>
    </style:style>
    <style:style style:name="P174" style:family="paragraph" style:parent-style-name="Standard" style:list-style-name="L6">
      <style:paragraph-properties>
        <style:tab-stops>
          <style:tab-stop style:position="0.4874in"/>
        </style:tab-stops>
      </style:paragraph-properties>
      <style:text-properties fo:font-size="12pt" officeooo:rsid="00fd0af6" officeooo:paragraph-rsid="00fd0af6" style:font-size-asian="12pt" style:font-size-complex="12pt"/>
    </style:style>
    <style:style style:name="P175" style:family="paragraph" style:parent-style-name="Standard" style:list-style-name="L33">
      <style:text-properties fo:font-size="12pt" officeooo:rsid="00fd0af6" officeooo:paragraph-rsid="00fd0af6" style:font-size-asian="12pt" style:font-size-complex="12pt"/>
    </style:style>
    <style:style style:name="P176" style:family="paragraph" style:parent-style-name="Standard" style:list-style-name="L34">
      <style:text-properties fo:font-size="12pt" officeooo:rsid="00fd0af6" officeooo:paragraph-rsid="00fd0af6" style:font-size-asian="12pt" style:font-size-complex="12pt"/>
    </style:style>
    <style:style style:name="P177" style:family="paragraph" style:parent-style-name="Standard" style:list-style-name="L5">
      <style:paragraph-properties>
        <style:tab-stops>
          <style:tab-stop style:position="0.4874in"/>
        </style:tab-stops>
      </style:paragraph-properties>
    </style:style>
    <style:style style:name="P178" style:family="paragraph" style:parent-style-name="Standard" style:list-style-name="L5">
      <style:paragraph-properties>
        <style:tab-stops>
          <style:tab-stop style:position="0.4874in"/>
        </style:tab-stops>
      </style:paragraph-properties>
      <style:text-properties officeooo:rsid="00ee0b4b" officeooo:paragraph-rsid="00ee0b4b"/>
    </style:style>
    <style:style style:name="P179" style:family="paragraph" style:parent-style-name="Standard" style:list-style-name="L31">
      <style:text-properties officeooo:rsid="00f9dcf0" officeooo:paragraph-rsid="00f9dcf0"/>
    </style:style>
    <style:style style:name="T1" style:family="text">
      <style:text-properties fo:font-size="12pt" style:font-size-asian="12pt" style:font-size-complex="12pt"/>
    </style:style>
    <style:style style:name="T2" style:family="text">
      <style:text-properties fo:font-size="12pt" style:font-size-asian="12pt" style:font-size-complex="12pt" style:font-style-complex="italic"/>
    </style:style>
    <style:style style:name="T3" style:family="text">
      <style:text-properties fo:font-size="12pt" officeooo:rsid="000be6ca" style:font-size-asian="12pt" style:font-size-complex="12pt"/>
    </style:style>
    <style:style style:name="T4" style:family="text">
      <style:text-properties fo:font-size="12pt" officeooo:rsid="000e579c" style:font-size-asian="12pt" style:font-size-complex="12pt"/>
    </style:style>
    <style:style style:name="T5" style:family="text">
      <style:text-properties fo:font-size="12pt" officeooo:rsid="0012b585" style:font-size-asian="12pt" style:font-size-complex="12pt"/>
    </style:style>
    <style:style style:name="T6" style:family="text">
      <style:text-properties fo:font-size="12pt" officeooo:rsid="0013f3e2" style:font-size-asian="12pt" style:font-size-complex="12pt"/>
    </style:style>
    <style:style style:name="T7" style:family="text">
      <style:text-properties fo:font-size="12pt" officeooo:rsid="0014303e" style:font-size-asian="12pt" style:font-size-complex="12pt"/>
    </style:style>
    <style:style style:name="T8" style:family="text">
      <style:text-properties fo:font-size="12pt" officeooo:rsid="0024883e" style:font-size-asian="12pt" style:font-size-complex="12pt"/>
    </style:style>
    <style:style style:name="T9" style:family="text">
      <style:text-properties fo:font-size="12pt" officeooo:rsid="004ec534" style:font-size-asian="12pt" style:font-size-complex="12pt"/>
    </style:style>
    <style:style style:name="T10" style:family="text">
      <style:text-properties fo:font-size="12pt" officeooo:rsid="004fc498" style:font-size-asian="12pt" style:font-size-complex="12pt"/>
    </style:style>
    <style:style style:name="T11" style:family="text">
      <style:text-properties fo:font-size="12pt" officeooo:rsid="005500fb" style:font-size-asian="12pt" style:font-size-complex="12pt"/>
    </style:style>
    <style:style style:name="T12" style:family="text">
      <style:text-properties fo:font-size="12pt" officeooo:rsid="009ad766" style:font-size-asian="12pt" style:font-size-complex="12pt"/>
    </style:style>
    <style:style style:name="T13" style:family="text">
      <style:text-properties fo:font-size="12pt" officeooo:rsid="009f818f" style:font-size-asian="12pt" style:font-size-complex="12pt"/>
    </style:style>
    <style:style style:name="T14" style:family="text">
      <style:text-properties fo:font-size="12pt" officeooo:rsid="009fc2aa" style:font-size-asian="12pt" style:font-size-complex="12pt"/>
    </style:style>
    <style:style style:name="T15" style:family="text">
      <style:text-properties fo:font-size="12pt" officeooo:rsid="009feb18" style:font-size-asian="12pt" style:font-size-complex="12pt"/>
    </style:style>
    <style:style style:name="T16" style:family="text">
      <style:text-properties fo:font-size="12pt" officeooo:rsid="00a1b0ba" style:font-size-asian="12pt" style:font-size-complex="12pt"/>
    </style:style>
    <style:style style:name="T17" style:family="text">
      <style:text-properties fo:font-size="12pt" officeooo:rsid="00c75b65" style:font-size-asian="12pt" style:font-size-complex="12pt"/>
    </style:style>
    <style:style style:name="T18" style:family="text">
      <style:text-properties fo:font-size="12pt" officeooo:rsid="00cb4a28" style:font-size-asian="12pt" style:font-size-complex="12pt"/>
    </style:style>
    <style:style style:name="T19" style:family="text">
      <style:text-properties fo:font-size="12pt" officeooo:rsid="00c55db8" style:font-size-asian="12pt" style:font-size-complex="12pt"/>
    </style:style>
    <style:style style:name="T20" style:family="text">
      <style:text-properties fo:font-size="12pt" officeooo:rsid="00cd0ce4" style:font-size-asian="12pt" style:font-size-complex="12pt"/>
    </style:style>
    <style:style style:name="T21" style:family="text">
      <style:text-properties fo:font-size="12pt" officeooo:rsid="00ff270f" style:font-size-asian="12pt" style:font-size-complex="12pt"/>
    </style:style>
    <style:style style:name="T22" style:family="text">
      <style:text-properties fo:font-size="12pt" officeooo:rsid="010054eb" style:font-size-asian="12pt" style:font-size-complex="12pt"/>
    </style:style>
    <style:style style:name="T23" style:family="text">
      <style:text-properties fo:font-size="12pt" officeooo:rsid="0102ed99" style:font-size-asian="12pt" style:font-size-complex="12pt"/>
    </style:style>
    <style:style style:name="T24" style:family="text">
      <style:text-properties fo:font-size="12pt" officeooo:rsid="0020d6e6" style:font-size-asian="12pt" style:font-size-complex="12pt"/>
    </style:style>
    <style:style style:name="T25" style:family="text">
      <style:text-properties fo:font-size="12pt" officeooo:rsid="0122c3e9" style:font-size-asian="12pt" style:font-size-complex="12pt"/>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font-size="12pt" fo:font-style="italic" officeooo:rsid="009feb18" style:font-size-asian="12pt" style:font-style-asian="italic" style:font-size-complex="12pt" style:font-style-complex="italic"/>
    </style:style>
    <style:style style:name="T28" style:family="text">
      <style:text-properties fo:font-size="12pt" fo:font-style="italic" officeooo:rsid="00a1bde6" style:font-size-asian="12pt" style:font-style-asian="italic" style:font-size-complex="12pt" style:font-style-complex="italic"/>
    </style:style>
    <style:style style:name="T29" style:family="text">
      <style:text-properties fo:font-size="12pt" fo:font-style="italic" officeooo:rsid="008f0017" fo:background-color="#ffffff" loext:char-shading-value="0" style:font-size-asian="12pt" style:font-style-asian="italic" style:font-size-complex="12pt" style:font-style-complex="italic"/>
    </style:style>
    <style:style style:name="T30" style:family="text">
      <style:text-properties fo:font-size="12pt" fo:font-style="italic" officeooo:rsid="005efcdc" fo:background-color="#ffffff" loext:char-shading-value="0" style:font-size-asian="12pt" style:font-style-asian="italic" style:font-size-complex="12pt" style:font-style-complex="italic"/>
    </style:style>
    <style:style style:name="T31" style:family="text">
      <style:text-properties fo:font-size="12pt" fo:font-style="italic" officeooo:rsid="00f9dcf0" fo:background-color="#ffffff" loext:char-shading-value="0" style:font-size-asian="12pt" style:font-style-asian="italic" style:font-size-complex="12pt" style:font-style-complex="italic"/>
    </style:style>
    <style:style style:name="T32" style:family="text">
      <style:text-properties fo:font-size="12pt" fo:background-color="transparent" loext:char-shading-value="0" style:font-size-asian="12pt" style:font-size-complex="12pt"/>
    </style:style>
    <style:style style:name="T33" style:family="text">
      <style:text-properties fo:font-size="12pt" officeooo:rsid="00370738" fo:background-color="transparent" loext:char-shading-value="0" style:font-size-asian="12pt" style:font-size-complex="12pt"/>
    </style:style>
    <style:style style:name="T34" style:family="text">
      <style:text-properties fo:font-size="12pt" officeooo:rsid="0087c18f" fo:background-color="#ffffff" loext:char-shading-value="0" style:font-size-asian="12pt" style:font-size-complex="12pt"/>
    </style:style>
    <style:style style:name="T35" style:family="text">
      <style:text-properties fo:font-size="12pt" officeooo:rsid="007568ff" fo:background-color="#ffffff" loext:char-shading-value="0" style:font-size-asian="12pt" style:font-size-complex="12pt"/>
    </style:style>
    <style:style style:name="T36" style:family="text">
      <style:text-properties fo:font-size="12pt" officeooo:rsid="005efcdc" fo:background-color="#ffffff" loext:char-shading-value="0" style:font-size-asian="12pt" style:font-size-complex="12pt"/>
    </style:style>
    <style:style style:name="T37" style:family="text">
      <style:text-properties fo:font-size="12pt" officeooo:rsid="008f0017" fo:background-color="#ffffff" loext:char-shading-value="0" style:font-size-asian="12pt" style:font-size-complex="12pt"/>
    </style:style>
    <style:style style:name="T38" style:family="text">
      <style:text-properties fo:font-size="12pt" fo:font-weight="bold" officeooo:rsid="0020d6e6" style:font-size-asian="12pt" style:font-size-complex="12pt"/>
    </style:style>
    <style:style style:name="T39" style:family="text">
      <style:text-properties fo:font-style="italic" style:font-style-asian="italic" style:font-style-complex="italic"/>
    </style:style>
    <style:style style:name="T40" style:family="text">
      <style:text-properties fo:font-style="italic" officeooo:rsid="0051fded" style:font-style-asian="italic" style:font-style-complex="italic"/>
    </style:style>
    <style:style style:name="T41" style:family="text">
      <style:text-properties fo:font-style="italic" officeooo:rsid="005108d8" style:font-style-asian="italic" style:font-style-complex="italic"/>
    </style:style>
    <style:style style:name="T42" style:family="text">
      <style:text-properties fo:font-style="italic" officeooo:rsid="00575128" style:font-style-asian="italic" style:font-style-complex="italic"/>
    </style:style>
    <style:style style:name="T43" style:family="text">
      <style:text-properties fo:font-style="italic" officeooo:rsid="009feb18" style:font-style-asian="italic" style:font-style-complex="italic"/>
    </style:style>
    <style:style style:name="T44" style:family="text">
      <style:text-properties fo:font-style="italic" officeooo:rsid="005ca8cb" style:font-style-asian="italic" style:font-style-complex="italic"/>
    </style:style>
    <style:style style:name="T45" style:family="text">
      <style:text-properties fo:font-style="italic" officeooo:rsid="00a1b0ba" style:font-style-asian="italic" style:font-style-complex="italic"/>
    </style:style>
    <style:style style:name="T46" style:family="text">
      <style:text-properties fo:font-style="italic" officeooo:rsid="005efcdc" style:font-style-asian="italic" style:font-style-complex="italic"/>
    </style:style>
    <style:style style:name="T47" style:family="text">
      <style:text-properties fo:font-style="italic" officeooo:rsid="0062f20d" style:font-style-asian="italic" style:font-style-complex="italic"/>
    </style:style>
    <style:style style:name="T48" style:family="text">
      <style:text-properties fo:font-style="italic" officeooo:rsid="004c78b6" style:font-style-asian="italic" style:font-style-complex="italic"/>
    </style:style>
    <style:style style:name="T49" style:family="text">
      <style:text-properties fo:font-style="italic" officeooo:rsid="00a238ef" style:font-style-asian="italic" style:font-style-complex="italic"/>
    </style:style>
    <style:style style:name="T50" style:family="text">
      <style:text-properties fo:font-style="italic" officeooo:rsid="00e53a79" style:font-style-asian="italic" style:font-style-complex="italic"/>
    </style:style>
    <style:style style:name="T51" style:family="text">
      <style:text-properties fo:font-style="italic" officeooo:rsid="00f6381c" style:font-style-asian="italic" style:font-style-complex="italic"/>
    </style:style>
    <style:style style:name="T52" style:family="text">
      <style:text-properties fo:font-style="italic" officeooo:rsid="011c42bb" style:font-style-asian="italic" style:font-style-complex="italic"/>
    </style:style>
    <style:style style:name="T53" style:family="text">
      <style:text-properties fo:font-style="italic" officeooo:rsid="011bae6e" style:font-style-asian="italic" style:font-style-complex="italic"/>
    </style:style>
    <style:style style:name="T54" style:family="text">
      <style:text-properties fo:font-style="italic" officeooo:rsid="011ddfba" style:font-style-asian="italic" style:font-style-complex="italic"/>
    </style:style>
    <style:style style:name="T55" style:family="text">
      <style:text-properties fo:font-style="italic" officeooo:rsid="002d6660" style:font-style-asian="italic" style:font-style-complex="italic"/>
    </style:style>
    <style:style style:name="T56" style:family="text">
      <style:text-properties fo:font-style="italic" officeooo:rsid="01277de0" style:font-style-asian="italic" style:font-style-complex="italic"/>
    </style:style>
    <style:style style:name="T57" style:family="text">
      <style:text-properties fo:font-style="italic" officeooo:rsid="0128d213" style:font-style-asian="italic" style:font-style-complex="italic"/>
    </style:style>
    <style:style style:name="T58" style:family="text">
      <style:text-properties fo:font-style="italic" officeooo:rsid="005efcdc" fo:background-color="#ffffff" loext:char-shading-value="0" style:font-style-asian="italic" style:font-style-complex="italic"/>
    </style:style>
    <style:style style:name="T59" style:family="text">
      <style:text-properties fo:font-style="italic" officeooo:rsid="008f0017" fo:background-color="#ffffff" loext:char-shading-value="0" style:font-style-asian="italic" style:font-style-complex="italic"/>
    </style:style>
    <style:style style:name="T60" style:family="text">
      <style:text-properties fo:font-style="italic" officeooo:rsid="008a1399" fo:background-color="#ffffff" loext:char-shading-value="0" style:font-style-asian="italic" style:font-style-complex="italic"/>
    </style:style>
    <style:style style:name="T61" style:family="text">
      <style:text-properties fo:font-style="italic" officeooo:rsid="0116c53f" fo:background-color="#ffffff" loext:char-shading-value="0"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a238ef" style:font-style-asian="italic" style:font-weight-asian="normal" style:font-style-complex="italic" style:font-weight-complex="normal"/>
    </style:style>
    <style:style style:name="T64" style:family="text">
      <style:text-properties officeooo:rsid="000be6ca"/>
    </style:style>
    <style:style style:name="T65" style:family="text">
      <style:text-properties officeooo:rsid="0013f3e2"/>
    </style:style>
    <style:style style:name="T66" style:family="text">
      <style:text-properties officeooo:rsid="00168100"/>
    </style:style>
    <style:style style:name="T67" style:family="text">
      <style:text-properties officeooo:rsid="00171cf4"/>
    </style:style>
    <style:style style:name="T68" style:family="text">
      <style:text-properties officeooo:rsid="00195a50"/>
    </style:style>
    <style:style style:name="T69" style:family="text">
      <style:text-properties officeooo:rsid="0023fa74"/>
    </style:style>
    <style:style style:name="T70" style:family="text">
      <style:text-properties officeooo:rsid="0024883e"/>
    </style:style>
    <style:style style:name="T71" style:family="text">
      <style:text-properties officeooo:rsid="002d6660"/>
    </style:style>
    <style:style style:name="T72" style:family="text">
      <style:text-properties fo:background-color="transparent" loext:char-shading-value="0"/>
    </style:style>
    <style:style style:name="T73" style:family="text">
      <style:text-properties officeooo:rsid="003bb45c"/>
    </style:style>
    <style:style style:name="T74" style:family="text">
      <style:text-properties officeooo:rsid="003d829d"/>
    </style:style>
    <style:style style:name="T75" style:family="text">
      <style:text-properties officeooo:rsid="0040a0b0"/>
    </style:style>
    <style:style style:name="T76" style:family="text">
      <style:text-properties officeooo:rsid="0040cb9a"/>
    </style:style>
    <style:style style:name="T77" style:family="text">
      <style:text-properties officeooo:rsid="0041cb2d"/>
    </style:style>
    <style:style style:name="T78" style:family="text">
      <style:text-properties officeooo:rsid="00438105"/>
    </style:style>
    <style:style style:name="T79" style:family="text">
      <style:text-properties officeooo:rsid="0043ef61"/>
    </style:style>
    <style:style style:name="T80" style:family="text">
      <style:text-properties officeooo:rsid="004c78b6"/>
    </style:style>
    <style:style style:name="T81" style:family="text">
      <style:text-properties officeooo:rsid="004e8c92"/>
    </style:style>
    <style:style style:name="T82" style:family="text">
      <style:text-properties officeooo:rsid="004fc498"/>
    </style:style>
    <style:style style:name="T83" style:family="text">
      <style:text-properties officeooo:rsid="005108d8"/>
    </style:style>
    <style:style style:name="T84" style:family="text">
      <style:text-properties officeooo:rsid="0051fded"/>
    </style:style>
    <style:style style:name="T85" style:family="text">
      <style:text-properties officeooo:rsid="00575128"/>
    </style:style>
    <style:style style:name="T86" style:family="text">
      <style:text-properties officeooo:rsid="005ca8cb"/>
    </style:style>
    <style:style style:name="T87" style:family="text">
      <style:text-properties officeooo:rsid="005ea69e"/>
    </style:style>
    <style:style style:name="T88" style:family="text">
      <style:text-properties officeooo:rsid="005efcdc"/>
    </style:style>
    <style:style style:name="T89" style:family="text">
      <style:text-properties officeooo:rsid="0062f20d"/>
    </style:style>
    <style:style style:name="T90" style:family="text">
      <style:text-properties officeooo:rsid="006f46f4"/>
    </style:style>
    <style:style style:name="T91" style:family="text">
      <style:text-properties officeooo:rsid="0071b1d5"/>
    </style:style>
    <style:style style:name="T92" style:family="text">
      <style:text-properties officeooo:rsid="0072e431"/>
    </style:style>
    <style:style style:name="T93" style:family="text">
      <style:text-properties fo:background-color="#ffffff" loext:char-shading-value="0"/>
    </style:style>
    <style:style style:name="T94" style:family="text">
      <style:text-properties officeooo:rsid="007568ff" fo:background-color="#ffffff" loext:char-shading-value="0"/>
    </style:style>
    <style:style style:name="T95" style:family="text">
      <style:text-properties officeooo:rsid="005efcdc" fo:background-color="#ffffff" loext:char-shading-value="0"/>
    </style:style>
    <style:style style:name="T96" style:family="text">
      <style:text-properties officeooo:rsid="0087c18f" fo:background-color="#ffffff" loext:char-shading-value="0"/>
    </style:style>
    <style:style style:name="T97" style:family="text">
      <style:text-properties officeooo:rsid="008a1399" fo:background-color="#ffffff" loext:char-shading-value="0"/>
    </style:style>
    <style:style style:name="T98" style:family="text">
      <style:text-properties officeooo:rsid="008f0017" fo:background-color="#ffffff" loext:char-shading-value="0"/>
    </style:style>
    <style:style style:name="T99" style:family="text">
      <style:text-properties officeooo:rsid="0116c53f" fo:background-color="#ffffff" loext:char-shading-value="0"/>
    </style:style>
    <style:style style:name="T100" style:family="text">
      <style:text-properties officeooo:rsid="0118caa1" fo:background-color="#ffffff" loext:char-shading-value="0"/>
    </style:style>
    <style:style style:name="T101" style:family="text">
      <style:text-properties officeooo:rsid="009a504b"/>
    </style:style>
    <style:style style:name="T102" style:family="text">
      <style:text-properties officeooo:rsid="009ab755"/>
    </style:style>
    <style:style style:name="T103" style:family="text">
      <style:text-properties officeooo:rsid="009af3e2"/>
    </style:style>
    <style:style style:name="T104" style:family="text">
      <style:text-properties officeooo:rsid="009bfdbe"/>
    </style:style>
    <style:style style:name="T105" style:family="text">
      <style:text-properties officeooo:rsid="009f818f"/>
    </style:style>
    <style:style style:name="T106" style:family="text">
      <style:text-properties officeooo:rsid="009fc2aa"/>
    </style:style>
    <style:style style:name="T107" style:family="text">
      <style:text-properties officeooo:rsid="009feb18"/>
    </style:style>
    <style:style style:name="T108" style:family="text">
      <style:text-properties fo:font-style="normal" officeooo:rsid="005ca8cb" style:font-style-asian="normal" style:font-style-complex="normal"/>
    </style:style>
    <style:style style:name="T109" style:family="text">
      <style:text-properties officeooo:rsid="00a1b0ba"/>
    </style:style>
    <style:style style:name="T110" style:family="text">
      <style:text-properties officeooo:rsid="00a238ef"/>
    </style:style>
    <style:style style:name="T111" style:family="text">
      <style:text-properties officeooo:rsid="00a3e640"/>
    </style:style>
    <style:style style:name="T112" style:family="text">
      <style:text-properties officeooo:rsid="00a58bc2"/>
    </style:style>
    <style:style style:name="T113" style:family="text">
      <style:text-properties officeooo:rsid="00a6463f"/>
    </style:style>
    <style:style style:name="T114" style:family="text">
      <style:text-properties officeooo:rsid="00a6e121"/>
    </style:style>
    <style:style style:name="T115" style:family="text">
      <style:text-properties officeooo:rsid="00a7e71a"/>
    </style:style>
    <style:style style:name="T116" style:family="text">
      <style:text-properties officeooo:rsid="00a98b01"/>
    </style:style>
    <style:style style:name="T117" style:family="text">
      <style:text-properties officeooo:rsid="00ab7c5c"/>
    </style:style>
    <style:style style:name="T118" style:family="text">
      <style:text-properties officeooo:rsid="00aec3c2"/>
    </style:style>
    <style:style style:name="T119" style:family="text">
      <style:text-properties officeooo:rsid="00b7a1d6"/>
    </style:style>
    <style:style style:name="T120" style:family="text">
      <style:text-properties officeooo:rsid="00bb0761"/>
    </style:style>
    <style:style style:name="T121" style:family="text">
      <style:text-properties officeooo:rsid="00bd34ff"/>
    </style:style>
    <style:style style:name="T122" style:family="text">
      <style:text-properties officeooo:rsid="00bf2aa6"/>
    </style:style>
    <style:style style:name="T123" style:family="text">
      <style:text-properties officeooo:rsid="00c55db8"/>
    </style:style>
    <style:style style:name="T124" style:family="text">
      <style:text-properties officeooo:rsid="00c75b65"/>
    </style:style>
    <style:style style:name="T125" style:family="text">
      <style:text-properties officeooo:rsid="00cb4a28"/>
    </style:style>
    <style:style style:name="T126" style:family="text">
      <style:text-properties fo:font-weight="normal" style:font-weight-asian="normal" style:font-weight-complex="normal"/>
    </style:style>
    <style:style style:name="T127" style:family="text">
      <style:text-properties fo:font-weight="normal" officeooo:rsid="00cb4a28" style:font-weight-asian="normal" style:font-weight-complex="normal"/>
    </style:style>
    <style:style style:name="T128" style:family="text">
      <style:text-properties officeooo:rsid="00dab03f"/>
    </style:style>
    <style:style style:name="T129" style:family="text">
      <style:text-properties officeooo:rsid="00e53a79"/>
    </style:style>
    <style:style style:name="T130" style:family="text">
      <style:text-properties officeooo:rsid="00f1ab57"/>
    </style:style>
    <style:style style:name="T131" style:family="text">
      <style:text-properties officeooo:rsid="00f358e8"/>
    </style:style>
    <style:style style:name="T132" style:family="text">
      <style:text-properties officeooo:rsid="00f3c55f"/>
    </style:style>
    <style:style style:name="T133" style:family="text">
      <style:text-properties officeooo:rsid="00f6381c"/>
    </style:style>
    <style:style style:name="T134" style:family="text">
      <style:text-properties officeooo:rsid="00fa9233"/>
    </style:style>
    <style:style style:name="T135" style:family="text">
      <style:text-properties officeooo:rsid="00ff270f"/>
    </style:style>
    <style:style style:name="T136" style:family="text">
      <style:text-properties officeooo:rsid="0102ed99"/>
    </style:style>
    <style:style style:name="T137" style:family="text">
      <style:text-properties officeooo:rsid="01067076"/>
    </style:style>
    <style:style style:name="T138" style:family="text">
      <style:text-properties officeooo:rsid="0109407a"/>
    </style:style>
    <style:style style:name="T139" style:family="text">
      <style:text-properties officeooo:rsid="010cb4b6"/>
    </style:style>
    <style:style style:name="T140" style:family="text">
      <style:text-properties officeooo:rsid="010fc921"/>
    </style:style>
    <style:style style:name="T141" style:family="text">
      <style:text-properties officeooo:rsid="01118380"/>
    </style:style>
    <style:style style:name="T142" style:family="text">
      <style:text-properties officeooo:rsid="011bae6e"/>
    </style:style>
    <style:style style:name="T143" style:family="text">
      <style:text-properties officeooo:rsid="011c42bb"/>
    </style:style>
    <style:style style:name="T144" style:family="text">
      <style:text-properties officeooo:rsid="011ddfba"/>
    </style:style>
    <style:style style:name="T145" style:family="text">
      <style:text-properties officeooo:rsid="0120383a"/>
    </style:style>
    <style:style style:name="T146" style:family="text">
      <style:text-properties officeooo:rsid="0125ae08"/>
    </style:style>
    <style:style style:name="T147" style:family="text">
      <style:text-properties officeooo:rsid="0128d213"/>
    </style:style>
    <style:style style:name="T148" style:family="text">
      <style:text-properties officeooo:rsid="01321b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1"/>
            <text:h text:style-name="Heading_20_1" text:outline-level="1">Lexical Analysis</text:h>
          </table:table-cell>
          <table:table-cell table:style-name="Table1.B1" office:value-type="string">
            <text:p text:style-name="P1"/>
            <text:p text:style-name="Standard"><text:span text:style-name="T1">Lexical analysis is the process of decomposing an input sequence of characters into one or more sequences of symbols called </text:span><text:span text:style-name="T26">lexical tokens</text:span><text:span text:style-name="T1"> or just </text:span><text:span text:style-name="T26">tokens</text:span><text:span text:style-name="T1">. <text:s/>The purpose of producing these tokens is usually to pass them as input to another program, such as a </text:span><text:span text:style-name="T26">parser</text:span><text:span text:style-name="T1">.</text:span></text:p>
          </table:table-cell>
        </table:table-row>
        <table:table-row>
          <table:table-cell table:style-name="Table1.A2" office:value-type="string">
            <text:p text:style-name="P1"/>
            <text:h text:style-name="Heading_20_1" text:outline-level="1">Lexical Analyzer</text:h>
          </table:table-cell>
          <table:table-cell table:style-name="Table1.B2" office:value-type="string">
            <text:p text:style-name="P1"/>
            <text:p text:style-name="Standard"><text:span text:style-name="T1">A lexical analyzer is a sub-routine that performs the lexical analysis process. <text:s/>It is usually composed of two stages (i.e. </text:span><text:span text:style-name="T26">scanner</text:span><text:span text:style-name="T1"> and </text:span><text:span text:style-name="T26">evaluator</text:span><text:span text:style-name="T2">)</text:span><text:span text:style-name="T1">. <text:s/>The scanner and evaluator stages are often integrated, for efficiency reasons.</text:span></text:p>
            <text:p text:style-name="P1"/>
            <text:p text:style-name="Standard"><text:span text:style-name="T1">The </text:span><text:span text:style-name="T26">scanner</text:span><text:span text:style-name="T1"> is responsible for accessing the string of data and for breaking the input sequence of characters into </text:span><text:span text:style-name="T26">lexemes</text:span><text:span text:style-name="T1">. <text:s/>The scanner is usually based on a finite state machine (F</text:span><text:span text:style-name="T9">SM</text:span><text:span text:style-name="T1">). <text:s/>It has encoded within it information on the possible sequences of characters that can be contained within any of the types of tokens it handles.</text:span></text:p>
            <text:p text:style-name="P1"/>
            <text:p text:style-name="Standard"><text:span text:style-name="T1">The </text:span><text:span text:style-name="T26">evaluator</text:span><text:span text:style-name="T1"> is responsible for classifying a lexeme into a token. <text:s/>The token is composed of type and lexeme. <text:s/>Type classifies the lexeme so that the parser has an easier job with syntactical analysis (e.g. </text:span><text:span text:style-name="T3">key word name, </text:span><text:span text:style-name="T1">variable name, number, special character, character string, hexadecimal string, etc.). <text:s/>Sometimes evaluators suppress a lexeme entirely, concealing it from the parser, which is useful for white-space and comments.</text:span></text:p>
            <text:p text:style-name="P1"/>
            <text:p text:style-name="Standard"><text:span text:style-name="T1">A </text:span><text:span text:style-name="T26">lexeme</text:span><text:span text:style-name="T1"> is a string of characters that can be defined as a subset of some alphabet. <text:s/>That alphabet may be a subset of the EBCDIC character set.</text:span></text:p>
            <text:p text:style-name="P1"/>
            <text:p text:style-name="Standard"><text:span text:style-name="T1">The scanner may be written to decompose an input sequence of characters under the control of a </text:span><text:span text:style-name="T26">template</text:span><text:span text:style-name="T1"> instead of using the finite state machine method. <text:s/>Following are the major categories of this type of scanner.</text:span></text:p>
            <text:list xml:id="list171614469" text:style-name="L1">
              <text:list-item>
                <text:p text:style-name="P75">Tokenize via words</text:p>
              </text:list-item>
              <text:list-item>
                <text:p text:style-name="P75">Tokenize via string pattern</text:p>
              </text:list-item>
              <text:list-item>
                <text:p text:style-name="P75">Tokenize via numeric pattern</text:p>
              </text:list-item>
            </text:list>
            <text:p text:style-name="Text_20_body">A template list can contain any combination of the listed categories. <text:s/>The next section “String Actions” describes a set of specific implementations of scanners and/or lexical analyzers.</text:p>
            <text:p text:style-name="P73">This type of scanner seldom has an evaluator stage associated with it. <text:s/>Additionally, it is <text:span text:style-name="T64">usually</text:span> not responsible for accessing the input data stream. <text:s/>The caller generally provides the data to be scanned.</text:p>
          </table:table-cell>
        </table:table-row>
        <table:table-row>
          <table:table-cell table:style-name="Table1.A2" office:value-type="string">
            <text:p text:style-name="P1"/>
            <text:p text:style-name="P1">Tokenize via words</text:p>
          </table:table-cell>
          <table:table-cell table:style-name="Table1.B2" office:value-type="string">
            <text:p text:style-name="Standard"/>
            <text:p text:style-name="Standard">The simplest method is a template consisting of a list of result fields. <text:s/>The source field is decomposed into sub-strings (i.e. lexeme) delimited by the declared delimiter character (e.g. blank) and a list of optional delimiters, if specified. <text:s/>Each sub-string from the source field is assigned to a result field (i.e. lexeme) in the template list, in order of occurrence. <text:s/>Each result lexeme will have both leading and trailing strip characters (e.g. blank) removed. <text:s/>If there are not enough result fields to satisfy the complete consumption of the source <text:soft-page-break/>field, the last result field will contain the remaining sub-string(s). <text:s/>In this case, the leading and trailing strip characters will not be removed. <text:s/>If there are more result fields in the template list than there are lexemes to fill them, the superfluous results fields will have length fields of zero.</text:p>
          </table:table-cell>
        </table:table-row>
        <table:table-row>
          <table:table-cell table:style-name="Table1.A2" office:value-type="string">
            <text:p text:style-name="P1"/>
            <text:p text:style-name="P1">Tokenize via String Pattern</text:p>
          </table:table-cell>
          <table:table-cell table:style-name="Table1.B2" office:value-type="string">
            <text:p text:style-name="P1"/>
            <text:p text:style-name="P1">This category consists of an input template containing a string pattern used to decompose the source field. <text:s/>The source sub-string immediately prior to the matched input template string pattern (not inclusive) is assigned to the previously specified result field template, if one exists. <text:s/>The source sub-string following the matched input template string pattern is assigned to the result field template following the input template string pattern, if one exists. <text:s/>Leading and trailing strip characters are not removed from the result templates. <text:s/></text:p>
            <text:p text:style-name="P1"/>
            <text:p text:style-name="P1">When a relative numeric pattern template follows the input template string pattern, the cursor position of the located character string becomes the reference cursor for all following relative numeric pattern templates.</text:p>
            <text:p text:style-name="P1"/>
            <text:p text:style-name="P1">If the input template string pattern cannot be found in the source field, the previous result template is set to the remaining data in the source field, if it exists. <text:s/>The following result templates, if specified, are set to a zero length value.</text:p>
            <text:p text:style-name="P1"/>
            <text:p text:style-name="P1">There are two sub-categories of this type pattern.</text:p>
            <text:list xml:id="list2308040568" text:style-name="L2">
              <text:list-item>
                <text:p text:style-name="P76">Literal string pattern</text:p>
              </text:list-item>
              <text:list-item>
                <text:p text:style-name="P76">Variable string pattern</text:p>
              </text:list-item>
            </text:list>
          </table:table-cell>
        </table:table-row>
        <table:table-row>
          <table:table-cell table:style-name="Table1.A2" office:value-type="string">
            <text:p text:style-name="P1"/>
            <text:p text:style-name="P1">Literal String Pattern</text:p>
          </table:table-cell>
          <table:table-cell table:style-name="Table1.B2" office:value-type="string">
            <text:p text:style-name="P1"/>
            <text:p text:style-name="P1">This category consists of a literal string pattern included in the input template to decompose a source field. <text:s/>This category follows the rules previously specified.</text:p>
          </table:table-cell>
        </table:table-row>
        <table:table-row>
          <table:table-cell table:style-name="Table1.A2" office:value-type="string">
            <text:p text:style-name="P1"/>
            <text:p text:style-name="P1">Variable String Pattern</text:p>
          </table:table-cell>
          <table:table-cell table:style-name="Table1.B2" office:value-type="string">
            <text:p text:style-name="P1"/>
            <text:p text:style-name="P1">This category consists of a variable string pattern (address of) included in the input template to decompose a source field. <text:s/>This category follows the rules previously specified.</text:p>
            <text:p text:style-name="P1"/>
            <text:p text:style-name="P1">The input template <text:span text:style-name="T117">contains a negative </text:span>length field (<text:span text:style-name="T124">2</text:span>-byte signed integer), <text:span text:style-name="T117">and a 4-byte string containing the address of the desired string pattern</text:span>. <text:s/><text:span text:style-name="T117">The length field will contain the length of the desired string pattern multiplied by minus 1.</text:span></text:p>
          </table:table-cell>
        </table:table-row>
        <table:table-row>
          <table:table-cell table:style-name="Table1.A2" office:value-type="string">
            <text:p text:style-name="P1"/>
            <text:p text:style-name="P1">Tokenize via Numeric Pattern</text:p>
          </table:table-cell>
          <table:table-cell table:style-name="Table1.B2" office:value-type="string">
            <text:p text:style-name="P1"/>
            <text:p text:style-name="P1">This general category of input template uses a signed or unsigned zone decimal column number included in the template to decompose a source field. <text:s/>The source sub-string prior to the column (not inclusive) is assigned to the previously specified result template, if one exists. <text:s/>The source sub-string beginning at the specified column number will be assigned to the result template following the numeric pattern template, if one exists. <text:s/>Leading and trailing strip characters are not removed from the result templates.</text:p>
            <text:p text:style-name="P1"/>
            <text:p text:style-name="P1">If the numeric pattern references a position prior to the current cursor, the token <text:soft-page-break/>will be assigned the remaining source field. <text:s/>If the numeric pattern template references a position beyond the source field, the result field template will be assigned the remaining source field, no padding will occur.</text:p>
            <text:p text:style-name="P1"/>
            <text:p text:style-name="P1">There are two sub-categories of this type pattern.</text:p>
            <text:list xml:id="list3164307150" text:style-name="L3">
              <text:list-item>
                <text:p text:style-name="P77">Positional numeric pattern</text:p>
              </text:list-item>
              <text:list-item>
                <text:p text:style-name="P77">Relative numeric pattern</text:p>
              </text:list-item>
            </text:list>
          </table:table-cell>
        </table:table-row>
        <table:table-row>
          <table:table-cell table:style-name="Table1.A2" office:value-type="string">
            <text:p text:style-name="P1"/>
            <text:p text:style-name="P1">Positional numeric pattern</text:p>
          </table:table-cell>
          <table:table-cell table:style-name="Table1.B2" office:value-type="string">
            <text:p text:style-name="P1"/>
            <text:p text:style-name="P1">This category of template specifies an unsigned zone decimal number as a numeric pattern in the template; the zone decimal number refers to a particular column in the source field, relative to the initial cursor position. <text:s/>The zone decimal number specifies the start column for the following token. <text:s/>This category follows the rules previously specified.</text:p>
          </table:table-cell>
        </table:table-row>
        <table:table-row>
          <table:table-cell table:style-name="Table1.A2" office:value-type="string">
            <text:p text:style-name="P1"/>
            <text:p text:style-name="P1">Relative numeric pattern</text:p>
          </table:table-cell>
          <table:table-cell table:style-name="Table1.B2" office:value-type="string">
            <text:p text:style-name="P1"/>
            <text:p text:style-name="P1">This category of template specifies a signed zone decimal number as a numeric pattern in the template; the zone decimal number refers to the number of columns to the left (-n) or right (+n) of the current cursor position, which is the cursor position of the previous token, in the source field. <text:s/>This category follows the rules previously specified.</text:p>
          </table:table-cell>
        </table:table-row>
      </table:table>
      <text:p text:style-name="Standard"/>
      <text:p text:style-name="Standard"/>
      <table:table table:name="Table2" table:style-name="Table2">
        <table:table-column table:style-name="Table2.A"/>
        <table:table-column table:style-name="Table2.B"/>
        <table:table-row>
          <table:table-cell table:style-name="Table2.A1" office:value-type="string">
            <text:p text:style-name="Standard"/>
            <text:p text:style-name="Standard">String Actions</text:p>
          </table:table-cell>
          <table:table-cell table:style-name="Table2.B1" office:value-type="string">
            <text:p text:style-name="P1"/>
            <text:p text:style-name="P1">Define a set of string services similar to those provided by REXX <text:span text:style-name="T117">built-in-functions (BIF) </text:span>to act on character strings.</text:p>
            <text:p text:style-name="P1"/>
            <text:p text:style-name="P1">In most cases, the following string actions are limited to acting on source fields that are <text:span text:style-name="T105">1</text:span>:256 bytes in length. <text:s/><text:span text:style-name="T105">Some special cases support 1:32,767 bytes in length. <text:s/></text:span>All source fields are assumed to contain only single byte character set (SBCS) extended binary coded decimal interchange code (EBCDIC) characters.</text:p>
            <text:p text:style-name="P1"/>
            <text:p text:style-name="Standard"><text:span text:style-name="T1">When specifying the AS LA Source field, the supplied data can be the source data or the address of the source field if the length field </text:span><text:span text:style-name="T13">is </text:span><text:span text:style-name="T10">negative</text:span><text:span text:style-name="T1">. <text:s/></text:span><text:span text:style-name="T32">The source field is never modified in the storage that it resides.</text:span></text:p>
            <text:p text:style-name="P1"/>
            <text:p text:style-name="P1">When specifying the AS LA Template input field(s), the supplied data can be the pattern specification field or the address of the pattern specification field <text:span text:style-name="T82">when </text:span>the length field <text:span text:style-name="T105">is negative.</text:span></text:p>
            <text:p text:style-name="P1"/>
            <text:p text:style-name="Standard"><text:span text:style-name="T1">If the AS LA Template result field contains a maximum field length value of zero, it will be used as a placeholder (i.e. dummy variable) and no data is returned. <text:s/></text:span><text:span text:style-name="T32">If the value is too small to hold the lexeme, a zero length result field is returned </text:span><text:span text:style-name="T33">along with the appropriate error. </text:span><text:span text:style-name="T1"><text:s/>All results fields will have a used length returned via the template.</text:span></text:p>
            <text:p text:style-name="P1"/>
            <text:p text:style-name="Standard"><text:span text:style-name="T1">In </text:span><text:span text:style-name="T14">some</text:span><text:span text:style-name="T1"> cases, the caller can specify an optional delimiter string as the first </text:span><text:span text:style-name="T10">input</text:span><text:span text:style-name="T1"> template item. <text:s/>This string can contain up to 16 characters, used to </text:span><text:soft-page-break/><text:span text:style-name="T1">determine the end of a lexeme. <text:s/>The default </text:span><text:span text:style-name="T26">delimiter</text:span><text:span text:style-name="T1"> character specified in the AS LA Request Options is also used.</text:span></text:p>
            <text:p text:style-name="P1"/>
            <text:p text:style-name="P1">The actions STRFPOS and STRLPOS present a special case. <text:s/>The first <text:span text:style-name="T106">input </text:span>template item can contain the least frequently used (LFU) frequency <text:span text:style-name="T105">vector</text:span>. <text:s/>This <text:span text:style-name="T106">vector</text:span> must be 256 bytes in length. <text:s/>Each byte represents a valid EBCDIC character. <text:s/>The value placed in each byte <text:span text:style-name="T146">(one byte integer)</text:span>, is the frequency (0:255) that character is used. <text:s/>The STRFPOS and STRLPOS actions use this value to determine which byte in the search string to scan the source field for. <text:s/>The character with the lowest frequency value is used. <text:s/>The intent is to provide the fastest string search sub-routine possible. <text:s/>If not provided, a default LFU frequency <text:span text:style-name="T105">vector</text:span> will be used.</text:p>
            <text:p text:style-name="P1"/>
            <text:p text:style-name="P1">The IBM Language Environment (LE) Feedback Area is a 12-byte data structure (ADT) that contains the condition token. <text:s/>If any error conditions are encountered by the sub-routine, it will be placed in <text:span text:style-name="T73">this, data</text:span> structure. <text:s/>If this parameter is omitted the sub-routine will signal the condition and if the condition code is three or higher an ABEND will occur. <text:s/>Otherwise, the condition is returned to the caller and the caller can determine what actions are necessary to resolve the error.</text:p>
            <text:p text:style-name="P1"/>
            <text:p text:style-name="P1">Parameter list:</text:p>
            <text:list xml:id="list322283370" text:style-name="L4">
              <text:list-item>
                <text:p text:style-name="P78">AS Communication Area (data structure)</text:p>
              </text:list-item>
              <text:list-item>
                <text:p text:style-name="P78">AS LA Action (4-byte integer)</text:p>
              </text:list-item>
              <text:list-item>
                <text:p text:style-name="P78">AS LA Request Options (data structure)</text:p>
              </text:list-item>
              <text:list-item>
                <text:p text:style-name="P78">AS LA Source field (variable length string)</text:p>
              </text:list-item>
              <text:list-item>
                <text:p text:style-name="P78">AS LA Template count (4-byte integer)</text:p>
              </text:list-item>
              <text:list-item>
                <text:p text:style-name="P78">AS LA Template input or result (data structure)<text:line-break/>one to many occurrences as reflected by the AS LA Template count</text:p>
              </text:list-item>
              <text:list-item>
                <text:p text:style-name="P78">(optional) LE Feedback Area (data structure)</text:p>
              </text:list-item>
            </text:list>
            <text:p text:style-name="P1"/>
            <text:p text:style-name="P1">Request Options:</text:p>
            <text:list xml:id="list2197500338" text:style-name="L5">
              <text:list-item>
                <text:p text:style-name="P79">Default characters:</text:p>
                <text:list>
                  <text:list-item>
                    <text:p text:style-name="P177"><text:span text:style-name="T26">Delimiter</text:span><text:span text:style-name="T1"> character (input): character that terminates sub-strings within the source character string. <text:s/>The default is a blank.</text:span></text:p>
                  </text:list-item>
                  <text:list-item>
                    <text:p text:style-name="P177"><text:span text:style-name="T26">Strip</text:span><text:span text:style-name="T1"> character (input): character that precedes and /or succeeds the source character string. <text:s/>The default is a blank.</text:span></text:p>
                  </text:list-item>
                  <text:list-item>
                    <text:p text:style-name="P177"><text:span text:style-name="T26">Pad</text:span><text:span text:style-name="T1"> character (output): character used to separate sub-strings within the result lexeme or precede and/or succeed the result lexeme depending on the action requested. <text:s/>The default is a blank.</text:span></text:p>
                  </text:list-item>
                </text:list>
              </text:list-item>
              <text:list-item>
                <text:p text:style-name="P177"><text:span text:style-name="T26">Upper-case translation</text:span><text:span text:style-name="T1"> of the source field is requested. <text:s/>The source field is copied to an internal work area prior to translation.</text:span></text:p>
              </text:list-item>
              <text:list-item>
                <text:p text:style-name="P178"><text:span text:style-name="T26">Case-insensitive</text:span><text:span text:style-name="T1"> string match for Boyer-Moore.</text:span></text:p>
              </text:list-item>
              <text:list-item>
                <text:p text:style-name="P177"><text:span text:style-name="T1">Remove </text:span><text:span text:style-name="T26">leading</text:span><text:span text:style-name="T1"> and/or </text:span><text:span text:style-name="T26">trailing</text:span><text:span text:style-name="T1"> strip characters from the source field.</text:span></text:p>
              </text:list-item>
              <text:list-item>
                <text:p text:style-name="P177"><text:span text:style-name="T26">Continue</text:span><text:span text:style-name="T1"> the previous request.</text:span></text:p>
              </text:list-item>
              <text:list-item>
                <text:p text:style-name="P177"><text:span text:style-name="T1">Initial </text:span><text:span text:style-name="T26">start column</text:span><text:span text:style-name="T1"> or </text:span><text:span text:style-name="T26">word</text:span><text:span text:style-name="T1"> in source field.</text:span></text:p>
              </text:list-item>
              <text:list-item>
                <text:p text:style-name="P177"><text:span text:style-name="T26">Count</text:span><text:span text:style-name="T1"> field, number of words or characters.</text:span></text:p>
              </text:list-item>
              <text:list-item>
                <text:p text:style-name="P79">Persistent Storage Area (PSA) a variable length string (ADT). <text:s/>Contains <text:soft-page-break/>a <text:span text:style-name="T124">2</text:span>-byte integer length field and data area. <text:s/><text:span text:style-name="T141">If required, the minimum length is 32-bytes, the maximum length required is 288-bytes.</text:span></text:p>
              </text:list-item>
            </text:list>
          </table:table-cell>
        </table:table-row>
        <table:table-row>
          <table:table-cell table:style-name="Table2.A2" office:value-type="string">
            <text:p text:style-name="P1"/>
            <text:p text:style-name="P1">APPEND <text:span text:style-name="T130">(05)</text:span></text:p>
            <text:p text:style-name="P42">ASUDAPND</text:p>
          </table:table-cell>
          <table:table-cell table:style-name="Table2.B2" office:value-type="string">
            <text:p text:style-name="P1"/>
            <text:p text:style-name="P11">Return a result field containing the source field appended to the result field. <text:s/>The result field can contain preexisting data. <text:s/>The result field can be up to 32,767 bytes in length. <text:s/><text:span text:style-name="T84">If the result field used length is zero, the result field will be initialized to the default </text:span><text:span text:style-name="T40">pad</text:span><text:span text:style-name="T84"> character prior to any other action. <text:s/>If the </text:span><text:span text:style-name="T40">count</text:span><text:span text:style-name="T84"> field is greater than zero, then that number of default </text:span><text:span text:style-name="T40">pad</text:span><text:span text:style-name="T84"> characters will be appended prior to appending the source field. <text:s/>The used length of the result field will be returned.</text:span></text:p>
            <text:p text:style-name="P1"/>
            <text:p text:style-name="P1">Request option<text:span text:style-name="T101">(s)</text:span>, <text:span text:style-name="T83">source field </text:span><text:span text:style-name="T41">upper case translation</text:span><text:span text:style-name="T83"> and </text:span><text:span text:style-name="T41">count</text:span><text:span text:style-name="T83"> are sup</text:span>ported.</text:p>
            <text:p text:style-name="P1"/>
            <text:p text:style-name="P1">Parameter list:</text:p>
            <text:list xml:id="list3968880079" text:style-name="L6">
              <text:list-item>
                <text:p text:style-name="P80">AS Communication Area</text:p>
              </text:list-item>
              <text:list-item>
                <text:p text:style-name="P80">AS LA Request Options</text:p>
              </text:list-item>
              <text:list-item>
                <text:p text:style-name="P81">AS LA Source field</text:p>
              </text:list-item>
              <text:list-item>
                <text:p text:style-name="P80">AS LA Template count</text:p>
              </text:list-item>
              <text:list-item>
                <text:p text:style-name="P80">AS LA Template result field</text:p>
              </text:list-item>
              <text:list-item>
                <text:p text:style-name="P80">(optional) LE Feedback Area</text:p>
              </text:list-item>
            </text:list>
            <text:p text:style-name="P1"/>
            <text:p text:style-name="P1">Conditions:</text:p>
            <text:list xml:id="list1080515486" text:style-name="L7">
              <text:list-item>
                <text:p text:style-name="P98"><text:span text:style-name="T66">ASU039</text:span> – 105 Argument is invalid</text:p>
              </text:list-item>
              <text:list-item>
                <text:p text:style-name="P98"><text:span text:style-name="T66">ASU03H</text:span> – 113 Too many arguments</text:p>
              </text:list-item>
              <text:list-item>
                <text:p text:style-name="P98"><text:span text:style-name="T66">ASU03I</text:span> – 114 Too few arguments</text:p>
              </text:list-item>
              <text:list-item>
                <text:p text:style-name="P98"><text:span text:style-name="T66">ASU03J</text:span> – 115 Numeric data is out of range</text:p>
              </text:list-item>
              <text:list-item>
                <text:p text:style-name="P86"><text:span text:style-name="T66">ASU03L</text:span> – 117 Overflow</text:p>
              </text:list-item>
            </text:list>
          </table:table-cell>
        </table:table-row>
        <table:table-row>
          <table:table-cell table:style-name="Table2.A2" office:value-type="string">
            <text:p text:style-name="P1"/>
            <text:p text:style-name="P1">CENTER <text:span text:style-name="T130">(06)</text:span></text:p>
            <text:p text:style-name="P41">ASUDCNTR</text:p>
          </table:table-cell>
          <table:table-cell table:style-name="Table2.B2" office:value-type="string">
            <text:p text:style-name="P1"/>
            <text:p text:style-name="P63"><text:span text:style-name="T1">Return a result field containing the source field centered within the bounds of the result field maximum size value. <text:s/></text:span><text:span text:style-name="T8">The used length of the result field will be returned. <text:s/></text:span><text:span text:style-name="T1">The </text:span><text:span text:style-name="T15">default</text:span><text:span text:style-name="T1"> </text:span><text:span text:style-name="T26">pad</text:span><text:span text:style-name="T1"> character is used to bracket the result field. <text:s/>It </text:span><text:span text:style-name="T4">must</text:span><text:span text:style-name="T1"> be specified via the AS LA Request Options data structure.</text:span></text:p>
            <text:p text:style-name="P1"/>
            <text:p text:style-name="P25">Request option<text:span text:style-name="T102">(s)</text:span>, <text:span text:style-name="T83">source field </text:span><text:span text:style-name="T41">upper case translation</text:span><text:span text:style-name="T83"> and </text:span><text:span text:style-name="T41">start</text:span><text:span text:style-name="T83"> are sup</text:span>ported.</text:p>
            <text:p text:style-name="P1"/>
            <text:p text:style-name="P1">Parameter list:</text:p>
            <text:list xml:id="list144309173372050" text:continue-list="list3968880079"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AS LA Template result field</text:p>
              </text:list-item>
              <text:list-item>
                <text:p text:style-name="P80">(optional) LE Feedback Area</text:p>
              </text:list-item>
            </text:list>
            <text:p text:style-name="P1"/>
            <text:p text:style-name="P1">Conditions:</text:p>
            <text:list xml:id="list1181711293" text:style-name="L8">
              <text:list-item>
                <text:p text:style-name="P99"><text:span text:style-name="T66">ASU039</text:span> – 105 Argument is invalid</text:p>
              </text:list-item>
              <text:list-item>
                <text:p text:style-name="P99"><text:span text:style-name="T66">ASU03D</text:span> – 109 Branch index is invalid</text:p>
              </text:list-item>
              <text:list-item>
                <text:p text:style-name="P99"><text:span text:style-name="T66">ASU03H</text:span> – 113 Too many arguments</text:p>
              </text:list-item>
              <text:list-item>
                <text:p text:style-name="P99"><text:soft-page-break/><text:span text:style-name="T66">ASU03I</text:span> – 114 Too few arguments</text:p>
              </text:list-item>
              <text:list-item>
                <text:p text:style-name="P99"><text:span text:style-name="T66">ASU03J</text:span> – 115 Numeric data is out of range</text:p>
              </text:list-item>
              <text:list-item>
                <text:p text:style-name="P87"><text:span text:style-name="T66">ASU03L</text:span> – 117 Overflow</text:p>
              </text:list-item>
            </text:list>
          </table:table-cell>
        </table:table-row>
        <table:table-row>
          <table:table-cell table:style-name="Table2.A2" office:value-type="string">
            <text:p text:style-name="P1"/>
            <text:p text:style-name="P1">COUNT <text:span text:style-name="T130">(07)</text:span></text:p>
            <text:p text:style-name="P41">ASUDSCNT</text:p>
          </table:table-cell>
          <table:table-cell table:style-name="Table2.B2" office:value-type="string">
            <text:p text:style-name="P1"/>
            <text:p text:style-name="P1">Return a result field containing the source field length (4-byte integer), character count (4-byte integer), and word count (4-byte integer).</text:p>
            <text:p text:style-name="P1"/>
            <text:p text:style-name="Standard"><text:span text:style-name="T1">If two result fields are specified, a vector containing each valid delimited sub-string (offset, length) within the source field is returned. <text:s/>Each vector entry is four bytes in length. <text:s/>The offset is a </text:span><text:span text:style-name="T17">2</text:span><text:span text:style-name="T1">-byte integer. <text:s/>The length is a </text:span><text:span text:style-name="T17">2</text:span><text:span text:style-name="T1">-byte integer. <text:s/>The word count result field contains the number of vector entries. <text:s/></text:span><text:span text:style-name="T5">The internal vector used to keep track of each sub-string in the source string is a fixed length of 512 bytes. <text:s/>Which is enough space to track 128 sub-strings. <text:s/>The internal vector will be copied to the optional supplied result template, if present. <text:s/></text:span><text:span text:style-name="T6">Therefore, make sure that the second result field is </text:span><text:span text:style-name="T7">a minimum of </text:span><text:span text:style-name="T6">512 bytes in length.</text:span></text:p>
            <text:p text:style-name="P1"/>
            <text:p text:style-name="P26">Request option<text:span text:style-name="T102">(s)</text:span>, <text:span text:style-name="T42">start</text:span><text:span text:style-name="T85"> is sup</text:span>ported.</text:p>
            <text:p text:style-name="P1"/>
            <text:p text:style-name="P1">Parameter list:</text:p>
            <text:list xml:id="list144309128149344" text:continue-list="list144309173372050"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optional) AS LA Template input field</text:p>
                <text:list>
                  <text:list-item>
                    <text:p text:style-name="P100">Delimiter <text:span text:style-name="T111">vector</text:span> (16 bytes max)</text:p>
                  </text:list-item>
                </text:list>
              </text:list-item>
              <text:list-item>
                <text:p text:style-name="P80">AS LA Template result field</text:p>
              </text:list-item>
              <text:list-item>
                <text:p text:style-name="P80">(optional) AS LA Template result field </text:p>
              </text:list-item>
              <text:list-item>
                <text:p text:style-name="P80">(optional) LE Feedback Area</text:p>
              </text:list-item>
            </text:list>
            <text:p text:style-name="P1"/>
            <text:p text:style-name="P1">Conditions:</text:p>
            <text:list xml:id="list2339604710" text:style-name="L9">
              <text:list-item>
                <text:p text:style-name="P106">ASU<text:span text:style-name="T65">039</text:span> – 105 Argument is invalid</text:p>
              </text:list-item>
              <text:list-item>
                <text:p text:style-name="P106">ASU<text:span text:style-name="T65">03D</text:span> – 109 Branch index is invalid</text:p>
              </text:list-item>
              <text:list-item>
                <text:p text:style-name="P106">ASU<text:span text:style-name="T65">03H</text:span> – 113 Too many arguments</text:p>
              </text:list-item>
              <text:list-item>
                <text:p text:style-name="P106">ASU<text:span text:style-name="T65">03I</text:span> – 114 Too few arguments</text:p>
              </text:list-item>
              <text:list-item>
                <text:p text:style-name="P106">ASU<text:span text:style-name="T65">03J</text:span> – 115 Numeric data is out of range</text:p>
              </text:list-item>
              <text:list-item>
                <text:p text:style-name="P107">ASU<text:span text:style-name="T120">03L – 117 Overflow</text:span></text:p>
              </text:list-item>
            </text:list>
          </table:table-cell>
        </table:table-row>
        <table:table-row>
          <table:table-cell table:style-name="Table2.A2" office:value-type="string">
            <text:p text:style-name="P1"/>
            <text:p text:style-name="P1">DEEDIT <text:span text:style-name="T130">(08)</text:span></text:p>
            <text:p text:style-name="P44">ASUDDEDT</text:p>
          </table:table-cell>
          <table:table-cell table:style-name="Table2.B2" office:value-type="string">
            <text:p text:style-name="P1"/>
            <text:p text:style-name="P10">Return a result string containing the source field less the valid edit characters (i.e. blank, monetary sign, minus sign, comma, decimal point, and trailing characters G, M, K). <text:s/>The source string must be a valid edited numeric field. <text:s/>The result string format is controlled via the AS LA Template input field. <text:s/>The de-editing is managed by a finite state machine (FSM) macro routine. <text:s/><text:span text:style-name="T70">The used length of the result field will be returned.</text:span></text:p>
            <text:p text:style-name="P1"/>
            <text:p text:style-name="P39">Request option<text:span text:style-name="T102">(s)</text:span>, <text:span text:style-name="T83">source field </text:span><text:span text:style-name="T41">upper case translation </text:span><text:span text:style-name="T83">is sup</text:span>ported.</text:p>
            <text:p text:style-name="P1"/>
            <text:p text:style-name="P1"><text:soft-page-break/>Parameter list:</text:p>
            <text:list xml:id="list182155446" text:style-name="L10">
              <text:list-item>
                <text:p text:style-name="P88">AS Communication Area</text:p>
              </text:list-item>
              <text:list-item>
                <text:p text:style-name="P88">AS LA Request Options </text:p>
              </text:list-item>
              <text:list-item>
                <text:p text:style-name="P88">AS LA Source field </text:p>
              </text:list-item>
              <text:list-item>
                <text:p text:style-name="P88">AS LA Template count </text:p>
              </text:list-item>
              <text:list-item>
                <text:p text:style-name="P88">AS LA Template result field </text:p>
              </text:list-item>
              <text:list-item>
                <text:p text:style-name="P88">(optional) LE Feedback Area</text:p>
              </text:list-item>
            </text:list>
            <text:p text:style-name="P1"/>
            <text:p text:style-name="P1">Conditions:</text:p>
            <text:list xml:id="list2829489801" text:style-name="L11">
              <text:list-item>
                <text:p text:style-name="P108"><text:span text:style-name="T66">ASU039</text:span> – 105 Argument is invalid</text:p>
              </text:list-item>
              <text:list-item>
                <text:p text:style-name="P108"><text:span text:style-name="T66">ASU03H</text:span> – 113 Too many arguments</text:p>
              </text:list-item>
              <text:list-item>
                <text:p text:style-name="P108"><text:span text:style-name="T66">ASU03I</text:span> – 114 Too few arguments</text:p>
              </text:list-item>
              <text:list-item>
                <text:p text:style-name="P108"><text:span text:style-name="T66">ASU03J</text:span> – 115 Numeric data is out of range</text:p>
              </text:list-item>
              <text:list-item>
                <text:p text:style-name="P109">ASU03P – 121 Syntax error</text:p>
              </text:list-item>
            </text:list>
          </table:table-cell>
        </table:table-row>
        <table:table-row>
          <table:table-cell table:style-name="Table2.A2" office:value-type="string">
            <text:p text:style-name="P1"/>
            <text:p text:style-name="P1">EDIT <text:span text:style-name="T130">(09)</text:span></text:p>
            <text:p text:style-name="P1"/>
          </table:table-cell>
          <table:table-cell table:style-name="Table2.B2" office:value-type="string">
            <text:p text:style-name="P38"/>
          </table:table-cell>
        </table:table-row>
        <table:table-row>
          <table:table-cell table:style-name="Table2.A2" office:value-type="string">
            <text:p text:style-name="P1"/>
            <text:p text:style-name="P1">JUSTIFY <text:span text:style-name="T130">(10)</text:span></text:p>
            <text:p text:style-name="P41">ASUDJSTF</text:p>
          </table:table-cell>
          <table:table-cell table:style-name="Table2.B2" office:value-type="string">
            <text:p text:style-name="P1"/>
            <text:p text:style-name="P62"><text:span text:style-name="T1">Return a result field containing the source field extended to the bounds of the result field maximum size value, by adding an equal number of </text:span><text:span text:style-name="T15">default </text:span><text:span text:style-name="T26">pad</text:span><text:span text:style-name="T1"> character(s) between each of the words until the </text:span><text:span text:style-name="T11">source field fills up the result field. <text:s/></text:span><text:span text:style-name="T1">The right most word in the source field may fall short of the right bounds of the result field. <text:s/></text:span><text:span text:style-name="T8">The used length of the result field will be returned.</text:span></text:p>
            <text:p text:style-name="P1"/>
            <text:p text:style-name="P26">Request option<text:span text:style-name="T102">(s)</text:span>, <text:span text:style-name="T83">source field </text:span><text:span text:style-name="T41">upper case translation</text:span><text:span text:style-name="T83"> is sup</text:span>ported.</text:p>
            <text:p text:style-name="P1"/>
            <text:p text:style-name="P12">Other actions referenced:</text:p>
            <text:list xml:id="list3380111621" text:style-name="L12">
              <text:list-item>
                <text:p text:style-name="P110">COUNT</text:p>
              </text:list-item>
            </text:list>
            <text:p text:style-name="P1"/>
            <text:p text:style-name="P1">Parameter list:</text:p>
            <text:list xml:id="list144307981909406" text:continue-list="list144309128149344"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optional) AS LA Template input field</text:p>
                <text:list>
                  <text:list-item>
                    <text:p text:style-name="P100">Delimiter <text:span text:style-name="T112">vector</text:span> (16 bytes max)</text:p>
                  </text:list-item>
                </text:list>
              </text:list-item>
              <text:list-item>
                <text:p text:style-name="P80">AS LA Template result field</text:p>
              </text:list-item>
              <text:list-item>
                <text:p text:style-name="P80">(optional) LE Feedback Area</text:p>
              </text:list-item>
            </text:list>
            <text:p text:style-name="P2"/>
            <text:p text:style-name="P1">Conditions:</text:p>
            <text:list xml:id="list155818910" text:style-name="L13">
              <text:list-item>
                <text:p text:style-name="P112"><text:span text:style-name="T66">ASU039</text:span> – 105 Argument is invalid</text:p>
              </text:list-item>
              <text:list-item>
                <text:p text:style-name="P112"><text:span text:style-name="T66">ASU03H</text:span> – 113 Too many arguments</text:p>
              </text:list-item>
              <text:list-item>
                <text:p text:style-name="P112"><text:span text:style-name="T66">ASU03I</text:span> – 114 Too few arguments</text:p>
              </text:list-item>
              <text:list-item>
                <text:p text:style-name="P112"><text:span text:style-name="T66">ASU03J </text:span>– 115 Numeric data is out of range</text:p>
              </text:list-item>
              <text:list-item>
                <text:p text:style-name="P113"><text:span text:style-name="T67">ASU03L</text:span> – 117 Overflow</text:p>
              </text:list-item>
            </text:list>
          </table:table-cell>
        </table:table-row>
        <table:table-row>
          <table:table-cell table:style-name="Table2.A2" office:value-type="string">
            <text:p text:style-name="P1"/>
            <text:p text:style-name="P1">LEFT <text:span text:style-name="T130">(11)</text:span></text:p>
            <text:p text:style-name="P41"><text:soft-page-break/>ASUDLEFT</text:p>
          </table:table-cell>
          <table:table-cell table:style-name="Table2.B2" office:value-type="string">
            <text:p text:style-name="P1"/>
            <text:p text:style-name="P62"><text:span text:style-name="T1">Return a result field containing the source field with the leading </text:span><text:span text:style-name="T15">default</text:span><text:span text:style-name="T1"> </text:span><text:span text:style-name="T26">strip</text:span><text:span text:style-name="T1"> </text:span><text:soft-page-break/><text:span text:style-name="T1">characters removed and trailing </text:span><text:span text:style-name="T15">default</text:span><text:span text:style-name="T1"> </text:span><text:span text:style-name="T26">pad</text:span><text:span text:style-name="T1"> characters added as needed to fulfill the result field maximum size value specified. <text:s/></text:span><text:span text:style-name="T8">The used length of the result field will be returned.</text:span></text:p>
            <text:p text:style-name="P1"/>
            <text:p text:style-name="P27">Request option<text:span text:style-name="T102">(s)</text:span>, <text:span text:style-name="T83">source field </text:span><text:span text:style-name="T41">upper case translation</text:span><text:span text:style-name="T83"> is sup</text:span>ported.</text:p>
            <text:p text:style-name="P1"/>
            <text:p text:style-name="P1">Parameter list:</text:p>
            <text:list xml:id="list144309207969428" text:continue-list="list144307981909406"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AS LA Template result field</text:p>
              </text:list-item>
              <text:list-item>
                <text:p text:style-name="P80">(optional) LE Feedback Area</text:p>
              </text:list-item>
            </text:list>
            <text:p text:style-name="P1"/>
            <text:p text:style-name="P1">Conditions:</text:p>
            <text:list xml:id="list1529426630" text:style-name="L14">
              <text:list-item>
                <text:p text:style-name="P120"><text:span text:style-name="T67">ASU039</text:span> – 105 Argument is invalid</text:p>
              </text:list-item>
              <text:list-item>
                <text:p text:style-name="P120"><text:span text:style-name="T67">ASU03D</text:span> – 109 Branch index is invalid</text:p>
              </text:list-item>
              <text:list-item>
                <text:p text:style-name="P120"><text:span text:style-name="T67">ASU03H</text:span> – 113 Too many arguments</text:p>
              </text:list-item>
              <text:list-item>
                <text:p text:style-name="P120"><text:span text:style-name="T67">ASU03I</text:span> – 114 Too few arguments</text:p>
              </text:list-item>
              <text:list-item>
                <text:p text:style-name="P120"><text:span text:style-name="T67">ASU03J</text:span> – 115 Numeric data is out of range</text:p>
              </text:list-item>
              <text:list-item>
                <text:p text:style-name="P89"><text:span text:style-name="T67">ASU03L </text:span>– 117 Overflow</text:p>
              </text:list-item>
            </text:list>
          </table:table-cell>
        </table:table-row>
        <table:table-row>
          <table:table-cell table:style-name="Table2.A2" office:value-type="string">
            <text:p text:style-name="P1"/>
            <text:p text:style-name="P1">LEX <text:span text:style-name="T130">(12)</text:span></text:p>
            <text:p text:style-name="P1"/>
          </table:table-cell>
          <table:table-cell table:style-name="Table2.B2" office:value-type="string">
            <text:p text:style-name="P1"/>
          </table:table-cell>
        </table:table-row>
        <table:table-row>
          <table:table-cell table:style-name="Table2.A2" office:value-type="string">
            <text:p text:style-name="P1"/>
            <text:p text:style-name="P1">RIGHT <text:span text:style-name="T130">(13)</text:span></text:p>
            <text:p text:style-name="P41">ASUDRGHT</text:p>
          </table:table-cell>
          <table:table-cell table:style-name="Table2.B2" office:value-type="string">
            <text:p text:style-name="P1"/>
            <text:p text:style-name="P62"><text:span text:style-name="T1">Return a result field containing the source field with the trailing </text:span><text:span text:style-name="T15">default</text:span><text:span text:style-name="T1"> </text:span><text:span text:style-name="T26">strip</text:span><text:span text:style-name="T1"> characters removed and leading </text:span><text:span text:style-name="T15">default</text:span><text:span text:style-name="T1"> </text:span><text:span text:style-name="T26">pad</text:span><text:span text:style-name="T1"> characters added as needed to fulfill the result field maximum size value specified. <text:s/></text:span><text:span text:style-name="T8">The used length of the result field will be returned.</text:span></text:p>
            <text:p text:style-name="P1"/>
            <text:p text:style-name="P27">Request option<text:span text:style-name="T102">(s)</text:span>, <text:span text:style-name="T83">source field </text:span><text:span text:style-name="T41">upper case translation</text:span><text:span text:style-name="T83"> and </text:span><text:span text:style-name="T41">start</text:span><text:span text:style-name="T83"> are sup</text:span>ported.</text:p>
            <text:p text:style-name="P1"/>
            <text:p text:style-name="P1">Parameter list:</text:p>
            <text:list xml:id="list144307495288010" text:continue-list="list144309207969428"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AS LA Template result field</text:p>
              </text:list-item>
              <text:list-item>
                <text:p text:style-name="P80">(optional) LE Feedback Area</text:p>
              </text:list-item>
            </text:list>
            <text:p text:style-name="P1"/>
            <text:p text:style-name="P1">Conditions:</text:p>
            <text:list xml:id="list1825950840" text:style-name="L15">
              <text:list-item>
                <text:p text:style-name="P121"><text:span text:style-name="T67">ASU039</text:span> – 105 Argument is invalid</text:p>
              </text:list-item>
              <text:list-item>
                <text:p text:style-name="P121"><text:span text:style-name="T67">ASU03D</text:span> – 109 Branch index is invalid</text:p>
              </text:list-item>
              <text:list-item>
                <text:p text:style-name="P121"><text:span text:style-name="T67">ASU03H</text:span> – 113 Too many arguments</text:p>
              </text:list-item>
              <text:list-item>
                <text:p text:style-name="P121"><text:span text:style-name="T67">ASU03I</text:span> – 114 Too few arguments</text:p>
              </text:list-item>
              <text:list-item>
                <text:p text:style-name="P121"><text:span text:style-name="T67">ASU03J</text:span> – 115 Numeric data is out of range</text:p>
              </text:list-item>
              <text:list-item>
                <text:p text:style-name="P90"><text:span text:style-name="T67">ASU03L </text:span>– 117 Overflow</text:p>
              </text:list-item>
            </text:list>
          </table:table-cell>
        </table:table-row>
        <text:soft-page-break/>
        <table:table-row>
          <table:table-cell table:style-name="Table2.A2" office:value-type="string">
            <text:p text:style-name="P1"/>
            <text:p text:style-name="P1">SPACE <text:span text:style-name="T130">(14)</text:span></text:p>
            <text:p text:style-name="P41">ASUDSPCE</text:p>
          </table:table-cell>
          <table:table-cell table:style-name="Table2.B2" office:value-type="string">
            <text:p text:style-name="P1"/>
            <text:p text:style-name="Standard"><text:span text:style-name="T1">Return a result field with the specified number of </text:span><text:span text:style-name="T15">default</text:span><text:span text:style-name="T1"> </text:span><text:span text:style-name="T26">pad</text:span><text:span text:style-name="T1"> characters between each word of the source field. <text:s/>The used length of the result field will be returned. <text:s/>The number/</text:span><text:span text:style-name="T27">count</text:span><text:span text:style-name="T1"> of </text:span><text:span text:style-name="T15">default</text:span><text:span text:style-name="T1"> </text:span><text:span text:style-name="T26">pad</text:span><text:span text:style-name="T1"> characters </text:span><text:span text:style-name="T4">must</text:span><text:span text:style-name="T1"> be specified via the AS LA Request Options data structure.</text:span></text:p>
            <text:p text:style-name="P1"/>
            <text:p text:style-name="P27">Request option<text:span text:style-name="T102">(s)</text:span>, <text:span text:style-name="T83">source field </text:span><text:span text:style-name="T41">upper case translation</text:span><text:span text:style-name="T83"> and </text:span><text:span text:style-name="T41">count</text:span><text:span text:style-name="T83"> are sup</text:span>ported.</text:p>
            <text:p text:style-name="P1"/>
            <text:p text:style-name="P12">Other actions referenced:</text:p>
            <text:list xml:id="list144308583584663" text:continue-list="list3380111621" text:style-name="L12">
              <text:list-item>
                <text:p text:style-name="P110">COUNT</text:p>
              </text:list-item>
            </text:list>
            <text:p text:style-name="P1"/>
            <text:p text:style-name="P1">Parameter list:</text:p>
            <text:list xml:id="list144307545254173" text:continue-list="list144307495288010"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optional) AS LA Template input field</text:p>
                <text:list>
                  <text:list-item>
                    <text:p text:style-name="P100">Delimiter <text:span text:style-name="T113">vector </text:span>(16 bytes max)</text:p>
                  </text:list-item>
                </text:list>
              </text:list-item>
              <text:list-item>
                <text:p text:style-name="P80">AS LA Template result field</text:p>
              </text:list-item>
              <text:list-item>
                <text:p text:style-name="P80">(optional) LE Feedback Area</text:p>
              </text:list-item>
            </text:list>
            <text:p text:style-name="P1"/>
            <text:p text:style-name="P1">Conditions:</text:p>
            <text:list xml:id="list1395395300" text:style-name="L16">
              <text:list-item>
                <text:p text:style-name="P122"><text:span text:style-name="T67">ASU039</text:span> – 105 Argument is invalid</text:p>
              </text:list-item>
              <text:list-item>
                <text:p text:style-name="P122"><text:span text:style-name="T67">ASU03H</text:span> – 113 Too many arguments</text:p>
              </text:list-item>
              <text:list-item>
                <text:p text:style-name="P122"><text:span text:style-name="T67">ASU03I</text:span> – 114 Too few arguments</text:p>
              </text:list-item>
              <text:list-item>
                <text:p text:style-name="P123"><text:span text:style-name="T67">ASU03J</text:span> – 115 Numeric data is out of range</text:p>
              </text:list-item>
              <text:list-item>
                <text:p text:style-name="P91"><text:span text:style-name="T67">ASU03L</text:span> – 117 Overflow</text:p>
              </text:list-item>
            </text:list>
          </table:table-cell>
        </table:table-row>
        <table:table-row>
          <table:table-cell table:style-name="Table2.A2" office:value-type="string">
            <text:p text:style-name="P1"/>
            <text:p text:style-name="P1">STRDEL <text:span text:style-name="T130">(15)</text:span></text:p>
            <text:p text:style-name="P41">ASUDSDEL</text:p>
          </table:table-cell>
          <table:table-cell table:style-name="Table2.B2" office:value-type="string">
            <text:p text:style-name="P1"/>
            <text:p text:style-name="P1">Return a result field containing the source field less the <text:span text:style-name="T74">string </text:span>selected to be deleted. <text:s/>The string pattern to be deleted from the source field can be selected in one of two ways.</text:p>
            <text:list xml:id="list3266166509" text:style-name="L17">
              <text:list-item>
                <text:p text:style-name="P124">Specify the <text:span text:style-name="T39">start</text:span>ing position and number/<text:span text:style-name="T43">count</text:span> of characters to be deleted via the AS LA Request Options data structure. <text:s/>If the <text:span text:style-name="T39">count</text:span> (number of characters) to be deleted is zero, the rest of the source field will be deleted.</text:p>
              </text:list-item>
              <text:list-item>
                <text:p text:style-name="P124">Specify a Template input field containing the string pattern to locate in the source field. <text:s/>The length of the string pattern will be used as the <text:span text:style-name="T39">count</text:span> or number of characters to delete.</text:p>
              </text:list-item>
            </text:list>
            <text:p text:style-name="P1">The used length of the result field will be returned.</text:p>
            <text:p text:style-name="P1"/>
            <text:p text:style-name="P54"><text:span text:style-name="T142">Request option(s), source field </text:span><text:span text:style-name="T53">upper case translation</text:span><text:span text:style-name="T142"> or </text:span><text:span text:style-name="T52">case-insensitive</text:span><text:span text:style-name="T143"> and </text:span><text:span text:style-name="T52">start</text:span><text:span text:style-name="T143">, </text:span><text:span text:style-name="T52">count</text:span><text:span text:style-name="T143"> are supported.</text:span></text:p>
            <text:p text:style-name="P1"/>
            <text:p text:style-name="P12">Other actions referenced:</text:p>
            <text:list xml:id="list144307803967825" text:continue-list="list144308583584663" text:style-name="L12">
              <text:list-item>
                <text:p text:style-name="P125">STRBPOS</text:p>
              </text:list-item>
            </text:list>
            <text:p text:style-name="P1"/>
            <text:p text:style-name="P1">Parameter list:</text:p>
            <text:list xml:id="list144308434707220" text:continue-list="list144307545254173" text:style-name="L6">
              <text:list-item>
                <text:p text:style-name="P80">AS Communication Area</text:p>
              </text:list-item>
              <text:list-item>
                <text:p text:style-name="P80"><text:soft-page-break/>AS LA Request Options</text:p>
              </text:list-item>
              <text:list-item>
                <text:p text:style-name="P80">AS LA Source field</text:p>
              </text:list-item>
              <text:list-item>
                <text:p text:style-name="P80">AS LA Template count</text:p>
              </text:list-item>
              <text:list-item>
                <text:p text:style-name="P80">(optional) AS LA Template input field</text:p>
                <text:list>
                  <text:list-item>
                    <text:p text:style-name="P100">String pattern template to locate (<text:span text:style-name="T90">search argument</text:span>)</text:p>
                  </text:list-item>
                </text:list>
              </text:list-item>
              <text:list-item>
                <text:p text:style-name="P80">AS LA Template result field</text:p>
              </text:list-item>
              <text:list-item>
                <text:p text:style-name="P80">(optional) LE Feedback Area</text:p>
              </text:list-item>
            </text:list>
            <text:p text:style-name="P1"/>
            <text:p text:style-name="P1">Conditions:</text:p>
            <text:list xml:id="list1353199955" text:style-name="L18">
              <text:list-item>
                <text:p text:style-name="P126"><text:span text:style-name="T67">ASU039</text:span> – 105 Argument is invalid</text:p>
              </text:list-item>
              <text:list-item>
                <text:p text:style-name="P128">ASU03E – 110 Not found</text:p>
              </text:list-item>
              <text:list-item>
                <text:p text:style-name="P126"><text:span text:style-name="T67">ASU03H</text:span> – 113 Too many arguments</text:p>
              </text:list-item>
              <text:list-item>
                <text:p text:style-name="P126"><text:span text:style-name="T67">ASU03I</text:span> – 114 Too few arguments</text:p>
              </text:list-item>
              <text:list-item>
                <text:p text:style-name="P127"><text:span text:style-name="T67">ASU03J</text:span> – 115 Numeric data is out of range</text:p>
              </text:list-item>
              <text:list-item>
                <text:p text:style-name="P127"><text:span text:style-name="T67">ASU03L</text:span> – 117 Overflow</text:p>
              </text:list-item>
            </text:list>
          </table:table-cell>
        </table:table-row>
        <table:table-row>
          <table:table-cell table:style-name="Table2.A2" office:value-type="string">
            <text:p text:style-name="P1"/>
            <text:p text:style-name="P1">STRFPOS <text:span text:style-name="T130">(16)</text:span></text:p>
            <text:p text:style-name="P41">ASUDFPOS</text:p>
          </table:table-cell>
          <table:table-cell table:style-name="Table2.B2" office:value-type="string">
            <text:p text:style-name="P1"/>
            <text:p text:style-name="P1">Return a result field containing the position (<text:span text:style-name="T123">4</text:span>-byte integer) of the string pattern specified in the <text:span text:style-name="T107">AS LA </text:span>Template input field. <text:s/>The used length of the result field will be returned. <text:s/>A not found condition will result in a zero value (<text:span text:style-name="T123">4</text:span>-byte integer) in the result field. <text:s/>All scans are from front-to-back. <text:s/>The source field is limited to 32,767 bytes.</text:p>
            <text:p text:style-name="P1"/>
            <text:p text:style-name="P1">Additional calls for the same target string pattern will allow you to find all occurrences of the string pattern within the source field. <text:s/>A not found condition will result in a zero value (<text:span text:style-name="T123">4</text:span>-byte integer) in the result field. <text:s/><text:span text:style-name="T145">This requires a minimal 32-byte PSA to be provided via the AS LA Request Options data structure.</text:span></text:p>
            <text:p text:style-name="P1"/>
            <text:p text:style-name="P1">An optional least frequently used (LFU) frequency vector can be specified as the first input template field. <text:s/>Otherwise, the default <text:span text:style-name="T87">LFU </text:span>frequency vector will be used. <text:s/>The length must be 256 bytes.</text:p>
            <text:p text:style-name="P1"/>
            <text:p text:style-name="P4">Note: http://en.wikipedia.org/wiki/Letter_frequency</text:p>
            <text:p text:style-name="P1"/>
            <text:p text:style-name="P28">Request option<text:span text:style-name="T102">(s)</text:span>, <text:span text:style-name="T44">start</text:span><text:span text:style-name="T86"> and </text:span><text:span text:style-name="T44">PSA</text:span><text:span text:style-name="T86"> are sup</text:span>ported.</text:p>
            <text:p text:style-name="P1"/>
            <text:p text:style-name="P1">Parameter list:</text:p>
            <text:list xml:id="list144308166633503" text:continue-list="list144308434707220"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optional) AS LA Template input field</text:p>
                <text:list>
                  <text:list-item>
                    <text:p text:style-name="P100"><text:span text:style-name="T113">LFU frequency </text:span>vector <text:span text:style-name="T116">(256 bytes)</text:span></text:p>
                  </text:list-item>
                </text:list>
              </text:list-item>
              <text:list-item>
                <text:p text:style-name="P100">AS LA Template input field</text:p>
                <text:list>
                  <text:list-item>
                    <text:p text:style-name="P101">String pattern template to locate (<text:span text:style-name="T90">search argument</text:span>)</text:p>
                  </text:list-item>
                </text:list>
              </text:list-item>
              <text:list-item>
                <text:p text:style-name="P80">AS LA Template result field</text:p>
              </text:list-item>
              <text:list-item>
                <text:p text:style-name="P80">(optional) LE Feedback Area</text:p>
              </text:list-item>
            </text:list>
            <text:p text:style-name="P1"/>
            <text:p text:style-name="P59"><text:soft-page-break/>Conditions:</text:p>
            <text:list xml:id="list1045383290" text:style-name="L19">
              <text:list-item>
                <text:p text:style-name="P130"><text:span text:style-name="T67">ASU039</text:span> – 105 Argument is invalid</text:p>
              </text:list-item>
              <text:list-item>
                <text:p text:style-name="P132">ASU03C – 108 Contains invalid data</text:p>
              </text:list-item>
              <text:list-item>
                <text:p text:style-name="P130"><text:span text:style-name="T67">ASU03H</text:span> – 113 Too many arguments</text:p>
              </text:list-item>
              <text:list-item>
                <text:p text:style-name="P130"><text:span text:style-name="T67">ASU03I</text:span> – 114 Too few arguments</text:p>
              </text:list-item>
              <text:list-item>
                <text:p text:style-name="P131"><text:span text:style-name="T67">ASU03J</text:span> – 115 Numeric data is out of range</text:p>
              </text:list-item>
            </text:list>
          </table:table-cell>
        </table:table-row>
        <table:table-row>
          <table:table-cell table:style-name="Table2.A2" office:value-type="string">
            <text:p text:style-name="P1"/>
            <text:p text:style-name="P1">STRIP <text:span text:style-name="T130">(17)</text:span></text:p>
            <text:p text:style-name="P41">ASUDSTRP</text:p>
          </table:table-cell>
          <table:table-cell table:style-name="Table2.B2" office:value-type="string">
            <text:p text:style-name="P1"/>
            <text:p text:style-name="Standard"><text:span text:style-name="T1">Return a result field containing the source field less the leading and/or trailing </text:span><text:span text:style-name="T16">default</text:span><text:span text:style-name="T1"> </text:span><text:span text:style-name="T26">strip</text:span><text:span text:style-name="T1"> characters specified via the AS LA Request Options data structure. <text:s/>The used length of the result field will be returned.</text:span></text:p>
            <text:p text:style-name="P1"/>
            <text:p text:style-name="P29">Request option<text:span text:style-name="T102">(s)</text:span>, <text:span text:style-name="T88">source field </text:span><text:span text:style-name="T46">upper case translation</text:span><text:span text:style-name="T88"> is sup</text:span>ported.</text:p>
            <text:p text:style-name="P1"/>
            <text:p text:style-name="P1">Parameter list:</text:p>
            <text:list xml:id="list144307643680612" text:continue-list="list144308166633503"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AS LA Template result field</text:p>
              </text:list-item>
              <text:list-item>
                <text:p text:style-name="P80">(optional) LE Feedback Area</text:p>
              </text:list-item>
            </text:list>
            <text:p text:style-name="P1"/>
            <text:p text:style-name="P1">Conditions:</text:p>
            <text:list xml:id="list833342180" text:style-name="L20">
              <text:list-item>
                <text:p text:style-name="P133"><text:span text:style-name="T67">ASU039</text:span> – 105 Argument is invalid</text:p>
              </text:list-item>
              <text:list-item>
                <text:p text:style-name="P134"><text:span text:style-name="T67">ASU03D</text:span> – 109 Branch index is invalid</text:p>
              </text:list-item>
              <text:list-item>
                <text:p text:style-name="P133"><text:span text:style-name="T67">ASU03H</text:span> – 113 Too many arguments</text:p>
              </text:list-item>
              <text:list-item>
                <text:p text:style-name="P133"><text:span text:style-name="T67">ASU03I</text:span> – 114 Too few arguments</text:p>
              </text:list-item>
              <text:list-item>
                <text:p text:style-name="P134"><text:span text:style-name="T67">ASU03J</text:span> – 115 Numeric data is out of range</text:p>
              </text:list-item>
              <text:list-item>
                <text:p text:style-name="P92"><text:span text:style-name="T67">ASU03L</text:span> – 117 Overflow</text:p>
              </text:list-item>
            </text:list>
          </table:table-cell>
        </table:table-row>
        <table:table-row>
          <table:table-cell table:style-name="Table2.A2" office:value-type="string">
            <text:p text:style-name="P1"/>
            <text:p text:style-name="P1">STRISRT <text:span text:style-name="T130">(18)</text:span></text:p>
            <text:p text:style-name="P41">ASUDSINS</text:p>
          </table:table-cell>
          <table:table-cell table:style-name="Table2.B2" office:value-type="string">
            <text:p text:style-name="P1"/>
            <text:p text:style-name="P10">Return a result field containing the source field plus the string pattern specified in the Template input field, inserted at the selected position. <text:s/>Specify the <text:span text:style-name="T39">st</text:span><text:span text:style-name="T45">art</text:span> position via the AS LA Request Options data structure. <text:s/><text:span text:style-name="T70">The used length of the result field will be returned.</text:span></text:p>
            <text:p text:style-name="P1"/>
            <text:p text:style-name="P30">Request option<text:span text:style-name="T102">(s)</text:span>, <text:span text:style-name="T88">source field </text:span><text:span text:style-name="T46">upper case translation</text:span><text:span text:style-name="T88"> and </text:span><text:span text:style-name="T46">start</text:span><text:span text:style-name="T88"> are sup</text:span>ported.</text:p>
            <text:p text:style-name="P1"/>
            <text:p text:style-name="P1">Parameter list:</text:p>
            <text:list xml:id="list144308626462887" text:continue-list="list144307643680612"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102">AS LA Template input field</text:p>
              </text:list-item>
              <text:list-item>
                <text:p text:style-name="P80">AS LA Template result field</text:p>
              </text:list-item>
              <text:list-item>
                <text:p text:style-name="P80">(optional) LE Feedback Area</text:p>
              </text:list-item>
            </text:list>
            <text:p text:style-name="P1"/>
            <text:p text:style-name="P1">Conditions:</text:p>
            <text:list xml:id="list1532243286" text:style-name="L21">
              <text:list-item>
                <text:p text:style-name="P135"><text:span text:style-name="T67">ASU039</text:span> – 105 Argument is invalid</text:p>
              </text:list-item>
              <text:list-item>
                <text:p text:style-name="P135"><text:soft-page-break/><text:span text:style-name="T67">ASU03H</text:span> – 113 Too many arguments</text:p>
              </text:list-item>
              <text:list-item>
                <text:p text:style-name="P135"><text:span text:style-name="T67">ASU03I</text:span> – 114 Too few arguments</text:p>
              </text:list-item>
              <text:list-item>
                <text:p text:style-name="P136"><text:span text:style-name="T67">ASU03J</text:span> – 115 Numeric data is out of range</text:p>
              </text:list-item>
              <text:list-item>
                <text:p text:style-name="P93"><text:span text:style-name="T67">ASU03L</text:span> – 117 Overflow</text:p>
              </text:list-item>
            </text:list>
          </table:table-cell>
        </table:table-row>
        <table:table-row>
          <table:table-cell table:style-name="Table2.A2" office:value-type="string">
            <text:p text:style-name="P1"/>
            <text:p text:style-name="P1">STRLPOS <text:span text:style-name="T130">(19)</text:span></text:p>
            <text:p text:style-name="P41">ASUDLPOS</text:p>
          </table:table-cell>
          <table:table-cell table:style-name="Table2.B2" office:value-type="string">
            <text:p text:style-name="P1"/>
            <text:p text:style-name="P1">Return a result field containing the position (4-byte integer) in the source string of the string pattern specified in the Template input field. <text:s/>The used length of the result field will be returned. <text:s/>A not found condition will result in a zero value (4-byte integer) in the result field. <text:s/>All scans are from back-to-front. <text:s/>The source field is limited to 32,767 bytes.</text:p>
            <text:p text:style-name="P1"/>
            <text:p text:style-name="P55">Additional calls for the same target string pattern will allow you to find all occurrences of the string pattern within the source field. <text:s/>A not found condition will result in a zero value (4-byte integer) in the result field. <text:s/><text:span text:style-name="T145">This requires a minimal 32-byte PSA to be provided via the AS LA Request Options data structure.</text:span></text:p>
            <text:p text:style-name="P1"/>
            <text:p text:style-name="P74">An optional least frequently used (LFU) frequency vector can be specified as the first input template field. <text:s/>Otherwise, the default <text:span text:style-name="T109">LFU</text:span> frequency vector will be used. <text:s/>The length must be 256 bytes.</text:p>
            <text:p text:style-name="P1"/>
            <text:p text:style-name="P5">Note: http://en.wikipedia.org/wiki/Letter_frequency</text:p>
            <text:p text:style-name="P59"/>
            <text:p text:style-name="P60">Request option<text:span text:style-name="T102">(s)</text:span>, <text:span text:style-name="T47">start</text:span><text:span text:style-name="T89"> and </text:span><text:span text:style-name="T47">PSA</text:span><text:span text:style-name="T89"> are sup</text:span>ported.</text:p>
            <text:p text:style-name="P59"/>
            <text:p text:style-name="P1">Parameter list:</text:p>
            <text:list xml:id="list144308781270364" text:continue-list="list144308626462887"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optional) AS LA Template input field</text:p>
                <text:list>
                  <text:list-item>
                    <text:p text:style-name="P100"><text:span text:style-name="T114">LFU frequency v</text:span>ector <text:span text:style-name="T116">(256 bytes)</text:span></text:p>
                  </text:list-item>
                </text:list>
              </text:list-item>
              <text:list-item>
                <text:p text:style-name="P100">AS LA Template <text:span text:style-name="T72">input</text:span> field</text:p>
                <text:list>
                  <text:list-item>
                    <text:p text:style-name="P101">String pattern template to locate (<text:span text:style-name="T90">search argument</text:span>)</text:p>
                  </text:list-item>
                </text:list>
              </text:list-item>
              <text:list-item>
                <text:p text:style-name="P80">AS LA Template result field</text:p>
              </text:list-item>
              <text:list-item>
                <text:p text:style-name="P80">(optional) LE Feedback Area</text:p>
              </text:list-item>
            </text:list>
            <text:p text:style-name="P58"/>
            <text:p text:style-name="P59">Conditions:</text:p>
            <text:list xml:id="list3004247880" text:style-name="L22">
              <text:list-item>
                <text:p text:style-name="P137"><text:span text:style-name="T67">ASU039</text:span> – 105 Argument is invalid</text:p>
              </text:list-item>
              <text:list-item>
                <text:p text:style-name="P137"><text:span text:style-name="T67">ASU03C</text:span> – 108 Contains invalid data</text:p>
              </text:list-item>
              <text:list-item>
                <text:p text:style-name="P137"><text:span text:style-name="T67">ASU03H</text:span> – 113 Too many arguments</text:p>
              </text:list-item>
              <text:list-item>
                <text:p text:style-name="P137"><text:span text:style-name="T67">ASU03I</text:span> – 114 Too few arguments</text:p>
              </text:list-item>
              <text:list-item>
                <text:p text:style-name="P138"><text:span text:style-name="T67">ASU03J</text:span> – 115 Numeric data is out of range</text:p>
              </text:list-item>
            </text:list>
          </table:table-cell>
        </table:table-row>
        <table:table-row>
          <table:table-cell table:style-name="Table2.A2" office:value-type="string">
            <text:p text:style-name="P1"/>
            <text:p text:style-name="P37"><text:span text:style-name="T128">STRB</text:span>POS <text:span text:style-name="T130">(20)</text:span></text:p>
            <text:p text:style-name="P37">ASUDBPOS</text:p>
          </table:table-cell>
          <table:table-cell table:style-name="Table2.B2" office:value-type="string">
            <text:p text:style-name="P1"/>
            <text:p text:style-name="P67"><text:span text:style-name="T18">Using the Boyer-Moore </text:span><text:span text:style-name="T126">string matching algorithm, </text:span><text:span text:style-name="T127">r</text:span><text:span text:style-name="T1">eturn a result field containing the position (</text:span><text:span text:style-name="T19">4</text:span><text:span text:style-name="T1">-byte integer) of the string pattern specified in the </text:span><text:span text:style-name="T15">AS LA </text:span><text:span text:style-name="T1">Template input field. <text:s/></text:span><text:span text:style-name="T20">The search argument can not exceed 255 bytes. <text:s/></text:span><text:span text:style-name="T1">The </text:span><text:soft-page-break/><text:span text:style-name="T1">used length of the result field will be returned. <text:s/>A not found condition will result in a zero value (</text:span><text:span text:style-name="T19">4</text:span><text:span text:style-name="T1">-byte integer) in the result field. <text:s/>All scans are from front-to-back. <text:s/>The source field is limited to 32,767 bytes.</text:span></text:p>
            <text:p text:style-name="P1"/>
            <text:p text:style-name="P56">Additional calls for the same target string pattern will allow you to find all occurrences of the string pattern within the source field. <text:s/>A not found condition will result in a zero value (<text:span text:style-name="T123">4</text:span>-byte integer) in the result field.</text:p>
            <text:p text:style-name="P1"/>
            <text:p text:style-name="P40">You can optionally match an upper-case search argument to a mixed-case source string (case insensitive match), by specifying <text:span text:style-name="T39">case insensitive</text:span> in the AS LA Request Options data structure. <text:s/><text:span text:style-name="T50">Case insensitive</text:span><text:span text:style-name="T129"> match is not available when the search argument is one byte long.</text:span></text:p>
            <text:p text:style-name="P1"/>
            <text:p text:style-name="P1">The AS LA Request Options data structure must contain a <text:span text:style-name="T125">288</text:span>-byte PSA.</text:p>
            <text:p text:style-name="P1"/>
            <text:p text:style-name="P28">Request option<text:span text:style-name="T102">(s)</text:span>, <text:span text:style-name="T147">source field</text:span> <text:span text:style-name="T44">case insensitive</text:span><text:span text:style-name="T108">, </text:span><text:span text:style-name="T56">start</text:span><text:span text:style-name="T86"> and </text:span><text:span text:style-name="T44">PSA</text:span><text:span text:style-name="T86"> are sup</text:span>ported.</text:p>
            <text:p text:style-name="P1"/>
            <text:p text:style-name="P1">Parameter list:</text:p>
            <text:list xml:id="list144309490308131" text:continue-list="list144308781270364"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100">AS LA Template input field</text:p>
                <text:list>
                  <text:list-item>
                    <text:p text:style-name="P101">String pattern template to locate (<text:span text:style-name="T90">search argument</text:span>)</text:p>
                  </text:list-item>
                </text:list>
              </text:list-item>
              <text:list-item>
                <text:p text:style-name="P80">AS LA Template result field</text:p>
              </text:list-item>
              <text:list-item>
                <text:p text:style-name="P80">(optional) LE Feedback Area</text:p>
              </text:list-item>
            </text:list>
            <text:p text:style-name="P1"/>
            <text:p text:style-name="P59">Conditions:</text:p>
            <text:list xml:id="list144308063003781" text:continue-list="list1045383290" text:style-name="L19">
              <text:list-item>
                <text:p text:style-name="P130"><text:span text:style-name="T67">ASU039</text:span> – 105 Argument is invalid</text:p>
              </text:list-item>
              <text:list-item>
                <text:p text:style-name="P132">ASU03C – 108 Contains invalid data</text:p>
              </text:list-item>
              <text:list-item>
                <text:p text:style-name="P130"><text:span text:style-name="T67">ASU03H</text:span> – 113 Too many arguments</text:p>
              </text:list-item>
              <text:list-item>
                <text:p text:style-name="P130"><text:span text:style-name="T67">ASU03I</text:span> – 114 Too few arguments</text:p>
              </text:list-item>
              <text:list-item>
                <text:p text:style-name="P131"><text:span text:style-name="T67">ASU03J</text:span> – 115 Numeric data is out of range</text:p>
              </text:list-item>
            </text:list>
          </table:table-cell>
        </table:table-row>
        <table:table-row>
          <table:table-cell table:style-name="Table2.A2" office:value-type="string">
            <text:p text:style-name="P1"/>
            <text:p text:style-name="P1">STRREPL <text:span text:style-name="T130">(21)</text:span></text:p>
            <text:p text:style-name="P41">ASUDSREP</text:p>
          </table:table-cell>
          <table:table-cell table:style-name="Table2.B2" office:value-type="string">
            <text:p text:style-name="P1"/>
            <text:p text:style-name="P9">Returns a result field containing the source field with the <text:span text:style-name="T69">selected string replaced. <text:s/>The string pattern to be replaced in the source field can be selected in one of two ways.</text:span></text:p>
            <text:list xml:id="list1952981888" text:style-name="L23">
              <text:list-item>
                <text:p text:style-name="P139">Specify the <text:span text:style-name="T39">start</text:span> position and number/<text:span text:style-name="T45">count</text:span> of characters to be replaced via the AS LA Request Options data structure. <text:s/>If the <text:span text:style-name="T39">count</text:span> (number of characters) to be replaced is zero, the rest of the source field will be replaced / <text:span text:style-name="T91">truncated</text:span>.</text:p>
              </text:list-item>
              <text:list-item>
                <text:p text:style-name="P140">Specify a Template input field containing the string pattern to locate in the source field. <text:s/><text:span text:style-name="T148">If not found, no data is moved to the result field. <text:s/></text:span>The length of the string pattern will be used as the <text:span text:style-name="T39">count</text:span> or number of characters to <text:span text:style-name="T148">replace</text:span>.</text:p>
              </text:list-item>
            </text:list>
            <text:p text:style-name="P31">The used length of the result field will be returned.</text:p>
            <text:p text:style-name="P10"/>
            <text:p text:style-name="P61"><text:span text:style-name="T144">Request option(s), source field upper </text:span><text:span text:style-name="T54">case translation</text:span><text:span text:style-name="T144"> or </text:span><text:span text:style-name="T54">case-insensitive</text:span><text:span text:style-name="T144"> and </text:span><text:soft-page-break/><text:span text:style-name="T54">start</text:span><text:span text:style-name="T144">, </text:span><text:span text:style-name="T54">count</text:span><text:span text:style-name="T144"> are supported.</text:span></text:p>
            <text:p text:style-name="P64"/>
            <text:p text:style-name="P14">Other actions referenced</text:p>
            <text:list xml:id="list144308871546342" text:continue-list="list144307803967825" text:style-name="L12">
              <text:list-item>
                <text:p text:style-name="P141">STRBPOS</text:p>
              </text:list-item>
            </text:list>
            <text:p text:style-name="P24"/>
            <text:p text:style-name="P1">Parameter list:</text:p>
            <text:list xml:id="list144308310667471" text:continue-list="list144309490308131"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142">(optional) AS LA Template input field</text:p>
                <text:list>
                  <text:list-item>
                    <text:p text:style-name="P101">String pattern template to locate (<text:span text:style-name="T90">search argument</text:span>)</text:p>
                  </text:list-item>
                </text:list>
              </text:list-item>
              <text:list-item>
                <text:p text:style-name="P80">AS LA Template input field</text:p>
                <text:list>
                  <text:list-item>
                    <text:p text:style-name="P143">String pattern template <text:span text:style-name="T92">(</text:span>replacement string<text:span text:style-name="T92">)</text:span></text:p>
                  </text:list-item>
                </text:list>
              </text:list-item>
              <text:list-item>
                <text:p text:style-name="P80">AS LA Template result field</text:p>
              </text:list-item>
              <text:list-item>
                <text:p text:style-name="P80">(optional) LE Feedback Area</text:p>
              </text:list-item>
            </text:list>
            <text:p text:style-name="P1"/>
            <text:p text:style-name="P59">Conditions:</text:p>
            <text:list xml:id="list1204945437" text:style-name="L24">
              <text:list-item>
                <text:p text:style-name="P144"><text:span text:style-name="T67">ASU039</text:span> – 105 Argument is invalid</text:p>
              </text:list-item>
              <text:list-item>
                <text:p text:style-name="P129">ASU03E – 110 Not found</text:p>
              </text:list-item>
              <text:list-item>
                <text:p text:style-name="P144"><text:span text:style-name="T67">ASU03H</text:span> – 113 Too many arguments</text:p>
              </text:list-item>
              <text:list-item>
                <text:p text:style-name="P144"><text:span text:style-name="T67">ASU03I</text:span> – 114 Too few arguments</text:p>
              </text:list-item>
              <text:list-item>
                <text:p text:style-name="P145"><text:span text:style-name="T67">ASU03J</text:span> – 115 Numeric data is out of range</text:p>
              </text:list-item>
              <text:list-item>
                <text:p text:style-name="P94"><text:span text:style-name="T67">ASU03L</text:span> – 117 Overflow</text:p>
              </text:list-item>
            </text:list>
          </table:table-cell>
        </table:table-row>
        <table:table-row>
          <table:table-cell table:style-name="Table2.A2" office:value-type="string">
            <text:p text:style-name="P1"/>
            <text:p text:style-name="P1">SUBSTR <text:span text:style-name="T131">(22)</text:span></text:p>
            <text:p text:style-name="P41">ASUDSSUB</text:p>
          </table:table-cell>
          <table:table-cell table:style-name="Table2.B2" office:value-type="string">
            <text:p text:style-name="P1"/>
            <text:p text:style-name="P1">Return a result field containing the part of the source field specified by the <text:span text:style-name="T39">start</text:span> <text:s/>position and number/<text:span text:style-name="T45">count</text:span> of characters to be selected via the AS LA Request Options data structure. <text:s/>If the <text:span text:style-name="T39">count</text:span> (number of characters) to be selected is zero the rest of the source field will be selected. <text:s/>The used length of the result field will be returned.</text:p>
            <text:p text:style-name="P1"/>
            <text:p text:style-name="P32"><text:span text:style-name="T93">Request option</text:span><text:span text:style-name="T94">(s)</text:span><text:span text:style-name="T93">, </text:span><text:span text:style-name="T95">source field </text:span><text:span text:style-name="T58">upper case translation</text:span><text:span text:style-name="T95">, </text:span><text:span text:style-name="T58">start</text:span><text:span text:style-name="T95"> and </text:span><text:span text:style-name="T58">count</text:span><text:span text:style-name="T95"> are sup</text:span><text:span text:style-name="T93">ported.</text:span></text:p>
            <text:p text:style-name="P1"/>
            <text:p text:style-name="P1">Parameter list:</text:p>
            <text:list xml:id="list144308774208809" text:continue-list="list144308310667471"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AS LA Template result field</text:p>
              </text:list-item>
              <text:list-item>
                <text:p text:style-name="P80">(optional) LE Feedback Area</text:p>
              </text:list-item>
            </text:list>
            <text:p text:style-name="P1"/>
            <text:p text:style-name="P1">Conditions:</text:p>
            <text:list xml:id="list305748300" text:style-name="L25">
              <text:list-item>
                <text:p text:style-name="P146"><text:span text:style-name="T67">ASU039</text:span> – 105 Argument is invalid</text:p>
              </text:list-item>
              <text:list-item>
                <text:p text:style-name="P146"><text:span text:style-name="T67">ASU03H</text:span> – 113 Too many arguments</text:p>
              </text:list-item>
              <text:list-item>
                <text:p text:style-name="P146"><text:span text:style-name="T67">ASU03I</text:span> – 114 Too few arguments</text:p>
              </text:list-item>
              <text:list-item>
                <text:p text:style-name="P147"><text:span text:style-name="T67">ASU03J</text:span> – 115 Numeric data is out of range</text:p>
              </text:list-item>
              <text:list-item>
                <text:p text:style-name="P95"><text:span text:style-name="T67">ASU03L</text:span> – 117 Overflow</text:p>
              </text:list-item>
            </text:list>
          </table:table-cell>
        </table:table-row>
        <text:soft-page-break/>
        <table:table-row>
          <table:table-cell table:style-name="Table2.A2" office:value-type="string">
            <text:p text:style-name="P1"/>
            <text:p text:style-name="P1">VAR / SCAN <text:span text:style-name="T131">(23)</text:span></text:p>
            <text:p text:style-name="P41">ASUDSVAR</text:p>
          </table:table-cell>
          <table:table-cell table:style-name="Table2.B2" office:value-type="string">
            <text:p text:style-name="P1"/>
            <text:p text:style-name="P57">Return one or more result fields containing part of the source field specified by one or more of the three major <text:span text:style-name="T71">parsing methods (word, string pattern, or numeric pattern). <text:s/>The template list may contain only result fields if parsing via words, a combination of pattern and result fields if parsing via string pattern and/or numeric pattern. <text:s/>The template list is limited to 16 occurrences made up of any of the previously defined methods. <text:s/></text:span></text:p>
            <text:p text:style-name="P57"/>
            <text:p text:style-name="P57"><text:span text:style-name="T71">If the last template occurrence is a dummy result field, you may specify a 32-byte </text:span><text:span text:style-name="T55">PSA</text:span><text:span text:style-name="T71"> to hold the necessary data for a returning call to re-position your cursor in the source field to continue parsing.</text:span></text:p>
            <text:p text:style-name="P1"/>
            <text:p text:style-name="P53"><text:span text:style-name="T96">R</text:span><text:span text:style-name="T99">equest options(s), source field </text:span><text:span text:style-name="T61">upper case translation</text:span><text:span text:style-name="T99"> or </text:span><text:span text:style-name="T61">case-insensitive</text:span><text:span text:style-name="T99"> and </text:span><text:span text:style-name="T61">start</text:span><text:span text:style-name="T99"> are supported. <text:s/>A </text:span><text:span text:style-name="T100">32</text:span><text:span text:style-name="T99">-byte </text:span><text:span text:style-name="T61">PSA</text:span><text:span text:style-name="T99"> is </text:span><text:span text:style-name="T100">optional.</text:span></text:p>
            <text:p text:style-name="P1"/>
            <text:p text:style-name="P13">Other actions referenced:</text:p>
            <text:list xml:id="list144307626168526" text:continue-list="list144308871546342" text:style-name="L12">
              <text:list-item>
                <text:p text:style-name="P148">STRBPOS</text:p>
              </text:list-item>
            </text:list>
            <text:p text:style-name="P1"/>
            <text:p text:style-name="P1">Parameter list:</text:p>
            <text:list xml:id="list4206436106" text:style-name="L26">
              <text:list-item>
                <text:p text:style-name="P96">AS Communication Area</text:p>
              </text:list-item>
              <text:list-item>
                <text:p text:style-name="P96">AS LA Request Options</text:p>
              </text:list-item>
              <text:list-item>
                <text:p text:style-name="P96">AS LA Source field</text:p>
              </text:list-item>
              <text:list-item>
                <text:p text:style-name="P96">AS LA Template count</text:p>
              </text:list-item>
              <text:list-item>
                <text:p text:style-name="P96">(optional) AS LA Template input field</text:p>
                <text:list>
                  <text:list-item>
                    <text:p text:style-name="P96">Delimiter <text:span text:style-name="T115">vector </text:span>(16 bytes max)</text:p>
                  </text:list-item>
                </text:list>
              </text:list-item>
              <text:list-item>
                <text:p text:style-name="P96">AS LA Template(s) consisting of at most <text:span text:style-name="T118">16</text:span><text:span text:style-name="T72"> </text:span>alternating pattern specifications and result fields or just result fields</text:p>
              </text:list-item>
              <text:list-item>
                <text:p text:style-name="P96">(optional) LE Feedback Area</text:p>
              </text:list-item>
            </text:list>
            <text:p text:style-name="P1"/>
            <text:p text:style-name="P1">Conditions:</text:p>
            <text:list xml:id="list1918534282" text:style-name="L27">
              <text:list-item>
                <text:p text:style-name="P150"><text:span text:style-name="T67">ASU039</text:span> – 105 Argument is invalid</text:p>
              </text:list-item>
              <text:list-item>
                <text:p text:style-name="P151"><text:span text:style-name="T67">ASU03D</text:span> – 109 Branch index is invalid</text:p>
              </text:list-item>
              <text:list-item>
                <text:p text:style-name="P152">ASU03E – 110 Not found</text:p>
              </text:list-item>
              <text:list-item>
                <text:p text:style-name="P149">ASU<text:span text:style-name="T68">03G</text:span> – 112 Not numeric</text:p>
              </text:list-item>
              <text:list-item>
                <text:p text:style-name="P150"><text:span text:style-name="T67">ASU03H</text:span> – 113 Too many arguments</text:p>
              </text:list-item>
              <text:list-item>
                <text:p text:style-name="P150"><text:span text:style-name="T67">ASU03I</text:span> – 114 Too few arguments</text:p>
              </text:list-item>
              <text:list-item>
                <text:p text:style-name="P151"><text:span text:style-name="T67">ASU03J</text:span> – 115 Numeric data is out of range</text:p>
              </text:list-item>
              <text:list-item>
                <text:p text:style-name="P97"><text:span text:style-name="T67">ASU03L</text:span> – 117 Overflow</text:p>
              </text:list-item>
            </text:list>
          </table:table-cell>
        </table:table-row>
        <table:table-row>
          <table:table-cell table:style-name="Table2.A2" office:value-type="string">
            <text:p text:style-name="P1"/>
            <text:p text:style-name="P1">V<text:span text:style-name="T75">HEX (24)</text:span></text:p>
            <text:p text:style-name="P41">ASUDVHEX</text:p>
          </table:table-cell>
          <table:table-cell table:style-name="Table2.B2" office:value-type="string">
            <text:p text:style-name="P1"/>
            <text:p text:style-name="P22">Return three result fields. <text:s/>The first containing <text:span text:style-name="T81">all or part of </text:span>the source field. <text:s/>The second containing <text:span text:style-name="T78">a</text:span> printable zone nibble of each character in the <text:span text:style-name="T81">first result </text:span>field. <text:s/>The third containing <text:span text:style-name="T78">a</text:span> printable number nibble of each character in the <text:span text:style-name="T81">first result</text:span> field. <text:s/><text:span text:style-name="T80">The result fields can be up to 256 bytes in length. <text:s/>The source field can be up to 32,767 bytes in length. <text:s/>Specify </text:span><text:span text:style-name="T48">start</text:span><text:span text:style-name="T80">, to position yourself for subsequent calls, via the AS LA Request Options data structure.</text:span></text:p>
            <text:p text:style-name="P18"/>
            <text:p text:style-name="P19">An optional <text:span text:style-name="T76">alphabet translation vector </text:span>can be specified as the first input template field. <text:s/><text:span text:style-name="T77">This will be used to translate the first result field. <text:s/></text:span>Otherwise, <text:soft-page-break/>the default <text:span text:style-name="T76">EBCDIC printable character vector </text:span>will be used <text:span text:style-name="T77">to translate all unprintable characters to blank</text:span>. <text:s/>The length must be 256 bytes</text:p>
            <text:p text:style-name="P18"/>
            <text:p text:style-name="P20"><text:span text:style-name="T93">Request option</text:span><text:span text:style-name="T94">(s)</text:span><text:span text:style-name="T93">, </text:span><text:span text:style-name="T60">start</text:span><text:span text:style-name="T97"> is</text:span><text:span text:style-name="T95"> sup</text:span><text:span text:style-name="T93">ported.</text:span></text:p>
            <text:p text:style-name="P19"/>
            <text:p text:style-name="P23">Parameter list:</text:p>
            <text:list xml:id="list144307879116260" text:continue-list="list144308774208809" text:style-name="L6">
              <text:list-item>
                <text:p text:style-name="P82">AS Communication Area</text:p>
              </text:list-item>
              <text:list-item>
                <text:p text:style-name="P82">AS LA Request Options</text:p>
              </text:list-item>
              <text:list-item>
                <text:p text:style-name="P82">AS LA Source field</text:p>
              </text:list-item>
              <text:list-item>
                <text:p text:style-name="P82">AS LA Template count</text:p>
              </text:list-item>
              <text:list-item>
                <text:p text:style-name="P82">(optional) AS LA Template input field</text:p>
                <text:list>
                  <text:list-item>
                    <text:p text:style-name="P103"><text:span text:style-name="T78">Translation</text:span> vector <text:span text:style-name="T78">(256 bytes)</text:span></text:p>
                  </text:list-item>
                </text:list>
              </text:list-item>
              <text:list-item>
                <text:p text:style-name="P103">AS LA Template <text:span text:style-name="T78">result</text:span> field <text:span text:style-name="T119">(character)</text:span></text:p>
              </text:list-item>
              <text:list-item>
                <text:p text:style-name="P82">AS LA Template result field <text:span text:style-name="T119">(byte zone)</text:span></text:p>
              </text:list-item>
              <text:list-item>
                <text:p text:style-name="P153">AS LA Template result field <text:span text:style-name="T119">(byte number)</text:span></text:p>
              </text:list-item>
              <text:list-item>
                <text:p text:style-name="P114">(optional) LE Feedback Area</text:p>
              </text:list-item>
            </text:list>
            <text:p text:style-name="P3"/>
            <text:p text:style-name="P17">Conditions:</text:p>
            <text:list xml:id="list3824982107" text:style-name="L28">
              <text:list-item>
                <text:p text:style-name="P155">ASU039 – 105 Argument is invalid</text:p>
              </text:list-item>
              <text:list-item>
                <text:p text:style-name="P157">ASU03H – 113 Too many arguments</text:p>
              </text:list-item>
              <text:list-item>
                <text:p text:style-name="P159"><text:span text:style-name="T67">ASU03I</text:span> – 114 Too few arguments</text:p>
              </text:list-item>
              <text:list-item>
                <text:p text:style-name="P159"><text:span text:style-name="T67">ASU03J</text:span> – 115 Numeric data <text:span text:style-name="T79">is out of range</text:span></text:p>
              </text:list-item>
              <text:list-item>
                <text:p text:style-name="P116"><text:span text:style-name="T67">ASU03L</text:span> – 117 Overflow</text:p>
              </text:list-item>
            </text:list>
          </table:table-cell>
        </table:table-row>
        <table:table-row>
          <table:table-cell table:style-name="Table2.A2" office:value-type="string">
            <text:p text:style-name="P1"/>
            <text:p text:style-name="P1">WORDDEL <text:span text:style-name="T131">(25)</text:span></text:p>
            <text:p text:style-name="P41">ASUDWDEL</text:p>
          </table:table-cell>
          <table:table-cell table:style-name="Table2.B2" office:value-type="string">
            <text:p text:style-name="P1"/>
            <text:p text:style-name="Standard"><text:span text:style-name="T1">Return a result field containing the source field less the word(s) selected to be deleted. <text:s/>Specify the </text:span><text:span text:style-name="T26">start</text:span><text:span text:style-name="T1"> word and number/</text:span><text:span text:style-name="T28">count</text:span><text:span text:style-name="T1"> of words to delete, via the AS LA Request Options data structure. <text:s/>If the count (number of words) to delete is zero the rest of the source field will be deleted. <text:s/></text:span><text:span text:style-name="T12">The result field will have l</text:span><text:span text:style-name="T1">eading, trailing and superfluous delimiter characters removed. <text:s/>One default </text:span><text:span text:style-name="T26">pad</text:span><text:span text:style-name="T1"> character will exist between each word. <text:s/>The used length of the result field will be returned.</text:span></text:p>
            <text:p text:style-name="P1"/>
            <text:p text:style-name="P33"><text:span text:style-name="T96">Request option</text:span><text:span text:style-name="T94">(s)</text:span><text:span text:style-name="T96">, </text:span><text:span text:style-name="T95">source field </text:span><text:span text:style-name="T58">upper case translation</text:span><text:span text:style-name="T95">, </text:span><text:span text:style-name="T59">start</text:span><text:span text:style-name="T95"> </text:span><text:span text:style-name="T98">and </text:span><text:span text:style-name="T59">count</text:span><text:span text:style-name="T95"> are sup</text:span><text:span text:style-name="T96">ported.</text:span></text:p>
            <text:p text:style-name="P1"/>
            <text:p text:style-name="P13">Other actions referenced:</text:p>
            <text:list xml:id="list144307757708839" text:continue-list="list144307626168526" text:style-name="L12">
              <text:list-item>
                <text:p text:style-name="P111">COUNT</text:p>
              </text:list-item>
            </text:list>
            <text:p text:style-name="P1"/>
            <text:p text:style-name="P1">Parameter list:</text:p>
            <text:list xml:id="list144307497615106" text:continue-list="list144307879116260"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optional) AS LA Template input field</text:p>
                <text:list>
                  <text:list-item>
                    <text:p text:style-name="P100">Delimiter <text:span text:style-name="T115">vector </text:span>(16 bytes max)</text:p>
                  </text:list-item>
                </text:list>
              </text:list-item>
              <text:list-item>
                <text:p text:style-name="P80">AS LA Template result field</text:p>
              </text:list-item>
              <text:list-item>
                <text:p text:style-name="P80">(optional) LE Feedback Area</text:p>
              </text:list-item>
            </text:list>
            <text:p text:style-name="P1"/>
            <text:p text:style-name="P1"><text:soft-page-break/>Conditions:</text:p>
            <text:list xml:id="list144309164197814" text:continue-list="list3824982107" text:style-name="L28">
              <text:list-item>
                <text:p text:style-name="P159"><text:span text:style-name="T67">ASU039</text:span> – 105 Argument is invalid</text:p>
              </text:list-item>
              <text:list-item>
                <text:p text:style-name="P157">ASU03H – 113 Too many arguments</text:p>
              </text:list-item>
              <text:list-item>
                <text:p text:style-name="P160"><text:span text:style-name="T67">ASU03I</text:span> – 114 Too few arguments</text:p>
              </text:list-item>
              <text:list-item>
                <text:p text:style-name="P159"><text:span text:style-name="T67">ASU03J</text:span> – 115 Numeric data <text:span text:style-name="T79">is out of range</text:span></text:p>
              </text:list-item>
              <text:list-item>
                <text:p text:style-name="P117"><text:span text:style-name="T67">ASU03L</text:span> – 117 Overflow</text:p>
              </text:list-item>
            </text:list>
          </table:table-cell>
        </table:table-row>
        <table:table-row>
          <table:table-cell table:style-name="Table2.A2" office:value-type="string">
            <text:p text:style-name="P1"/>
            <text:p text:style-name="P1"/>
            <text:p text:style-name="P1">(26)</text:p>
          </table:table-cell>
          <table:table-cell table:style-name="Table2.B2" office:value-type="string">
            <text:p text:style-name="P1"/>
          </table:table-cell>
        </table:table-row>
        <table:table-row>
          <table:table-cell table:style-name="Table2.A2" office:value-type="string">
            <text:p text:style-name="P1"/>
            <text:p text:style-name="P1">WORDPOS <text:span text:style-name="T131">(27)</text:span></text:p>
            <text:p text:style-name="P41">ASUDWPOS</text:p>
          </table:table-cell>
          <table:table-cell table:style-name="Table2.B2" office:value-type="string">
            <text:p text:style-name="P1"/>
            <text:p text:style-name="P66">Returns a result field containing the position (4-byte integer) of the selected word(s) in the source field. <text:s/><text:span text:style-name="T110">A</text:span> second result field, <text:span text:style-name="T104">if present,</text:span> contain<text:span text:style-name="T110">s</text:span> the word(s) selected from the source field, <text:span text:style-name="T104">with </text:span><text:span text:style-name="T12">l</text:span><text:span text:style-name="T1">eading, trailing and superfluous delimiter characters removed. <text:s/>One default </text:span><text:span text:style-name="T26">pad</text:span><text:span text:style-name="T1"> character will exist between each word. <text:s/></text:span>Selections can be made <text:span text:style-name="T101">by specifying </text:span>the <text:span text:style-name="T62">sta</text:span><text:span text:style-name="T63">rt</text:span> word and number/<text:span text:style-name="T49">count</text:span> of word(s) via the AS LA Request Options data structure. <text:s/>If the <text:span text:style-name="T39">count</text:span> of word(s) is zero, all following words will be copied to the second result field <text:span text:style-name="T104">if present</text:span>. <text:s/>The used length of the result fields will be returned.</text:p>
            <text:p text:style-name="Standard"/>
            <text:p text:style-name="P65"><text:span text:style-name="T34">Request option</text:span><text:span text:style-name="T35">(s)</text:span><text:span text:style-name="T34">, </text:span><text:span text:style-name="T36">source field </text:span><text:span text:style-name="T30">upper case translation</text:span><text:span text:style-name="T36">, </text:span><text:span text:style-name="T29">start</text:span><text:span text:style-name="T36"> </text:span><text:span text:style-name="T37">and </text:span><text:span text:style-name="T29">count</text:span><text:span text:style-name="T36"> are sup</text:span><text:span text:style-name="T34">ported.</text:span></text:p>
            <text:p text:style-name="Standard"/>
            <text:p text:style-name="P13">Other actions referenced:</text:p>
            <text:list xml:id="list144308870966620" text:continue-list="list144307757708839" text:style-name="L12">
              <text:list-item>
                <text:p text:style-name="P111">COUNT</text:p>
              </text:list-item>
            </text:list>
            <text:p text:style-name="Standard"/>
            <text:p text:style-name="Standard">Parameter list:</text:p>
            <text:list xml:id="list144309094934314" text:continue-list="list144307497615106"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optional) AS LA Template input field</text:p>
                <text:list>
                  <text:list-item>
                    <text:p text:style-name="P100">Delimiter <text:span text:style-name="T115">vector</text:span> (16 bytes max)</text:p>
                  </text:list-item>
                </text:list>
              </text:list-item>
              <text:list-item>
                <text:p text:style-name="P80">AS LA Template result field</text:p>
              </text:list-item>
              <text:list-item>
                <text:p text:style-name="P80"><text:span text:style-name="T103">(optional) </text:span>AS LA Template result field</text:p>
              </text:list-item>
              <text:list-item>
                <text:p text:style-name="P80">(optional) LE Feedback Area</text:p>
              </text:list-item>
            </text:list>
            <text:p text:style-name="P1"/>
            <text:p text:style-name="P1">Conditions:</text:p>
            <text:list xml:id="list344030323" text:style-name="L29">
              <text:list-item>
                <text:p text:style-name="P162"><text:span text:style-name="T67">ASU039</text:span> – 105 Argument is invalid</text:p>
              </text:list-item>
              <text:list-item>
                <text:p text:style-name="P162"><text:span text:style-name="T67">ASU03H</text:span> – 113 Too many arguments</text:p>
              </text:list-item>
              <text:list-item>
                <text:p text:style-name="P162"><text:span text:style-name="T67">ASU03I</text:span> – 114 Too few arguments</text:p>
              </text:list-item>
              <text:list-item>
                <text:p text:style-name="P163"><text:span text:style-name="T67">ASU03J</text:span> – 115 Numeric data is out of range</text:p>
              </text:list-item>
              <text:list-item>
                <text:p text:style-name="P119"><text:span text:style-name="T67">ASU03L</text:span> – 117 Overflow</text:p>
              </text:list-item>
            </text:list>
          </table:table-cell>
        </table:table-row>
        <table:table-row>
          <table:table-cell table:style-name="Table2.A2" office:value-type="string">
            <text:p text:style-name="P1"/>
            <text:p text:style-name="P35"><text:span text:style-name="T121">H</text:span>HEX <text:span text:style-name="T132">(28)</text:span></text:p>
            <text:p text:style-name="P43">ASUDHHEX</text:p>
          </table:table-cell>
          <table:table-cell table:style-name="Table2.B2" office:value-type="string">
            <text:p text:style-name="P1"/>
            <text:p text:style-name="P21">Return <text:span text:style-name="T122">two</text:span> result fields. <text:s/>The first containing <text:span text:style-name="T81">all or part of </text:span>the source field. <text:s/>The second containing <text:span text:style-name="T78">a</text:span> printable <text:span text:style-name="T122">hexadecimal </text:span>character <text:span text:style-name="T122">of each character </text:span>in the <text:span text:style-name="T81">first result </text:span>field. <text:s/><text:span text:style-name="T122">The second result field must be twice the length of the first result field. <text:s/>Therefore, the first result field can not exceed 16,383 bytes in </text:span><text:soft-page-break/><text:span text:style-name="T122">length. <text:s/>The first result field may be shorter than the source field. <text:s/>The source field can be up to 32,767 bytes. <text:s/>Specify </text:span><text:span text:style-name="T48">start</text:span><text:span text:style-name="T80">, to position yourself for subsequent calls, via the AS LA Request Options data structure.</text:span></text:p>
            <text:p text:style-name="P21"/>
            <text:p text:style-name="P21">An optional <text:span text:style-name="T76">alphabet translation vector </text:span>can be specified as the first input template field. <text:s/><text:span text:style-name="T77">This will be used to translate the first result field. <text:s/></text:span>Otherwise, the default <text:span text:style-name="T76">EBCDIC printable character vector </text:span>will be used <text:span text:style-name="T77">to translate all unprintable characters to blank</text:span>. <text:s/>The length must be 256 bytes</text:p>
            <text:p text:style-name="P21"/>
            <text:p text:style-name="P21"><text:span text:style-name="T93">Request option</text:span><text:span text:style-name="T94">(s)</text:span><text:span text:style-name="T93">, </text:span><text:span text:style-name="T60">start</text:span><text:span text:style-name="T97"> is</text:span><text:span text:style-name="T95"> sup</text:span><text:span text:style-name="T93">ported.</text:span></text:p>
            <text:p text:style-name="P21"/>
            <text:p text:style-name="P36">Parameter list:</text:p>
            <text:list xml:id="list144309433506203" text:continue-list="list144309094934314" text:style-name="L6">
              <text:list-item>
                <text:p text:style-name="P83">AS Communication Area</text:p>
              </text:list-item>
              <text:list-item>
                <text:p text:style-name="P83">AS LA Request Options</text:p>
              </text:list-item>
              <text:list-item>
                <text:p text:style-name="P83">AS LA Source field</text:p>
              </text:list-item>
              <text:list-item>
                <text:p text:style-name="P83">AS LA Template count</text:p>
              </text:list-item>
              <text:list-item>
                <text:p text:style-name="P83">(optional) AS LA Template input field</text:p>
                <text:list>
                  <text:list-item>
                    <text:p text:style-name="P104"><text:span text:style-name="T78">Translation</text:span> vector <text:span text:style-name="T78">(256 bytes)</text:span></text:p>
                  </text:list-item>
                </text:list>
              </text:list-item>
              <text:list-item>
                <text:p text:style-name="P104">AS LA Template <text:span text:style-name="T78">result</text:span> field <text:span text:style-name="T119">(character)</text:span></text:p>
              </text:list-item>
              <text:list-item>
                <text:p text:style-name="P154">AS LA Template result field <text:span text:style-name="T119">(hexadecimal)</text:span></text:p>
              </text:list-item>
              <text:list-item>
                <text:p text:style-name="P115">(optional) LE Feedback Area</text:p>
              </text:list-item>
            </text:list>
            <text:p text:style-name="P1"/>
            <text:p text:style-name="P34">Conditions:</text:p>
            <text:list xml:id="list144308055380635" text:continue-list="list144309164197814" text:style-name="L28">
              <text:list-item>
                <text:p text:style-name="P156">ASU039 – 105 Argument is invalid</text:p>
              </text:list-item>
              <text:list-item>
                <text:p text:style-name="P158">ASU03H – 113 Too many arguments</text:p>
              </text:list-item>
              <text:list-item>
                <text:p text:style-name="P161"><text:span text:style-name="T67">ASU03I</text:span> – 114 Too few arguments</text:p>
              </text:list-item>
              <text:list-item>
                <text:p text:style-name="P161"><text:span text:style-name="T67">ASU03J</text:span> – 115 Numeric data <text:span text:style-name="T79">is out of range</text:span></text:p>
              </text:list-item>
              <text:list-item>
                <text:p text:style-name="P118"><text:span text:style-name="T67">ASU03L</text:span> – 117 Overflow</text:p>
              </text:list-item>
            </text:list>
          </table:table-cell>
        </table:table-row>
        <table:table-row>
          <table:table-cell table:style-name="Table2.A2" office:value-type="string">
            <text:p text:style-name="P1">*****************</text:p>
          </table:table-cell>
          <table:table-cell table:style-name="Table2.B2" office:value-type="string">
            <text:p text:style-name="P1"/>
          </table:table-cell>
        </table:table-row>
        <table:table-row>
          <table:table-cell table:style-name="Table2.A2" office:value-type="string">
            <text:p text:style-name="P1"/>
            <text:p text:style-name="P49">ASUDNOFB</text:p>
          </table:table-cell>
          <table:table-cell table:style-name="Table2.B2" office:value-type="string">
            <text:p text:style-name="P48"/>
            <text:p text:style-name="P48">Return a result field <text:span text:style-name="T136">(4-byte integer) </text:span>containing the <text:span text:style-name="T135">number of times the search argument is found in the </text:span>source field. <text:s/><text:span text:style-name="T137">If not found then the value is zero.</text:span></text:p>
            <text:p text:style-name="P48"/>
            <text:p text:style-name="P71"><text:span text:style-name="T1">If two result fields are specified, a vector containing </text:span><text:span text:style-name="T21">the position (2-byte integer) of each occurrence of </text:span><text:span text:style-name="T25">the </text:span><text:span text:style-name="T21">search argument in the source field. <text:s/></text:span></text:p>
            <text:p text:style-name="P50"/>
            <text:p text:style-name="P71"><text:span text:style-name="T5">The internal vector used to keep track of each </text:span><text:span text:style-name="T22">find</text:span><text:span text:style-name="T5"> in the source </text:span><text:span text:style-name="T23">field</text:span><text:span text:style-name="T5"> is a fixed length of 512 bytes. <text:s/>Which is enough space to track </text:span><text:span text:style-name="T22">256 finds</text:span><text:span text:style-name="T5">. <text:s/>The internal vector will be copied to the optional supplied result template, if present. <text:s/></text:span><text:span text:style-name="T6">Therefore, make sure that the second result field is </text:span><text:span text:style-name="T7">a minimum of </text:span><text:span text:style-name="T6">512 bytes in length.</text:span></text:p>
            <text:p text:style-name="P48"/>
            <text:p text:style-name="P51">Request option(s), <text:span text:style-name="T147">source field </text:span><text:span text:style-name="T57">case insensitive</text:span><text:span text:style-name="T147">, and</text:span> <text:span text:style-name="T39">start</text:span> are supported.</text:p>
            <text:p text:style-name="P48"/>
            <text:p text:style-name="P16">Other actions referenced:</text:p>
            <text:list xml:id="list144309460496435" text:continue-list="list144308870966620" text:style-name="L12">
              <text:list-item>
                <text:p text:style-name="P164">STRBPOS</text:p>
              </text:list-item>
            </text:list>
            <text:p text:style-name="P48"/>
            <text:p text:style-name="P48"><text:soft-page-break/>Parameter list:</text:p>
            <text:list xml:id="list144308084341182" text:continue-list="list144309433506203" text:style-name="L6">
              <text:list-item>
                <text:p text:style-name="P84">AS Communication Area</text:p>
              </text:list-item>
              <text:list-item>
                <text:p text:style-name="P84">AS LA Request Options</text:p>
              </text:list-item>
              <text:list-item>
                <text:p text:style-name="P84">AS LA Source field</text:p>
              </text:list-item>
              <text:list-item>
                <text:p text:style-name="P84">AS LA Template count</text:p>
              </text:list-item>
              <text:list-item>
                <text:p text:style-name="P105">AS LA Template input field</text:p>
                <text:list>
                  <text:list-item>
                    <text:p text:style-name="P105">String pattern template to locate (<text:span text:style-name="T90">search argument</text:span>)</text:p>
                  </text:list-item>
                </text:list>
              </text:list-item>
              <text:list-item>
                <text:p text:style-name="P84">AS LA Template result field</text:p>
              </text:list-item>
              <text:list-item>
                <text:p text:style-name="P84">(optional) AS LA Template result field </text:p>
              </text:list-item>
            </text:list>
            <text:p text:style-name="P48"/>
            <text:p text:style-name="P48">Conditions:</text:p>
            <text:list xml:id="list2359059930" text:style-name="L30">
              <text:list-item>
                <text:p text:style-name="P165">LE/COBOL RETURN-CODE = +4 when template count &lt; 2</text:p>
              </text:list-item>
              <text:list-item>
                <text:p text:style-name="P167">LE/COBOL RETURN-CODE = +8 when primary result field has not been specified correctly</text:p>
              </text:list-item>
              <text:list-item>
                <text:p text:style-name="P167">LE/COBOL RETURN-CODE = +8 when the optional result field has not been specified correctly</text:p>
              </text:list-item>
              <text:list-item>
                <text:p text:style-name="P168">LE/COBOL RETURN-CODE = +8 when the length used of the <text:span text:style-name="T138">optional </text:span>result field <text:span text:style-name="T139">requires a </text:span>maximum length <text:span text:style-name="T139">greater than </text:span>provided by the caller</text:p>
              </text:list-item>
            </text:list>
          </table:table-cell>
        </table:table-row>
        <table:table-row>
          <table:table-cell table:style-name="Table2.A2" office:value-type="string">
            <text:p text:style-name="P45"/>
            <text:p text:style-name="P45">ASUDN2TB</text:p>
          </table:table-cell>
          <table:table-cell table:style-name="Table2.B2" office:value-type="string">
            <text:p text:style-name="P1"/>
            <text:p text:style-name="P68">Returns a result field containing the <text:span text:style-name="T133">source field (some number) converted to text. <text:s/>The source field can be provided in zone decimal, pack decimal, or edited numeric format. <text:s/>Use </text:span><text:span text:style-name="T51">count</text:span><text:span text:style-name="T133"> via the AS LA Request Options data structure to specify the number of digits right of decimal for a source field provided in zone decimal or pack decimal format. <text:s/>The source field supports 18 digits, of which a maximum of 9 digits may be right of decimal.</text:span></text:p>
            <text:p text:style-name="P68"/>
            <text:p text:style-name="P69">Output format:</text:p>
            <text:list xml:id="list2778566608" text:style-name="L31">
              <text:list-item>
                <text:p text:style-name="P179">word – text [AND] text </text:p>
              </text:list-item>
              <text:list-item>
                <text:p text:style-name="P179">currency – text [DOLLARS] [AND] text [CENTS]<text:line-break/>no more than 2 decimal digits may be specified</text:p>
              </text:list-item>
              <text:list-item>
                <text:p text:style-name="P179">check – text [AND] nn[/100] [DOLLARS]<text:line-break/><text:span text:style-name="T134">value can not be negative</text:span></text:p>
              </text:list-item>
            </text:list>
            <text:p text:style-name="P68"/>
            <text:p text:style-name="P68">The used length of the result field will be returned.</text:p>
            <text:p text:style-name="Standard"/>
            <text:p text:style-name="P65"><text:span text:style-name="T34">Request option</text:span><text:span text:style-name="T35">(s)</text:span><text:span text:style-name="T34">, </text:span><text:span text:style-name="T31">output text format</text:span><text:span text:style-name="T36"> </text:span><text:span text:style-name="T37">and </text:span><text:span text:style-name="T29">count</text:span><text:span text:style-name="T36"> are sup</text:span><text:span text:style-name="T34">ported.</text:span></text:p>
            <text:p text:style-name="Standard"/>
            <text:p text:style-name="P13">Other actions referenced:</text:p>
            <text:list xml:id="list144307703582257" text:continue-list="list144309460496435" text:style-name="L12">
              <text:list-item>
                <text:p text:style-name="P170">APPEND</text:p>
              </text:list-item>
              <text:list-item>
                <text:p text:style-name="P171">DEEDIT</text:p>
              </text:list-item>
            </text:list>
            <text:p text:style-name="Standard"/>
            <text:p text:style-name="Standard">Parameter list:</text:p>
            <text:list xml:id="list144307884745827" text:continue-list="list144308084341182" text:style-name="L6">
              <text:list-item>
                <text:p text:style-name="P80">AS Communication Area</text:p>
              </text:list-item>
              <text:list-item>
                <text:p text:style-name="P80">AS LA Request Options</text:p>
              </text:list-item>
              <text:list-item>
                <text:p text:style-name="P80">AS LA Source field</text:p>
              </text:list-item>
              <text:list-item>
                <text:p text:style-name="P80">AS LA Template count</text:p>
              </text:list-item>
              <text:list-item>
                <text:p text:style-name="P80">AS LA Template result field</text:p>
              </text:list-item>
              <text:list-item>
                <text:p text:style-name="P80"><text:soft-page-break/>(optional) LE Feedback Area</text:p>
              </text:list-item>
            </text:list>
            <text:p text:style-name="P1"/>
            <text:p text:style-name="P1">Conditions:</text:p>
            <text:list xml:id="list1744357921" text:style-name="L32">
              <text:list-item>
                <text:p text:style-name="P172">result field <text:span text:style-name="T137">(4-byte integer) value</text:span> of zero is returned if any errors exist</text:p>
              </text:list-item>
              <text:list-item>
                <text:p text:style-name="P166">LE/COBOL RETURN-CODE = +4 when template count &lt; <text:span text:style-name="T140">1</text:span></text:p>
              </text:list-item>
              <text:list-item>
                <text:p text:style-name="P172">LE/COBOL RETURN-CODE = +4 when output format is currency and the number of digits right of decimal is greater than 2</text:p>
              </text:list-item>
              <text:list-item>
                <text:p text:style-name="P172">LE/COBOL RETURN-CODE = +4 when output format is check and the source number is negative</text:p>
              </text:list-item>
              <text:list-item>
                <text:p text:style-name="P169">LE/COBOL RETURN-CODE = +8 when the length used of the result field exceeds the maximum length provided by the caller</text:p>
              </text:list-item>
              <text:list-item>
                <text:p text:style-name="P169">LE/COBOL RETURN-CODE = +16 when the source format can not be determined</text:p>
              </text:list-item>
            </text:list>
          </table:table-cell>
        </table:table-row>
        <table:table-row>
          <table:table-cell table:style-name="Table2.A2" office:value-type="string">
            <text:p text:style-name="P1"/>
            <text:p text:style-name="P46">ASUMDHEX</text:p>
          </table:table-cell>
          <table:table-cell table:style-name="Table2.B2" office:value-type="string">
            <text:p text:style-name="P1"/>
            <text:p text:style-name="P46">Print (CEEMOUT) data in hexadecimal dump format.</text:p>
            <text:p text:style-name="P46"/>
            <text:p text:style-name="P15">Other actions referenced:</text:p>
            <text:list xml:id="list144308188631290" text:continue-list="list144307703582257" text:style-name="L12">
              <text:list-item>
                <text:p text:style-name="P173">HHEX</text:p>
              </text:list-item>
            </text:list>
            <text:p text:style-name="P46"/>
            <text:p text:style-name="P70">Parameter list:</text:p>
            <text:list xml:id="list144308162937251" text:continue-list="list144307884745827" text:style-name="L6">
              <text:list-item>
                <text:p text:style-name="P85">AS Communication Area</text:p>
              </text:list-item>
              <text:list-item>
                <text:p text:style-name="P174">AS5DMPRB Request block</text:p>
              </text:list-item>
              <text:list-item>
                <text:p text:style-name="P174">Input area</text:p>
              </text:list-item>
            </text:list>
          </table:table-cell>
        </table:table-row>
        <table:table-row>
          <table:table-cell table:style-name="Table2.A2" office:value-type="string">
            <text:p text:style-name="P1"/>
            <text:p text:style-name="P47">ASUMVHEX</text:p>
          </table:table-cell>
          <table:table-cell table:style-name="Table2.B2" office:value-type="string">
            <text:p text:style-name="P1"/>
            <text:p text:style-name="P47">Print (CEEMOUT) data in vertical hexadecimal format.</text:p>
            <text:p text:style-name="P47"/>
            <text:p text:style-name="P47">Other actions referenced:</text:p>
            <text:list xml:id="list1601565117" text:style-name="L33">
              <text:list-item>
                <text:p text:style-name="P175">V<text:span text:style-name="T75">HEX</text:span></text:p>
              </text:list-item>
            </text:list>
            <text:p text:style-name="P47"/>
            <text:p text:style-name="P47">Parameter list:</text:p>
            <text:list xml:id="list3497958944" text:style-name="L34">
              <text:list-item>
                <text:p text:style-name="P176">AS Communication Area</text:p>
              </text:list-item>
              <text:list-item>
                <text:p text:style-name="P176">AS5DMPRB Request block</text:p>
              </text:list-item>
              <text:list-item>
                <text:p text:style-name="P176">Input area</text:p>
              </text:list-item>
            </text:list>
          </table:table-cell>
        </table:table-row>
        <table:table-row>
          <table:table-cell table:style-name="Table2.A2" office:value-type="string">
            <text:p text:style-name="P1"/>
            <text:p text:style-name="P1"/>
          </table:table-cell>
          <table:table-cell table:style-name="Table2.B2" office:value-type="string">
            <text:p text:style-name="P1"/>
            <text:p text:style-name="P6">Things like Soundex and Metaphone 3</text:p>
            <text:p text:style-name="P6"/>
            <text:p text:style-name="P7"><text:a xlink:type="simple" xlink:href="http://en.wikipedia.org/wiki/Moby_Project" text:style-name="Internet_20_link" text:visited-style-name="Visited_20_Internet_20_Link">http://en.wikipedia.org/wiki/Moby_Project</text:a></text:p>
            <text:p text:style-name="P7"/>
            <text:p text:style-name="P7"><text:a xlink:type="simple" xlink:href="http://en.wikipedia.org/wiki/Phonetic_algorithm" text:style-name="Internet_20_link" text:visited-style-name="Visited_20_Internet_20_Link">http://en.wikipedia.org/wiki/Phonetic_algorithm</text:a></text:p>
            <text:p text:style-name="P7"/>
            <text:p text:style-name="P72"><text:span text:style-name="T38">Soundex</text:span><text:span text:style-name="T24"> is a phonetic algorithm for indexing names by sound, as pronounced in English. The goal is for homophones to be encoded to the same representation so that they can be matched despite minor differences in spelling. <text:s/></text:span>Soundex was created by Robert C. Russell of Pittsburgh, Pennsylvania. He received U.S. patent 1,261,167 on April 2, 1918 on for it. </text:p>
            <text:p text:style-name="P7"/>
            <text:p text:style-name="P7"/>
            <text:p text:style-name="P7"><text:soft-page-break/></text:p>
            <text:p text:style-name="P7"><text:a xlink:type="simple" xlink:href="http://en.wikipedia.org/wiki/Soundex" text:style-name="Internet_20_link" text:visited-style-name="Visited_20_Internet_20_Link">http://en.wikipedia.org/wiki/Soundex</text:a></text:p>
            <text:p text:style-name="P7"/>
            <text:p text:style-name="P7"><text:a xlink:type="simple" xlink:href="http://en.wikipedia.org/wiki/New_York_State_Identification_and_Intelligence_System" text:style-name="Internet_20_link" text:visited-style-name="Visited_20_Internet_20_Link">http://en.wikipedia.org/wiki/New_York_State_Identification_and_Intelligence_</text:a><text:a xlink:type="simple" xlink:href="http://en.wikipedia.org/wiki/New_York_State_Identification_and_Intelligence_System" text:style-name="Internet_20_link" text:visited-style-name="Visited_20_Internet_20_Link">System</text:a></text:p>
            <text:p text:style-name="P7"/>
            <text:p text:style-name="P7"><text:a xlink:type="simple" xlink:href="http://en.wikipedia.org/wiki/Daitch–Mokotoff_Soundex" text:style-name="Internet_20_link" text:visited-style-name="Visited_20_Internet_20_Link">http://en.wikipedia.org/wiki/Daitch%E2%80%93Mokotoff_Soundex</text:a></text:p>
            <text:p text:style-name="P7"/>
            <text:p text:style-name="P8"><text:a xlink:type="simple" xlink:href="http://stevemorse.org/phonetics/bmpm.htm" text:style-name="Internet_20_link" text:visited-style-name="Visited_20_Internet_20_Link">http://stevemorse.org/phonetics/bmpm.htm</text:a></text:p>
            <text:p text:style-name="P8"/>
            <text:p text:style-name="P8"><text:a xlink:type="simple" xlink:href="http://en.wikipedia.org/wiki/International_Phonetic_Alphabet" text:style-name="Internet_20_link" text:visited-style-name="Visited_20_Internet_20_Link">http://en.wikipedia.org/wiki/International_Phonetic_Alphabet</text:a></text:p>
            <text:p text:style-name="P8"/>
            <text:p text:style-name="P8"><text:a xlink:type="simple" xlink:href="https://www.internationalphoneticassociation.org/redirected_home" text:style-name="Internet_20_link" text:visited-style-name="Visited_20_Internet_20_Link">https://www.internationalphoneticassociation.org/redirected_home</text:a></text:p>
            <text:p text:style-name="P8"/>
            <text:p text:style-name="P52">http://www.searchforancestors.com/utility/soundex.html</text:p>
            <text:p text:style-name="P8"/>
            <text:p text:style-name="P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keep-with-next="always"/>
      <style:text-properties fo:font-size="12pt" style:font-size-asian="12pt"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stLabel_20_1" style:display-name="ListLabel 1" style:family="text">
      <style:text-properties fo:font-size="10pt" fo:font-style="normal" fo:font-weight="normal" style:font-size-asian="10pt" style:font-style-asian="normal" style:font-weight-asian="normal"/>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fo:font-size="8pt" fo:font-style="normal" fo:font-weight="normal" style:font-size-asian="8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0.25in" fo:text-indent="-0.25in" fo:margin-left="0.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ry Slaten</meta:initial-creator>
    <meta:creation-date>2012-07-20T15:27:38.02</meta:creation-date>
    <dc:date>2019-11-26T14:43:05.093000000</dc:date>
    <meta:editing-duration>P3DT13H14M59S</meta:editing-duration>
    <meta:editing-cycles>126</meta:editing-cycles>
    <meta:generator>LibreOffice/6.2.7.1$Windows_X86_64 LibreOffice_project/23edc44b61b830b7d749943e020e96f5a7df63bf</meta:generator>
    <meta:document-statistic meta:table-count="2" meta:image-count="0" meta:object-count="0" meta:page-count="21" meta:paragraph-count="581" meta:word-count="6287" meta:character-count="37205" meta:non-whitespace-character-count="31561"/>
  </office:meta>
</office:document-meta>
</file>